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84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using a priori, measurements and idyntree, QR decomposition</text:p>
          </table:table-cell>
          <table:covered-table-cell table:number-columns-repeated="2"/>
          <table:covered-table-cell table:number-columns-repeated="2" table:style-name="ce2"/>
          <table:table-cell table:style-name="ce2"/>
          <table:table-cell table:style-name="ce1" table:number-columns-repeated="3"/>
          <table:table-cell table:style-name="ce6" office:value-type="string" calcext:value-type="string" table:number-columns-spanned="2" table:number-rows-spanned="1">
            <text:p>also using essential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AD</text:p>
          </table:table-cell>
          <table:table-cell table:style-name="ce2" office:value-type="string" calcext:value-type="string">
            <text:p>direct standard params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directly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table:number-columns-repeated="2" office:value-type="float" office:value="11.0461" calcext:value-type="float">
            <text:p>11.0461</text:p>
          </table:table-cell>
          <table:table-cell table:formula="of:=[.B4]-[.C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E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G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I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K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table:number-columns-repeated="2" office:value-type="float" office:value="-0.02281339" calcext:value-type="float">
            <text:p>-0.02281339</text:p>
          </table:table-cell>
          <table:table-cell table:formula="of:=[.B5]-[.C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E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G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I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K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table:number-columns-repeated="2" office:value-type="float" office:value="-0.00073935" calcext:value-type="float">
            <text:p>-0.00073935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E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G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I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K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table:number-columns-repeated="2" office:value-type="float" office:value="0.03042286" calcext:value-type="float">
            <text:p>0.03042286</text:p>
          </table:table-cell>
          <table:table-cell table:formula="of:=[.B7]-[.C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E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G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I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K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table:number-columns-repeated="2" office:value-type="float" office:value="0.09620824" calcext:value-type="float">
            <text:p>0.09620824</text:p>
          </table:table-cell>
          <table:table-cell table:formula="of:=[.B8]-[.C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E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G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I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K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table:number-columns-repeated="2" office:value-type="float" office:value="0.00014081" calcext:value-type="float">
            <text:p>0.00014081</text:p>
          </table:table-cell>
          <table:table-cell table:formula="of:=[.B9]-[.C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E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G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I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K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table:number-columns-repeated="2" office:value-type="float" office:value="0.00312577" calcext:value-type="float">
            <text:p>0.00312577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E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G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I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K1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table:number-columns-repeated="2" office:value-type="float" office:value="0.09851132" calcext:value-type="float">
            <text:p>0.09851132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E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G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I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K1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table:number-columns-repeated="2" office:value-type="float" office:value="0.00013938" calcext:value-type="float">
            <text:p>0.00013938</text:p>
          </table:table-cell>
          <table:table-cell table:formula="of:=[.B12]-[.C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E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G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I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K1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table:number-columns-repeated="2" office:value-type="float" office:value="0.08654151" calcext:value-type="float">
            <text:p>0.08654151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E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G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I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K1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table:number-columns-repeated="2" office:value-type="float" office:value="1.81746" calcext:value-type="float">
            <text:p>1.81746</text:p>
          </table:table-cell>
          <table:table-cell table:formula="of:=[.B14]-[.C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E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G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I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K1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office:value-type="float" office:value="-0.75840449" calcext:value-type="float">
            <text:p>-0.75840449</text:p>
          </table:table-cell>
          <table:table-cell table:formula="of:=[.B15]-[.C15]" office:value-type="float" office:value="0.75297101" calcext:value-type="float">
            <text:p>0.75297101</text:p>
          </table:table-cell>
          <table:table-cell office:value-type="float" office:value="-0.75840449" calcext:value-type="float">
            <text:p>-0.75840449</text:p>
          </table:table-cell>
          <table:table-cell table:formula="of:=[.B15]-[.E15]" office:value-type="float" office:value="0.75297101" calcext:value-type="float">
            <text:p>0.75297101</text:p>
          </table:table-cell>
          <table:table-cell office:value-type="float" office:value="-0.00587031" calcext:value-type="float">
            <text:p>-0.00587031</text:p>
          </table:table-cell>
          <table:table-cell table:formula="of:=[.B15]-[.G15]" office:value-type="float" office:value="0.00043683" calcext:value-type="float">
            <text:p>0.00043683</text:p>
          </table:table-cell>
          <table:table-cell office:value-type="float" office:value="-0.24112036" calcext:value-type="float">
            <text:p>-0.24112036</text:p>
          </table:table-cell>
          <table:table-cell table:formula="of:=[.B15]-[.I15]" office:value-type="float" office:value="0.23568688" calcext:value-type="float">
            <text:p>0.23568688</text:p>
          </table:table-cell>
          <table:table-cell office:value-type="float" office:value="-0.00543348" calcext:value-type="float">
            <text:p>-0.00543348</text:p>
          </table:table-cell>
          <table:table-cell table:formula="of:=[.B15]-[.K1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office:value-type="float" office:value="-3.7797553" calcext:value-type="float">
            <text:p>-3.7797553</text:p>
          </table:table-cell>
          <table:table-cell table:formula="of:=[.B16]-[.C16]" office:value-type="float" office:value="3.82455541" calcext:value-type="float">
            <text:p>3.82455541</text:p>
          </table:table-cell>
          <table:table-cell office:value-type="float" office:value="-3.77972572" calcext:value-type="float">
            <text:p>-3.77972572</text:p>
          </table:table-cell>
          <table:table-cell table:formula="of:=[.B16]-[.E16]" office:value-type="float" office:value="3.82452583" calcext:value-type="float">
            <text:p>3.82452583</text:p>
          </table:table-cell>
          <table:table-cell office:value-type="float" office:value="0.04258135" calcext:value-type="float">
            <text:p>0.04258135</text:p>
          </table:table-cell>
          <table:table-cell table:formula="of:=[.B16]-[.G16]" office:value-type="float" office:value="0.00221876" calcext:value-type="float">
            <text:p>0.00221876</text:p>
          </table:table-cell>
          <table:table-cell office:value-type="float" office:value="-1.16437038" calcext:value-type="float">
            <text:p>-1.16437038</text:p>
          </table:table-cell>
          <table:table-cell table:formula="of:=[.B16]-[.I16]" office:value-type="float" office:value="1.20917049" calcext:value-type="float">
            <text:p>1.20917049</text:p>
          </table:table-cell>
          <table:table-cell office:value-type="float" office:value="0.04480011" calcext:value-type="float">
            <text:p>0.04480011</text:p>
          </table:table-cell>
          <table:table-cell table:formula="of:=[.B16]-[.K1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office:value-type="float" office:value="4.2634158" calcext:value-type="float">
            <text:p>4.2634158</text:p>
          </table:table-cell>
          <table:table-cell table:formula="of:=[.B17]-[.C17]" office:value-type="float" office:value="-4.24760522" calcext:value-type="float">
            <text:p>-4.24760522</text:p>
          </table:table-cell>
          <table:table-cell office:value-type="float" office:value="4.26343433" calcext:value-type="float">
            <text:p>4.26343433</text:p>
          </table:table-cell>
          <table:table-cell table:formula="of:=[.B17]-[.E17]" office:value-type="float" office:value="-4.24762375" calcext:value-type="float">
            <text:p>-4.24762375</text:p>
          </table:table-cell>
          <table:table-cell office:value-type="float" office:value="0.01827479" calcext:value-type="float">
            <text:p>0.01827479</text:p>
          </table:table-cell>
          <table:table-cell table:formula="of:=[.B17]-[.G17]" office:value-type="float" office:value="-0.00246421" calcext:value-type="float">
            <text:p>-0.00246421</text:p>
          </table:table-cell>
          <table:table-cell office:value-type="float" office:value="1.35872853" calcext:value-type="float">
            <text:p>1.35872853</text:p>
          </table:table-cell>
          <table:table-cell table:formula="of:=[.B17]-[.I17]" office:value-type="float" office:value="-1.34291795" calcext:value-type="float">
            <text:p>-1.34291795</text:p>
          </table:table-cell>
          <table:table-cell office:value-type="float" office:value="6.98127904" calcext:value-type="float">
            <text:p>6.98127904</text:p>
          </table:table-cell>
          <table:table-cell table:formula="of:=[.B17]-[.K17]" office:value-type="float" office:value="-6.96546846" calcext:value-type="float">
            <text:p>-6.965468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office:value-type="float" office:value="-58.99087196" calcext:value-type="float">
            <text:p>-58.99087196</text:p>
          </table:table-cell>
          <table:table-cell table:formula="of:=[.B18]-[.C18]" office:value-type="float" office:value="58.9965825" calcext:value-type="float">
            <text:p>58.9965825</text:p>
          </table:table-cell>
          <table:table-cell office:value-type="float" office:value="-58.99075267" calcext:value-type="float">
            <text:p>-58.99075267</text:p>
          </table:table-cell>
          <table:table-cell table:formula="of:=[.B18]-[.E18]" office:value-type="float" office:value="58.99646321" calcext:value-type="float">
            <text:p>58.99646321</text:p>
          </table:table-cell>
          <table:table-cell office:value-type="float" office:value="0.00591025" calcext:value-type="float">
            <text:p>0.00591025</text:p>
          </table:table-cell>
          <table:table-cell table:formula="of:=[.B18]-[.G18]" office:value-type="float" office:value="-0.00019971" calcext:value-type="float">
            <text:p>-0.00019971</text:p>
          </table:table-cell>
          <table:table-cell office:value-type="float" office:value="-5.8095155" calcext:value-type="float">
            <text:p>-5.8095155</text:p>
          </table:table-cell>
          <table:table-cell table:formula="of:=[.B18]-[.I18]" office:value-type="float" office:value="5.81522604" calcext:value-type="float">
            <text:p>5.81522604</text:p>
          </table:table-cell>
          <table:table-cell office:value-type="float" office:value="-88.5736677" calcext:value-type="float">
            <text:p>-88.5736677</text:p>
          </table:table-cell>
          <table:table-cell table:formula="of:=[.B18]-[.K18]" office:value-type="float" office:value="88.57937824" calcext:value-type="float">
            <text:p>88.579378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office:value-type="float" office:value="5.20993225" calcext:value-type="float">
            <text:p>5.20993225</text:p>
          </table:table-cell>
          <table:table-cell table:formula="of:=[.B19]-[.C19]" office:value-type="float" office:value="-5.21034308" calcext:value-type="float">
            <text:p>-5.21034308</text:p>
          </table:table-cell>
          <table:table-cell office:value-type="float" office:value="5.20989147" calcext:value-type="float">
            <text:p>5.20989147</text:p>
          </table:table-cell>
          <table:table-cell table:formula="of:=[.B19]-[.E19]" office:value-type="float" office:value="-5.2103023" calcext:value-type="float">
            <text:p>-5.2103023</text:p>
          </table:table-cell>
          <table:table-cell office:value-type="float" office:value="-0.00042272" calcext:value-type="float">
            <text:p>-0.00042272</text:p>
          </table:table-cell>
          <table:table-cell table:formula="of:=[.B19]-[.G19]" office:value-type="float" office:value="0.00001189" calcext:value-type="float">
            <text:p>0.00001189</text:p>
          </table:table-cell>
          <table:table-cell office:value-type="float" office:value="0.51028966" calcext:value-type="float">
            <text:p>0.51028966</text:p>
          </table:table-cell>
          <table:table-cell table:formula="of:=[.B19]-[.I19]" office:value-type="float" office:value="-0.51070049" calcext:value-type="float">
            <text:p>-0.51070049</text:p>
          </table:table-cell>
          <table:table-cell office:value-type="float" office:value="-0.00041083" calcext:value-type="float">
            <text:p>-0.00041083</text:p>
          </table:table-cell>
          <table:table-cell table:formula="of:=[.B19]-[.K1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office:value-type="float" office:value="-5.87645889" calcext:value-type="float">
            <text:p>-5.87645889</text:p>
          </table:table-cell>
          <table:table-cell table:formula="of:=[.B20]-[.C20]" office:value-type="float" office:value="5.87640759" calcext:value-type="float">
            <text:p>5.87640759</text:p>
          </table:table-cell>
          <table:table-cell office:value-type="float" office:value="-5.87648441" calcext:value-type="float">
            <text:p>-5.87648441</text:p>
          </table:table-cell>
          <table:table-cell table:formula="of:=[.B20]-[.E20]" office:value-type="float" office:value="5.87643311" calcext:value-type="float">
            <text:p>5.87643311</text:p>
          </table:table-cell>
          <table:table-cell office:value-type="float" office:value="-0.00009014" calcext:value-type="float">
            <text:p>-0.00009014</text:p>
          </table:table-cell>
          <table:table-cell table:formula="of:=[.B20]-[.G20]" office:value-type="float" office:value="0.00003884" calcext:value-type="float">
            <text:p>0.00003884</text:p>
          </table:table-cell>
          <table:table-cell office:value-type="float" office:value="-0.59532616" calcext:value-type="float">
            <text:p>-0.59532616</text:p>
          </table:table-cell>
          <table:table-cell table:formula="of:=[.B20]-[.I20]" office:value-type="float" office:value="0.59527486" calcext:value-type="float">
            <text:p>0.59527486</text:p>
          </table:table-cell>
          <table:table-cell office:value-type="float" office:value="-0.06883621" calcext:value-type="float">
            <text:p>-0.06883621</text:p>
          </table:table-cell>
          <table:table-cell table:formula="of:=[.B20]-[.K20]" office:value-type="float" office:value="0.06878491" calcext:value-type="float">
            <text:p>0.068784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office:value-type="float" office:value="-36.86614322" calcext:value-type="float">
            <text:p>-36.86614322</text:p>
          </table:table-cell>
          <table:table-cell table:formula="of:=[.B21]-[.C21]" office:value-type="float" office:value="36.87741235" calcext:value-type="float">
            <text:p>36.87741235</text:p>
          </table:table-cell>
          <table:table-cell office:value-type="float" office:value="-36.86638797" calcext:value-type="float">
            <text:p>-36.86638797</text:p>
          </table:table-cell>
          <table:table-cell table:formula="of:=[.B21]-[.E21]" office:value-type="float" office:value="36.8776571" calcext:value-type="float">
            <text:p>36.8776571</text:p>
          </table:table-cell>
          <table:table-cell office:value-type="float" office:value="0.00948481" calcext:value-type="float">
            <text:p>0.00948481</text:p>
          </table:table-cell>
          <table:table-cell table:formula="of:=[.B21]-[.G21]" office:value-type="float" office:value="0.00178432" calcext:value-type="float">
            <text:p>0.00178432</text:p>
          </table:table-cell>
          <table:table-cell office:value-type="float" office:value="-6.08915901" calcext:value-type="float">
            <text:p>-6.08915901</text:p>
          </table:table-cell>
          <table:table-cell table:formula="of:=[.B21]-[.I21]" office:value-type="float" office:value="6.10042814" calcext:value-type="float">
            <text:p>6.10042814</text:p>
          </table:table-cell>
          <table:table-cell office:value-type="float" office:value="-88.56810911" calcext:value-type="float">
            <text:p>-88.56810911</text:p>
          </table:table-cell>
          <table:table-cell table:formula="of:=[.B21]-[.K21]" office:value-type="float" office:value="88.57937824" calcext:value-type="float">
            <text:p>88.579378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office:value-type="float" office:value="-34.3260674" calcext:value-type="float">
            <text:p>-34.3260674</text:p>
          </table:table-cell>
          <table:table-cell table:formula="of:=[.B22]-[.C22]" office:value-type="float" office:value="34.32610201" calcext:value-type="float">
            <text:p>34.32610201</text:p>
          </table:table-cell>
          <table:table-cell office:value-type="float" office:value="-34.3259724" calcext:value-type="float">
            <text:p>-34.3259724</text:p>
          </table:table-cell>
          <table:table-cell table:formula="of:=[.B22]-[.E22]" office:value-type="float" office:value="34.32600701" calcext:value-type="float">
            <text:p>34.32600701</text:p>
          </table:table-cell>
          <table:table-cell office:value-type="float" office:value="-0.00276063" calcext:value-type="float">
            <text:p>-0.00276063</text:p>
          </table:table-cell>
          <table:table-cell table:formula="of:=[.B22]-[.G22]" office:value-type="float" office:value="0.00279524" calcext:value-type="float">
            <text:p>0.00279524</text:p>
          </table:table-cell>
          <table:table-cell office:value-type="float" office:value="-7.63068681" calcext:value-type="float">
            <text:p>-7.63068681</text:p>
          </table:table-cell>
          <table:table-cell table:formula="of:=[.B22]-[.I22]" office:value-type="float" office:value="7.63072142" calcext:value-type="float">
            <text:p>7.63072142</text:p>
          </table:table-cell>
          <table:table-cell office:value-type="float" office:value="0.56717976" calcext:value-type="float">
            <text:p>0.56717976</text:p>
          </table:table-cell>
          <table:table-cell table:formula="of:=[.B22]-[.K22]" office:value-type="float" office:value="-0.56714515" calcext:value-type="float">
            <text:p>-0.567145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office:value-type="float" office:value="-29.26087281" calcext:value-type="float">
            <text:p>-29.26087281</text:p>
          </table:table-cell>
          <table:table-cell table:formula="of:=[.B23]-[.C23]" office:value-type="float" office:value="29.27458482" calcext:value-type="float">
            <text:p>29.27458482</text:p>
          </table:table-cell>
          <table:table-cell office:value-type="float" office:value="-29.26044416" calcext:value-type="float">
            <text:p>-29.26044416</text:p>
          </table:table-cell>
          <table:table-cell table:formula="of:=[.B23]-[.E23]" office:value-type="float" office:value="29.27415617" calcext:value-type="float">
            <text:p>29.27415617</text:p>
          </table:table-cell>
          <table:table-cell office:value-type="float" office:value="0.01273984" calcext:value-type="float">
            <text:p>0.01273984</text:p>
          </table:table-cell>
          <table:table-cell table:formula="of:=[.B23]-[.G23]" office:value-type="float" office:value="0.00097217" calcext:value-type="float">
            <text:p>0.00097217</text:p>
          </table:table-cell>
          <table:table-cell office:value-type="float" office:value="-4.69259283" calcext:value-type="float">
            <text:p>-4.69259283</text:p>
          </table:table-cell>
          <table:table-cell table:formula="of:=[.B23]-[.I23]" office:value-type="float" office:value="4.70630484" calcext:value-type="float">
            <text:p>4.70630484</text:p>
          </table:table-cell>
          <table:table-cell office:value-type="float" office:value="0.01371201" calcext:value-type="float">
            <text:p>0.01371201</text:p>
          </table:table-cell>
          <table:table-cell table:formula="of:=[.B23]-[.K2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office:value-type="float" office:value="4.44006453" calcext:value-type="float">
            <text:p>4.44006453</text:p>
          </table:table-cell>
          <table:table-cell table:formula="of:=[.B24]-[.C24]" office:value-type="float" office:value="0.56479547" calcext:value-type="float">
            <text:p>0.56479547</text:p>
          </table:table-cell>
          <table:table-cell office:value-type="float" office:value="4.44007125" calcext:value-type="float">
            <text:p>4.44007125</text:p>
          </table:table-cell>
          <table:table-cell table:formula="of:=[.B24]-[.E24]" office:value-type="float" office:value="0.56478875" calcext:value-type="float">
            <text:p>0.56478875</text:p>
          </table:table-cell>
          <table:table-cell office:value-type="float" office:value="5.00453234" calcext:value-type="float">
            <text:p>5.00453234</text:p>
          </table:table-cell>
          <table:table-cell table:formula="of:=[.B24]-[.G24]" office:value-type="float" office:value="0.000327659999999952" calcext:value-type="float">
            <text:p>0.00032766</text:p>
          </table:table-cell>
          <table:table-cell office:value-type="float" office:value="4.81736508" calcext:value-type="float">
            <text:p>4.81736508</text:p>
          </table:table-cell>
          <table:table-cell table:formula="of:=[.B24]-[.I24]" office:value-type="float" office:value="0.18749492" calcext:value-type="float">
            <text:p>0.18749492</text:p>
          </table:table-cell>
          <table:table-cell office:value-type="float" office:value="5.00486" calcext:value-type="float">
            <text:p>5.00486</text:p>
          </table:table-cell>
          <table:table-cell table:formula="of:=[.B24]-[.K2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office:value-type="float" office:value="-0.29999418" calcext:value-type="float">
            <text:p>-0.29999418</text:p>
          </table:table-cell>
          <table:table-cell table:formula="of:=[.B25]-[.C25]" office:value-type="float" office:value="0.30728733" calcext:value-type="float">
            <text:p>0.30728733</text:p>
          </table:table-cell>
          <table:table-cell office:value-type="float" office:value="-0.29999372" calcext:value-type="float">
            <text:p>-0.29999372</text:p>
          </table:table-cell>
          <table:table-cell table:formula="of:=[.B25]-[.E25]" office:value-type="float" office:value="0.30728687" calcext:value-type="float">
            <text:p>0.30728687</text:p>
          </table:table-cell>
          <table:table-cell office:value-type="float" office:value="0.00713499" calcext:value-type="float">
            <text:p>0.00713499</text:p>
          </table:table-cell>
          <table:table-cell table:formula="of:=[.B25]-[.G25]" office:value-type="float" office:value="0.00015816" calcext:value-type="float">
            <text:p>0.00015816</text:p>
          </table:table-cell>
          <table:table-cell office:value-type="float" office:value="-0.0813412" calcext:value-type="float">
            <text:p>-0.0813412</text:p>
          </table:table-cell>
          <table:table-cell table:formula="of:=[.B25]-[.I25]" office:value-type="float" office:value="0.08863435" calcext:value-type="float">
            <text:p>0.08863435</text:p>
          </table:table-cell>
          <table:table-cell office:value-type="float" office:value="-0.42896538" calcext:value-type="float">
            <text:p>-0.42896538</text:p>
          </table:table-cell>
          <table:table-cell table:formula="of:=[.B25]-[.K25]" office:value-type="float" office:value="0.43625853" calcext:value-type="float">
            <text:p>0.436258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office:value-type="float" office:value="-0.16189742" calcext:value-type="float">
            <text:p>-0.16189742</text:p>
          </table:table-cell>
          <table:table-cell table:formula="of:=[.B26]-[.C26]" office:value-type="float" office:value="0.16187044" calcext:value-type="float">
            <text:p>0.16187044</text:p>
          </table:table-cell>
          <table:table-cell office:value-type="float" office:value="-0.16189718" calcext:value-type="float">
            <text:p>-0.16189718</text:p>
          </table:table-cell>
          <table:table-cell table:formula="of:=[.B26]-[.E26]" office:value-type="float" office:value="0.1618702" calcext:value-type="float">
            <text:p>0.1618702</text:p>
          </table:table-cell>
          <table:table-cell office:value-type="float" office:value="-0.0001103" calcext:value-type="float">
            <text:p>-0.0001103</text:p>
          </table:table-cell>
          <table:table-cell table:formula="of:=[.B26]-[.G26]" office:value-type="float" office:value="0.00008332" calcext:value-type="float">
            <text:p>0.00008332</text:p>
          </table:table-cell>
          <table:table-cell office:value-type="float" office:value="0.47398803" calcext:value-type="float">
            <text:p>0.47398803</text:p>
          </table:table-cell>
          <table:table-cell table:formula="of:=[.B26]-[.I26]" office:value-type="float" office:value="-0.47401501" calcext:value-type="float">
            <text:p>-0.47401501</text:p>
          </table:table-cell>
          <table:table-cell office:value-type="float" office:value="-0.29052816" calcext:value-type="float">
            <text:p>-0.29052816</text:p>
          </table:table-cell>
          <table:table-cell table:formula="of:=[.B26]-[.K26]" office:value-type="float" office:value="0.29050118" calcext:value-type="float">
            <text:p>0.290501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office:value-type="float" office:value="-0.2058582" calcext:value-type="float">
            <text:p>-0.2058582</text:p>
          </table:table-cell>
          <table:table-cell table:formula="of:=[.B27]-[.C27]" office:value-type="float" office:value="0.13056119" calcext:value-type="float">
            <text:p>0.13056119</text:p>
          </table:table-cell>
          <table:table-cell office:value-type="float" office:value="-0.20585616" calcext:value-type="float">
            <text:p>-0.20585616</text:p>
          </table:table-cell>
          <table:table-cell table:formula="of:=[.B27]-[.E27]" office:value-type="float" office:value="0.13055915" calcext:value-type="float">
            <text:p>0.13055915</text:p>
          </table:table-cell>
          <table:table-cell office:value-type="float" office:value="-0.07536421" calcext:value-type="float">
            <text:p>-0.07536421</text:p>
          </table:table-cell>
          <table:table-cell table:formula="of:=[.B27]-[.G27]" office:value-type="float" office:value="0.0000672000000000034" calcext:value-type="float">
            <text:p>0.0000672</text:p>
          </table:table-cell>
          <table:table-cell office:value-type="float" office:value="-0.424009" calcext:value-type="float">
            <text:p>-0.424009</text:p>
          </table:table-cell>
          <table:table-cell table:formula="of:=[.B27]-[.I27]" office:value-type="float" office:value="0.34871199" calcext:value-type="float">
            <text:p>0.34871199</text:p>
          </table:table-cell>
          <table:table-cell office:value-type="float" office:value="-0.10161339" calcext:value-type="float">
            <text:p>-0.10161339</text:p>
          </table:table-cell>
          <table:table-cell table:formula="of:=[.B27]-[.K27]" office:value-type="float" office:value="0.02631638" calcext:value-type="float">
            <text:p>0.026316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office:value-type="float" office:value="-3.00464459" calcext:value-type="float">
            <text:p>-3.00464459</text:p>
          </table:table-cell>
          <table:table-cell table:formula="of:=[.B28]-[.C28]" office:value-type="float" office:value="3.02108803" calcext:value-type="float">
            <text:p>3.02108803</text:p>
          </table:table-cell>
          <table:table-cell office:value-type="float" office:value="-3.00461234" calcext:value-type="float">
            <text:p>-3.00461234</text:p>
          </table:table-cell>
          <table:table-cell table:formula="of:=[.B28]-[.E28]" office:value-type="float" office:value="3.02105578" calcext:value-type="float">
            <text:p>3.02105578</text:p>
          </table:table-cell>
          <table:table-cell office:value-type="float" office:value="0.01480216" calcext:value-type="float">
            <text:p>0.01480216</text:p>
          </table:table-cell>
          <table:table-cell table:formula="of:=[.B28]-[.G28]" office:value-type="float" office:value="0.00164128" calcext:value-type="float">
            <text:p>0.00164128</text:p>
          </table:table-cell>
          <table:table-cell office:value-type="float" office:value="-2.71731806" calcext:value-type="float">
            <text:p>-2.71731806</text:p>
          </table:table-cell>
          <table:table-cell table:formula="of:=[.B28]-[.I28]" office:value-type="float" office:value="2.7337615" calcext:value-type="float">
            <text:p>2.7337615</text:p>
          </table:table-cell>
          <table:table-cell office:value-type="float" office:value="-0.42930065" calcext:value-type="float">
            <text:p>-0.42930065</text:p>
          </table:table-cell>
          <table:table-cell table:formula="of:=[.B28]-[.K28]" office:value-type="float" office:value="0.44574409" calcext:value-type="float">
            <text:p>0.445744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office:value-type="float" office:value="1.10804195" calcext:value-type="float">
            <text:p>1.10804195</text:p>
          </table:table-cell>
          <table:table-cell table:formula="of:=[.B29]-[.C29]" office:value-type="float" office:value="-1.10803008" calcext:value-type="float">
            <text:p>-1.10803008</text:p>
          </table:table-cell>
          <table:table-cell office:value-type="float" office:value="1.10804163" calcext:value-type="float">
            <text:p>1.10804163</text:p>
          </table:table-cell>
          <table:table-cell table:formula="of:=[.B29]-[.E29]" office:value-type="float" office:value="-1.10802976" calcext:value-type="float">
            <text:p>-1.10802976</text:p>
          </table:table-cell>
          <table:table-cell office:value-type="float" office:value="0.00052662" calcext:value-type="float">
            <text:p>0.00052662</text:p>
          </table:table-cell>
          <table:table-cell table:formula="of:=[.B29]-[.G29]" office:value-type="float" office:value="-0.00051475" calcext:value-type="float">
            <text:p>-0.00051475</text:p>
          </table:table-cell>
          <table:table-cell office:value-type="float" office:value="9.59789007" calcext:value-type="float">
            <text:p>9.59789007</text:p>
          </table:table-cell>
          <table:table-cell table:formula="of:=[.B29]-[.I29]" office:value-type="float" office:value="-9.5978782" calcext:value-type="float">
            <text:p>-9.5978782</text:p>
          </table:table-cell>
          <table:table-cell office:value-type="float" office:value="3.10178454" calcext:value-type="float">
            <text:p>3.10178454</text:p>
          </table:table-cell>
          <table:table-cell table:formula="of:=[.B29]-[.K29]" office:value-type="float" office:value="-3.10177267" calcext:value-type="float">
            <text:p>-3.101772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office:value-type="float" office:value="0.87039761" calcext:value-type="float">
            <text:p>0.87039761</text:p>
          </table:table-cell>
          <table:table-cell table:formula="of:=[.B30]-[.C30]" office:value-type="float" office:value="-0.87050307" calcext:value-type="float">
            <text:p>-0.87050307</text:p>
          </table:table-cell>
          <table:table-cell office:value-type="float" office:value="0.8703949" calcext:value-type="float">
            <text:p>0.8703949</text:p>
          </table:table-cell>
          <table:table-cell table:formula="of:=[.B30]-[.E30]" office:value-type="float" office:value="-0.87050036" calcext:value-type="float">
            <text:p>-0.87050036</text:p>
          </table:table-cell>
          <table:table-cell office:value-type="float" office:value="0.00029626" calcext:value-type="float">
            <text:p>0.00029626</text:p>
          </table:table-cell>
          <table:table-cell table:formula="of:=[.B30]-[.G30]" office:value-type="float" office:value="-0.00040172" calcext:value-type="float">
            <text:p>-0.00040172</text:p>
          </table:table-cell>
          <table:table-cell office:value-type="float" office:value="4.08969802" calcext:value-type="float">
            <text:p>4.08969802</text:p>
          </table:table-cell>
          <table:table-cell table:formula="of:=[.B30]-[.I30]" office:value-type="float" office:value="-4.08980348" calcext:value-type="float">
            <text:p>-4.08980348</text:p>
          </table:table-cell>
          <table:table-cell office:value-type="float" office:value="2.11285572" calcext:value-type="float">
            <text:p>2.11285572</text:p>
          </table:table-cell>
          <table:table-cell table:formula="of:=[.B30]-[.K30]" office:value-type="float" office:value="-2.11296118" calcext:value-type="float">
            <text:p>-2.112961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office:value-type="float" office:value="0.23685116" calcext:value-type="float">
            <text:p>0.23685116</text:p>
          </table:table-cell>
          <table:table-cell table:formula="of:=[.B31]-[.C31]" office:value-type="float" office:value="-0.21880312" calcext:value-type="float">
            <text:p>-0.21880312</text:p>
          </table:table-cell>
          <table:table-cell office:value-type="float" office:value="0.23685797" calcext:value-type="float">
            <text:p>0.23685797</text:p>
          </table:table-cell>
          <table:table-cell table:formula="of:=[.B31]-[.E31]" office:value-type="float" office:value="-0.21880993" calcext:value-type="float">
            <text:p>-0.21880993</text:p>
          </table:table-cell>
          <table:table-cell office:value-type="float" office:value="0.01846196" calcext:value-type="float">
            <text:p>0.01846196</text:p>
          </table:table-cell>
          <table:table-cell table:formula="of:=[.B31]-[.G31]" office:value-type="float" office:value="-0.000413919999999998" calcext:value-type="float">
            <text:p>-0.00041392</text:p>
          </table:table-cell>
          <table:table-cell office:value-type="float" office:value="-7.00832255" calcext:value-type="float">
            <text:p>-7.00832255</text:p>
          </table:table-cell>
          <table:table-cell table:formula="of:=[.B31]-[.I31]" office:value-type="float" office:value="7.02637059" calcext:value-type="float">
            <text:p>7.02637059</text:p>
          </table:table-cell>
          <table:table-cell office:value-type="float" office:value="-9.65793932" calcext:value-type="float">
            <text:p>-9.65793932</text:p>
          </table:table-cell>
          <table:table-cell table:formula="of:=[.B31]-[.K31]" office:value-type="float" office:value="9.67598736" calcext:value-type="float">
            <text:p>9.675987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office:value-type="float" office:value="4.05639617" calcext:value-type="float">
            <text:p>4.05639617</text:p>
          </table:table-cell>
          <table:table-cell table:formula="of:=[.B32]-[.C32]" office:value-type="float" office:value="-4.05639052" calcext:value-type="float">
            <text:p>-4.05639052</text:p>
          </table:table-cell>
          <table:table-cell office:value-type="float" office:value="4.05639469" calcext:value-type="float">
            <text:p>4.05639469</text:p>
          </table:table-cell>
          <table:table-cell table:formula="of:=[.B32]-[.E32]" office:value-type="float" office:value="-4.05638904" calcext:value-type="float">
            <text:p>-4.05638904</text:p>
          </table:table-cell>
          <table:table-cell office:value-type="float" office:value="0.00230451" calcext:value-type="float">
            <text:p>0.00230451</text:p>
          </table:table-cell>
          <table:table-cell table:formula="of:=[.B32]-[.G32]" office:value-type="float" office:value="-0.00229886" calcext:value-type="float">
            <text:p>-0.00229886</text:p>
          </table:table-cell>
          <table:table-cell office:value-type="float" office:value="-2.7416435" calcext:value-type="float">
            <text:p>-2.7416435</text:p>
          </table:table-cell>
          <table:table-cell table:formula="of:=[.B32]-[.I32]" office:value-type="float" office:value="2.74164915" calcext:value-type="float">
            <text:p>2.74164915</text:p>
          </table:table-cell>
          <table:table-cell office:value-type="float" office:value="1.30181071" calcext:value-type="float">
            <text:p>1.30181071</text:p>
          </table:table-cell>
          <table:table-cell table:formula="of:=[.B32]-[.K32]" office:value-type="float" office:value="-1.30180506" calcext:value-type="float">
            <text:p>-1.301805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-6.35038476" calcext:value-type="float">
            <text:p>-6.35038476</text:p>
          </table:table-cell>
          <table:table-cell table:formula="of:=[.B33]-[.C33]" office:value-type="float" office:value="6.35840896" calcext:value-type="float">
            <text:p>6.35840896</text:p>
          </table:table-cell>
          <table:table-cell office:value-type="float" office:value="-6.35040979" calcext:value-type="float">
            <text:p>-6.35040979</text:p>
          </table:table-cell>
          <table:table-cell table:formula="of:=[.B33]-[.E33]" office:value-type="float" office:value="6.35843399" calcext:value-type="float">
            <text:p>6.35843399</text:p>
          </table:table-cell>
          <table:table-cell office:value-type="float" office:value="0.00464599" calcext:value-type="float">
            <text:p>0.00464599</text:p>
          </table:table-cell>
          <table:table-cell table:formula="of:=[.B33]-[.G33]" office:value-type="float" office:value="0.00337821" calcext:value-type="float">
            <text:p>0.00337821</text:p>
          </table:table-cell>
          <table:table-cell office:value-type="float" office:value="0.27089024" calcext:value-type="float">
            <text:p>0.27089024</text:p>
          </table:table-cell>
          <table:table-cell table:formula="of:=[.B33]-[.I33]" office:value-type="float" office:value="-0.26286604" calcext:value-type="float">
            <text:p>-0.26286604</text:p>
          </table:table-cell>
          <table:table-cell office:value-type="float" office:value="-9.89875788" calcext:value-type="float">
            <text:p>-9.89875788</text:p>
          </table:table-cell>
          <table:table-cell table:formula="of:=[.B33]-[.K33]" office:value-type="float" office:value="9.90678208" calcext:value-type="float">
            <text:p>9.906782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office:value-type="float" office:value="2.66039113" calcext:value-type="float">
            <text:p>2.66039113</text:p>
          </table:table-cell>
          <table:table-cell table:formula="of:=[.B34]-[.C34]" office:value-type="float" office:value="0.54249887" calcext:value-type="float">
            <text:p>0.54249887</text:p>
          </table:table-cell>
          <table:table-cell office:value-type="float" office:value="2.6603336" calcext:value-type="float">
            <text:p>2.6603336</text:p>
          </table:table-cell>
          <table:table-cell table:formula="of:=[.B34]-[.E34]" office:value-type="float" office:value="0.5425564" calcext:value-type="float">
            <text:p>0.5425564</text:p>
          </table:table-cell>
          <table:table-cell office:value-type="float" office:value="3.20257524" calcext:value-type="float">
            <text:p>3.20257524</text:p>
          </table:table-cell>
          <table:table-cell table:formula="of:=[.B34]-[.G34]" office:value-type="float" office:value="0.000314760000000192" calcext:value-type="float">
            <text:p>0.00031476</text:p>
          </table:table-cell>
          <table:table-cell office:value-type="float" office:value="3.04164371" calcext:value-type="float">
            <text:p>3.04164371</text:p>
          </table:table-cell>
          <table:table-cell table:formula="of:=[.B34]-[.I34]" office:value-type="float" office:value="0.16124629" calcext:value-type="float">
            <text:p>0.16124629</text:p>
          </table:table-cell>
          <table:table-cell office:value-type="float" office:value="3.20289" calcext:value-type="float">
            <text:p>3.20289</text:p>
          </table:table-cell>
          <table:table-cell table:formula="of:=[.B34]-[.K3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office:value-type="float" office:value="-1.51530141" calcext:value-type="float">
            <text:p>-1.51530141</text:p>
          </table:table-cell>
          <table:table-cell table:formula="of:=[.B35]-[.C35]" office:value-type="float" office:value="1.54295515" calcext:value-type="float">
            <text:p>1.54295515</text:p>
          </table:table-cell>
          <table:table-cell office:value-type="float" office:value="-1.51533208" calcext:value-type="float">
            <text:p>-1.51533208</text:p>
          </table:table-cell>
          <table:table-cell table:formula="of:=[.B35]-[.E35]" office:value-type="float" office:value="1.54298582" calcext:value-type="float">
            <text:p>1.54298582</text:p>
          </table:table-cell>
          <table:table-cell office:value-type="float" office:value="0.02691016" calcext:value-type="float">
            <text:p>0.02691016</text:p>
          </table:table-cell>
          <table:table-cell table:formula="of:=[.B35]-[.G35]" office:value-type="float" office:value="0.000743580000000001" calcext:value-type="float">
            <text:p>0.00074358</text:p>
          </table:table-cell>
          <table:table-cell office:value-type="float" office:value="0.45882958" calcext:value-type="float">
            <text:p>0.45882958</text:p>
          </table:table-cell>
          <table:table-cell table:formula="of:=[.B35]-[.I35]" office:value-type="float" office:value="-0.43117584" calcext:value-type="float">
            <text:p>-0.43117584</text:p>
          </table:table-cell>
          <table:table-cell office:value-type="float" office:value="-0.72066854" calcext:value-type="float">
            <text:p>-0.72066854</text:p>
          </table:table-cell>
          <table:table-cell table:formula="of:=[.B35]-[.K35]" office:value-type="float" office:value="0.74832228" calcext:value-type="float">
            <text:p>0.748322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office:value-type="float" office:value="0.08521307" calcext:value-type="float">
            <text:p>0.08521307</text:p>
          </table:table-cell>
          <table:table-cell table:formula="of:=[.B36]-[.C36]" office:value-type="float" office:value="-0.05262656" calcext:value-type="float">
            <text:p>-0.05262656</text:p>
          </table:table-cell>
          <table:table-cell office:value-type="float" office:value="0.08512884" calcext:value-type="float">
            <text:p>0.08512884</text:p>
          </table:table-cell>
          <table:table-cell table:formula="of:=[.B36]-[.E36]" office:value-type="float" office:value="-0.05254233" calcext:value-type="float">
            <text:p>-0.05254233</text:p>
          </table:table-cell>
          <table:table-cell office:value-type="float" office:value="0.03261183" calcext:value-type="float">
            <text:p>0.03261183</text:p>
          </table:table-cell>
          <table:table-cell table:formula="of:=[.B36]-[.G36]" office:value-type="float" office:value="-0.0000253200000000023" calcext:value-type="float">
            <text:p>-0.00002532</text:p>
          </table:table-cell>
          <table:table-cell office:value-type="float" office:value="-0.03112775" calcext:value-type="float">
            <text:p>-0.03112775</text:p>
          </table:table-cell>
          <table:table-cell table:formula="of:=[.B36]-[.I36]" office:value-type="float" office:value="0.06371426" calcext:value-type="float">
            <text:p>0.06371426</text:p>
          </table:table-cell>
          <table:table-cell office:value-type="float" office:value="0.01437897" calcext:value-type="float">
            <text:p>0.01437897</text:p>
          </table:table-cell>
          <table:table-cell table:formula="of:=[.B36]-[.K36]" office:value-type="float" office:value="0.01820754" calcext:value-type="float">
            <text:p>0.018207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office:value-type="float" office:value="-0.02651717" calcext:value-type="float">
            <text:p>-0.02651717</text:p>
          </table:table-cell>
          <table:table-cell table:formula="of:=[.B37]-[.C37]" office:value-type="float" office:value="-0.10047064" calcext:value-type="float">
            <text:p>-0.10047064</text:p>
          </table:table-cell>
          <table:table-cell office:value-type="float" office:value="-0.02654713" calcext:value-type="float">
            <text:p>-0.02654713</text:p>
          </table:table-cell>
          <table:table-cell table:formula="of:=[.B37]-[.E37]" office:value-type="float" office:value="-0.10044068" calcext:value-type="float">
            <text:p>-0.10044068</text:p>
          </table:table-cell>
          <table:table-cell office:value-type="float" office:value="-0.12693941" calcext:value-type="float">
            <text:p>-0.12693941</text:p>
          </table:table-cell>
          <table:table-cell table:formula="of:=[.B37]-[.G37]" office:value-type="float" office:value="-0.000048400000000004" calcext:value-type="float">
            <text:p>-0.0000484</text:p>
          </table:table-cell>
          <table:table-cell office:value-type="float" office:value="0.33618489" calcext:value-type="float">
            <text:p>0.33618489</text:p>
          </table:table-cell>
          <table:table-cell table:formula="of:=[.B37]-[.I37]" office:value-type="float" office:value="-0.4631727" calcext:value-type="float">
            <text:p>-0.4631727</text:p>
          </table:table-cell>
          <table:table-cell office:value-type="float" office:value="-0.12698781" calcext:value-type="float">
            <text:p>-0.12698781</text:p>
          </table:table-cell>
          <table:table-cell table:formula="of:=[.B37]-[.K3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office:value-type="float" office:value="-0.94471991" calcext:value-type="float">
            <text:p>-0.94471991</text:p>
          </table:table-cell>
          <table:table-cell table:formula="of:=[.B38]-[.C38]" office:value-type="float" office:value="0.95601042" calcext:value-type="float">
            <text:p>0.95601042</text:p>
          </table:table-cell>
          <table:table-cell office:value-type="float" office:value="-0.94470779" calcext:value-type="float">
            <text:p>-0.94470779</text:p>
          </table:table-cell>
          <table:table-cell table:formula="of:=[.B38]-[.E38]" office:value-type="float" office:value="0.9559983" calcext:value-type="float">
            <text:p>0.9559983</text:p>
          </table:table-cell>
          <table:table-cell office:value-type="float" office:value="0.01075572" calcext:value-type="float">
            <text:p>0.01075572</text:p>
          </table:table-cell>
          <table:table-cell table:formula="of:=[.B38]-[.G38]" office:value-type="float" office:value="0.00053479" calcext:value-type="float">
            <text:p>0.00053479</text:p>
          </table:table-cell>
          <table:table-cell office:value-type="float" office:value="-2.9915933" calcext:value-type="float">
            <text:p>-2.9915933</text:p>
          </table:table-cell>
          <table:table-cell table:formula="of:=[.B38]-[.I38]" office:value-type="float" office:value="3.00288381" calcext:value-type="float">
            <text:p>3.00288381</text:p>
          </table:table-cell>
          <table:table-cell office:value-type="float" office:value="-2.15930222" calcext:value-type="float">
            <text:p>-2.15930222</text:p>
          </table:table-cell>
          <table:table-cell table:formula="of:=[.B38]-[.K38]" office:value-type="float" office:value="2.17059273" calcext:value-type="float">
            <text:p>2.170592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office:value-type="float" office:value="-1.16737578" calcext:value-type="float">
            <text:p>-1.16737578</text:p>
          </table:table-cell>
          <table:table-cell table:formula="of:=[.B39]-[.C39]" office:value-type="float" office:value="1.1672406" calcext:value-type="float">
            <text:p>1.1672406</text:p>
          </table:table-cell>
          <table:table-cell office:value-type="float" office:value="-1.16702751" calcext:value-type="float">
            <text:p>-1.16702751</text:p>
          </table:table-cell>
          <table:table-cell table:formula="of:=[.B39]-[.E39]" office:value-type="float" office:value="1.16689233" calcext:value-type="float">
            <text:p>1.16689233</text:p>
          </table:table-cell>
          <table:table-cell office:value-type="float" office:value="-0.00068708" calcext:value-type="float">
            <text:p>-0.00068708</text:p>
          </table:table-cell>
          <table:table-cell table:formula="of:=[.B39]-[.G39]" office:value-type="float" office:value="0.0005519" calcext:value-type="float">
            <text:p>0.0005519</text:p>
          </table:table-cell>
          <table:table-cell office:value-type="float" office:value="-1.35394399" calcext:value-type="float">
            <text:p>-1.35394399</text:p>
          </table:table-cell>
          <table:table-cell table:formula="of:=[.B39]-[.I39]" office:value-type="float" office:value="1.35380881" calcext:value-type="float">
            <text:p>1.35380881</text:p>
          </table:table-cell>
          <table:table-cell office:value-type="float" office:value="-1.73018829" calcext:value-type="float">
            <text:p>-1.73018829</text:p>
          </table:table-cell>
          <table:table-cell table:formula="of:=[.B39]-[.K39]" office:value-type="float" office:value="1.73005311" calcext:value-type="float">
            <text:p>1.730053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office:value-type="float" office:value="-1.37278577" calcext:value-type="float">
            <text:p>-1.37278577</text:p>
          </table:table-cell>
          <table:table-cell table:formula="of:=[.B40]-[.C40]" office:value-type="float" office:value="1.37143817" calcext:value-type="float">
            <text:p>1.37143817</text:p>
          </table:table-cell>
          <table:table-cell office:value-type="float" office:value="-1.3726643" calcext:value-type="float">
            <text:p>-1.3726643</text:p>
          </table:table-cell>
          <table:table-cell table:formula="of:=[.B40]-[.E40]" office:value-type="float" office:value="1.3713167" calcext:value-type="float">
            <text:p>1.3713167</text:p>
          </table:table-cell>
          <table:table-cell office:value-type="float" office:value="-0.00190408" calcext:value-type="float">
            <text:p>-0.00190408</text:p>
          </table:table-cell>
          <table:table-cell table:formula="of:=[.B40]-[.G40]" office:value-type="float" office:value="0.00055648" calcext:value-type="float">
            <text:p>0.00055648</text:p>
          </table:table-cell>
          <table:table-cell office:value-type="float" office:value="-0.23189945" calcext:value-type="float">
            <text:p>-0.23189945</text:p>
          </table:table-cell>
          <table:table-cell table:formula="of:=[.B40]-[.I40]" office:value-type="float" office:value="0.23055185" calcext:value-type="float">
            <text:p>0.23055185</text:p>
          </table:table-cell>
          <table:table-cell office:value-type="float" office:value="0.43611125" calcext:value-type="float">
            <text:p>0.43611125</text:p>
          </table:table-cell>
          <table:table-cell table:formula="of:=[.B40]-[.K40]" office:value-type="float" office:value="-0.43745885" calcext:value-type="float">
            <text:p>-0.437458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office:value-type="float" office:value="-7.02371296" calcext:value-type="float">
            <text:p>-7.02371296</text:p>
          </table:table-cell>
          <table:table-cell table:formula="of:=[.B41]-[.C41]" office:value-type="float" office:value="7.03356252" calcext:value-type="float">
            <text:p>7.03356252</text:p>
          </table:table-cell>
          <table:table-cell office:value-type="float" office:value="-7.02387112" calcext:value-type="float">
            <text:p>-7.02387112</text:p>
          </table:table-cell>
          <table:table-cell table:formula="of:=[.B41]-[.E41]" office:value-type="float" office:value="7.03372068" calcext:value-type="float">
            <text:p>7.03372068</text:p>
          </table:table-cell>
          <table:table-cell office:value-type="float" office:value="0.00945726" calcext:value-type="float">
            <text:p>0.00945726</text:p>
          </table:table-cell>
          <table:table-cell table:formula="of:=[.B41]-[.G41]" office:value-type="float" office:value="0.0003923" calcext:value-type="float">
            <text:p>0.0003923</text:p>
          </table:table-cell>
          <table:table-cell office:value-type="float" office:value="-5.17975613" calcext:value-type="float">
            <text:p>-5.17975613</text:p>
          </table:table-cell>
          <table:table-cell table:formula="of:=[.B41]-[.I41]" office:value-type="float" office:value="5.18960569" calcext:value-type="float">
            <text:p>5.18960569</text:p>
          </table:table-cell>
          <table:table-cell office:value-type="float" office:value="-1.65116413" calcext:value-type="float">
            <text:p>-1.65116413</text:p>
          </table:table-cell>
          <table:table-cell table:formula="of:=[.B41]-[.K41]" office:value-type="float" office:value="1.66101369" calcext:value-type="float">
            <text:p>1.661013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office:value-type="float" office:value="-1.99758475" calcext:value-type="float">
            <text:p>-1.99758475</text:p>
          </table:table-cell>
          <table:table-cell table:formula="of:=[.B42]-[.C42]" office:value-type="float" office:value="1.9978531" calcext:value-type="float">
            <text:p>1.9978531</text:p>
          </table:table-cell>
          <table:table-cell office:value-type="float" office:value="-1.99761981" calcext:value-type="float">
            <text:p>-1.99761981</text:p>
          </table:table-cell>
          <table:table-cell table:formula="of:=[.B42]-[.E42]" office:value-type="float" office:value="1.99788816" calcext:value-type="float">
            <text:p>1.99788816</text:p>
          </table:table-cell>
          <table:table-cell office:value-type="float" office:value="-0.00089884" calcext:value-type="float">
            <text:p>-0.00089884</text:p>
          </table:table-cell>
          <table:table-cell table:formula="of:=[.B42]-[.G42]" office:value-type="float" office:value="0.00116719" calcext:value-type="float">
            <text:p>0.00116719</text:p>
          </table:table-cell>
          <table:table-cell office:value-type="float" office:value="-5.46048874" calcext:value-type="float">
            <text:p>-5.46048874</text:p>
          </table:table-cell>
          <table:table-cell table:formula="of:=[.B42]-[.I42]" office:value-type="float" office:value="5.46075709" calcext:value-type="float">
            <text:p>5.46075709</text:p>
          </table:table-cell>
          <table:table-cell office:value-type="float" office:value="-2.26941522" calcext:value-type="float">
            <text:p>-2.26941522</text:p>
          </table:table-cell>
          <table:table-cell table:formula="of:=[.B42]-[.K42]" office:value-type="float" office:value="2.26968357" calcext:value-type="float">
            <text:p>2.269683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office:value-type="float" office:value="-9.84888859" calcext:value-type="float">
            <text:p>-9.84888859</text:p>
          </table:table-cell>
          <table:table-cell table:formula="of:=[.B43]-[.C43]" office:value-type="float" office:value="9.85617406" calcext:value-type="float">
            <text:p>9.85617406</text:p>
          </table:table-cell>
          <table:table-cell office:value-type="float" office:value="-9.84894815" calcext:value-type="float">
            <text:p>-9.84894815</text:p>
          </table:table-cell>
          <table:table-cell table:formula="of:=[.B43]-[.E43]" office:value-type="float" office:value="9.85623362" calcext:value-type="float">
            <text:p>9.85623362</text:p>
          </table:table-cell>
          <table:table-cell office:value-type="float" office:value="0.00524442" calcext:value-type="float">
            <text:p>0.00524442</text:p>
          </table:table-cell>
          <table:table-cell table:formula="of:=[.B43]-[.G43]" office:value-type="float" office:value="0.00204105" calcext:value-type="float">
            <text:p>0.00204105</text:p>
          </table:table-cell>
          <table:table-cell office:value-type="float" office:value="0.9259998" calcext:value-type="float">
            <text:p>0.9259998</text:p>
          </table:table-cell>
          <table:table-cell table:formula="of:=[.B43]-[.I43]" office:value-type="float" office:value="-0.91871433" calcext:value-type="float">
            <text:p>-0.91871433</text:p>
          </table:table-cell>
          <table:table-cell office:value-type="float" office:value="-5.18130507" calcext:value-type="float">
            <text:p>-5.18130507</text:p>
          </table:table-cell>
          <table:table-cell table:formula="of:=[.B43]-[.K43]" office:value-type="float" office:value="5.18859054" calcext:value-type="float">
            <text:p>5.188590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office:value-type="float" office:value="0.06800911" calcext:value-type="float">
            <text:p>0.06800911</text:p>
          </table:table-cell>
          <table:table-cell table:formula="of:=[.B44]-[.C44]" office:value-type="float" office:value="0.79964489" calcext:value-type="float">
            <text:p>0.79964489</text:p>
          </table:table-cell>
          <table:table-cell office:value-type="float" office:value="0.06793459" calcext:value-type="float">
            <text:p>0.06793459</text:p>
          </table:table-cell>
          <table:table-cell table:formula="of:=[.B44]-[.E44]" office:value-type="float" office:value="0.79971941" calcext:value-type="float">
            <text:p>0.79971941</text:p>
          </table:table-cell>
          <table:table-cell office:value-type="float" office:value="0.86719005" calcext:value-type="float">
            <text:p>0.86719005</text:p>
          </table:table-cell>
          <table:table-cell table:formula="of:=[.B44]-[.G44]" office:value-type="float" office:value="0.000463949999999991" calcext:value-type="float">
            <text:p>0.00046395</text:p>
          </table:table-cell>
          <table:table-cell office:value-type="float" office:value="0.37488077" calcext:value-type="float">
            <text:p>0.37488077</text:p>
          </table:table-cell>
          <table:table-cell table:formula="of:=[.B44]-[.I44]" office:value-type="float" office:value="0.49277323" calcext:value-type="float">
            <text:p>0.49277323</text:p>
          </table:table-cell>
          <table:table-cell office:value-type="float" office:value="0.867654" calcext:value-type="float">
            <text:p>0.867654</text:p>
          </table:table-cell>
          <table:table-cell table:formula="of:=[.B44]-[.K4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office:value-type="float" office:value="11.47848335" calcext:value-type="float">
            <text:p>11.47848335</text:p>
          </table:table-cell>
          <table:table-cell table:formula="of:=[.B45]-[.C45]" office:value-type="float" office:value="-11.53423829" calcext:value-type="float">
            <text:p>-11.53423829</text:p>
          </table:table-cell>
          <table:table-cell office:value-type="float" office:value="11.49098526" calcext:value-type="float">
            <text:p>11.49098526</text:p>
          </table:table-cell>
          <table:table-cell table:formula="of:=[.B45]-[.E45]" office:value-type="float" office:value="-11.5467402" calcext:value-type="float">
            <text:p>-11.5467402</text:p>
          </table:table-cell>
          <table:table-cell office:value-type="float" office:value="-0.05523018" calcext:value-type="float">
            <text:p>-0.05523018</text:p>
          </table:table-cell>
          <table:table-cell table:formula="of:=[.B45]-[.G45]" office:value-type="float" office:value="-0.000524759999999999" calcext:value-type="float">
            <text:p>-0.00052476</text:p>
          </table:table-cell>
          <table:table-cell office:value-type="float" office:value="2.62744686" calcext:value-type="float">
            <text:p>2.62744686</text:p>
          </table:table-cell>
          <table:table-cell table:formula="of:=[.B45]-[.I45]" office:value-type="float" office:value="-2.6832018" calcext:value-type="float">
            <text:p>-2.6832018</text:p>
          </table:table-cell>
          <table:table-cell office:value-type="float" office:value="0.72977952" calcext:value-type="float">
            <text:p>0.72977952</text:p>
          </table:table-cell>
          <table:table-cell table:formula="of:=[.B45]-[.K45]" office:value-type="float" office:value="-0.78553446" calcext:value-type="float">
            <text:p>-0.785534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office:value-type="float" office:value="-2.09244452" calcext:value-type="float">
            <text:p>-2.09244452</text:p>
          </table:table-cell>
          <table:table-cell table:formula="of:=[.B46]-[.C46]" office:value-type="float" office:value="2.10002713" calcext:value-type="float">
            <text:p>2.10002713</text:p>
          </table:table-cell>
          <table:table-cell office:value-type="float" office:value="-2.09136924" calcext:value-type="float">
            <text:p>-2.09136924</text:p>
          </table:table-cell>
          <table:table-cell table:formula="of:=[.B46]-[.E46]" office:value-type="float" office:value="2.09895185" calcext:value-type="float">
            <text:p>2.09895185</text:p>
          </table:table-cell>
          <table:table-cell office:value-type="float" office:value="0.00748722" calcext:value-type="float">
            <text:p>0.00748722</text:p>
          </table:table-cell>
          <table:table-cell table:formula="of:=[.B46]-[.G46]" office:value-type="float" office:value="0.0000953899999999999" calcext:value-type="float">
            <text:p>0.00009539</text:p>
          </table:table-cell>
          <table:table-cell office:value-type="float" office:value="-2.56543931" calcext:value-type="float">
            <text:p>-2.56543931</text:p>
          </table:table-cell>
          <table:table-cell table:formula="of:=[.B46]-[.I46]" office:value-type="float" office:value="2.57302192" calcext:value-type="float">
            <text:p>2.57302192</text:p>
          </table:table-cell>
          <table:table-cell office:value-type="float" office:value="0.00758261" calcext:value-type="float">
            <text:p>0.00758261</text:p>
          </table:table-cell>
          <table:table-cell table:formula="of:=[.B46]-[.K4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office:value-type="float" office:value="-5.22293857" calcext:value-type="float">
            <text:p>-5.22293857</text:p>
          </table:table-cell>
          <table:table-cell table:formula="of:=[.B47]-[.C47]" office:value-type="float" office:value="5.17911822" calcext:value-type="float">
            <text:p>5.17911822</text:p>
          </table:table-cell>
          <table:table-cell office:value-type="float" office:value="-5.22920128" calcext:value-type="float">
            <text:p>-5.22920128</text:p>
          </table:table-cell>
          <table:table-cell table:formula="of:=[.B47]-[.E47]" office:value-type="float" office:value="5.18538093" calcext:value-type="float">
            <text:p>5.18538093</text:p>
          </table:table-cell>
          <table:table-cell office:value-type="float" office:value="-0.04405601" calcext:value-type="float">
            <text:p>-0.04405601</text:p>
          </table:table-cell>
          <table:table-cell table:formula="of:=[.B47]-[.G47]" office:value-type="float" office:value="0.000235659999999999" calcext:value-type="float">
            <text:p>0.00023566</text:p>
          </table:table-cell>
          <table:table-cell office:value-type="float" office:value="0.52572913" calcext:value-type="float">
            <text:p>0.52572913</text:p>
          </table:table-cell>
          <table:table-cell table:formula="of:=[.B47]-[.I47]" office:value-type="float" office:value="-0.56954948" calcext:value-type="float">
            <text:p>-0.56954948</text:p>
          </table:table-cell>
          <table:table-cell office:value-type="float" office:value="0.50539516" calcext:value-type="float">
            <text:p>0.50539516</text:p>
          </table:table-cell>
          <table:table-cell table:formula="of:=[.B47]-[.K47]" office:value-type="float" office:value="-0.54921551" calcext:value-type="float">
            <text:p>-0.549215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office:value-type="float" office:value="-1.59909556" calcext:value-type="float">
            <text:p>-1.59909556</text:p>
          </table:table-cell>
          <table:table-cell table:formula="of:=[.B48]-[.C48]" office:value-type="float" office:value="1.60313508" calcext:value-type="float">
            <text:p>1.60313508</text:p>
          </table:table-cell>
          <table:table-cell office:value-type="float" office:value="-1.60074085" calcext:value-type="float">
            <text:p>-1.60074085</text:p>
          </table:table-cell>
          <table:table-cell table:formula="of:=[.B48]-[.E48]" office:value-type="float" office:value="1.60478037" calcext:value-type="float">
            <text:p>1.60478037</text:p>
          </table:table-cell>
          <table:table-cell office:value-type="float" office:value="0.00434181" calcext:value-type="float">
            <text:p>0.00434181</text:p>
          </table:table-cell>
          <table:table-cell table:formula="of:=[.B48]-[.G48]" office:value-type="float" office:value="-0.000302289999999999" calcext:value-type="float">
            <text:p>-0.00030229</text:p>
          </table:table-cell>
          <table:table-cell office:value-type="float" office:value="1.32890555" calcext:value-type="float">
            <text:p>1.32890555</text:p>
          </table:table-cell>
          <table:table-cell table:formula="of:=[.B48]-[.I48]" office:value-type="float" office:value="-1.32486603" calcext:value-type="float">
            <text:p>-1.32486603</text:p>
          </table:table-cell>
          <table:table-cell office:value-type="float" office:value="-0.21591427" calcext:value-type="float">
            <text:p>-0.21591427</text:p>
          </table:table-cell>
          <table:table-cell table:formula="of:=[.B48]-[.K48]" office:value-type="float" office:value="0.21995379" calcext:value-type="float">
            <text:p>0.219953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office:value-type="float" office:value="-0.52987963" calcext:value-type="float">
            <text:p>-0.52987963</text:p>
          </table:table-cell>
          <table:table-cell table:formula="of:=[.B49]-[.C49]" office:value-type="float" office:value="0.5295299" calcext:value-type="float">
            <text:p>0.5295299</text:p>
          </table:table-cell>
          <table:table-cell office:value-type="float" office:value="-0.52902757" calcext:value-type="float">
            <text:p>-0.52902757</text:p>
          </table:table-cell>
          <table:table-cell table:formula="of:=[.B49]-[.E49]" office:value-type="float" office:value="0.52867784" calcext:value-type="float">
            <text:p>0.52867784</text:p>
          </table:table-cell>
          <table:table-cell office:value-type="float" office:value="0.0002987" calcext:value-type="float">
            <text:p>0.0002987</text:p>
          </table:table-cell>
          <table:table-cell table:formula="of:=[.B49]-[.G49]" office:value-type="float" office:value="-0.00064843" calcext:value-type="float">
            <text:p>-0.00064843</text:p>
          </table:table-cell>
          <table:table-cell office:value-type="float" office:value="-1.5273669" calcext:value-type="float">
            <text:p>-1.5273669</text:p>
          </table:table-cell>
          <table:table-cell table:formula="of:=[.B49]-[.I49]" office:value-type="float" office:value="1.52701717" calcext:value-type="float">
            <text:p>1.52701717</text:p>
          </table:table-cell>
          <table:table-cell office:value-type="float" office:value="2.147046" calcext:value-type="float">
            <text:p>2.147046</text:p>
          </table:table-cell>
          <table:table-cell table:formula="of:=[.B49]-[.K49]" office:value-type="float" office:value="-2.14739573" calcext:value-type="float">
            <text:p>-2.147395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office:value-type="float" office:value="-1.72694791" calcext:value-type="float">
            <text:p>-1.72694791</text:p>
          </table:table-cell>
          <table:table-cell table:formula="of:=[.B50]-[.C50]" office:value-type="float" office:value="1.7262639" calcext:value-type="float">
            <text:p>1.7262639</text:p>
          </table:table-cell>
          <table:table-cell office:value-type="float" office:value="-1.73180794" calcext:value-type="float">
            <text:p>-1.73180794</text:p>
          </table:table-cell>
          <table:table-cell table:formula="of:=[.B50]-[.E50]" office:value-type="float" office:value="1.73112393" calcext:value-type="float">
            <text:p>1.73112393</text:p>
          </table:table-cell>
          <table:table-cell office:value-type="float" office:value="0.00067132" calcext:value-type="float">
            <text:p>0.00067132</text:p>
          </table:table-cell>
          <table:table-cell table:formula="of:=[.B50]-[.G50]" office:value-type="float" office:value="-0.00135533" calcext:value-type="float">
            <text:p>-0.00135533</text:p>
          </table:table-cell>
          <table:table-cell office:value-type="float" office:value="1.13301868" calcext:value-type="float">
            <text:p>1.13301868</text:p>
          </table:table-cell>
          <table:table-cell table:formula="of:=[.B50]-[.I50]" office:value-type="float" office:value="-1.13370269" calcext:value-type="float">
            <text:p>-1.13370269</text:p>
          </table:table-cell>
          <table:table-cell office:value-type="float" office:value="0.31721039" calcext:value-type="float">
            <text:p>0.31721039</text:p>
          </table:table-cell>
          <table:table-cell table:formula="of:=[.B50]-[.K50]" office:value-type="float" office:value="-0.3178944" calcext:value-type="float">
            <text:p>-0.317894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office:value-type="float" office:value="-12.2548032" calcext:value-type="float">
            <text:p>-12.2548032</text:p>
          </table:table-cell>
          <table:table-cell table:formula="of:=[.B51]-[.C51]" office:value-type="float" office:value="12.25704926" calcext:value-type="float">
            <text:p>12.25704926</text:p>
          </table:table-cell>
          <table:table-cell office:value-type="float" office:value="-12.26675317" calcext:value-type="float">
            <text:p>-12.26675317</text:p>
          </table:table-cell>
          <table:table-cell table:formula="of:=[.B51]-[.E51]" office:value-type="float" office:value="12.26899923" calcext:value-type="float">
            <text:p>12.26899923</text:p>
          </table:table-cell>
          <table:table-cell office:value-type="float" office:value="0.00144238" calcext:value-type="float">
            <text:p>0.00144238</text:p>
          </table:table-cell>
          <table:table-cell table:formula="of:=[.B51]-[.G51]" office:value-type="float" office:value="0.00080368" calcext:value-type="float">
            <text:p>0.00080368</text:p>
          </table:table-cell>
          <table:table-cell office:value-type="float" office:value="-5.32147122" calcext:value-type="float">
            <text:p>-5.32147122</text:p>
          </table:table-cell>
          <table:table-cell table:formula="of:=[.B51]-[.I51]" office:value-type="float" office:value="5.32371728" calcext:value-type="float">
            <text:p>5.32371728</text:p>
          </table:table-cell>
          <table:table-cell office:value-type="float" office:value="-1.33411542" calcext:value-type="float">
            <text:p>-1.33411542</text:p>
          </table:table-cell>
          <table:table-cell table:formula="of:=[.B51]-[.K51]" office:value-type="float" office:value="1.33636148" calcext:value-type="float">
            <text:p>1.336361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office:value-type="float" office:value="0.66833279" calcext:value-type="float">
            <text:p>0.66833279</text:p>
          </table:table-cell>
          <table:table-cell table:formula="of:=[.B52]-[.C52]" office:value-type="float" office:value="-0.66862123" calcext:value-type="float">
            <text:p>-0.66862123</text:p>
          </table:table-cell>
          <table:table-cell office:value-type="float" office:value="0.66802665" calcext:value-type="float">
            <text:p>0.66802665</text:p>
          </table:table-cell>
          <table:table-cell table:formula="of:=[.B52]-[.E52]" office:value-type="float" office:value="-0.66831509" calcext:value-type="float">
            <text:p>-0.66831509</text:p>
          </table:table-cell>
          <table:table-cell office:value-type="float" office:value="-0.00032966" calcext:value-type="float">
            <text:p>-0.00032966</text:p>
          </table:table-cell>
          <table:table-cell table:formula="of:=[.B52]-[.G52]" office:value-type="float" office:value="0.00004122" calcext:value-type="float">
            <text:p>0.00004122</text:p>
          </table:table-cell>
          <table:table-cell office:value-type="float" office:value="1.79307681" calcext:value-type="float">
            <text:p>1.79307681</text:p>
          </table:table-cell>
          <table:table-cell table:formula="of:=[.B52]-[.I52]" office:value-type="float" office:value="-1.79336525" calcext:value-type="float">
            <text:p>-1.79336525</text:p>
          </table:table-cell>
          <table:table-cell office:value-type="float" office:value="-1.19905975" calcext:value-type="float">
            <text:p>-1.19905975</text:p>
          </table:table-cell>
          <table:table-cell table:formula="of:=[.B52]-[.K52]" office:value-type="float" office:value="1.19877131" calcext:value-type="float">
            <text:p>1.1987713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office:value-type="float" office:value="-14.52317697" calcext:value-type="float">
            <text:p>-14.52317697</text:p>
          </table:table-cell>
          <table:table-cell table:formula="of:=[.B53]-[.C53]" office:value-type="float" office:value="14.52766647" calcext:value-type="float">
            <text:p>14.52766647</text:p>
          </table:table-cell>
          <table:table-cell office:value-type="float" office:value="-14.5322514" calcext:value-type="float">
            <text:p>-14.5322514</text:p>
          </table:table-cell>
          <table:table-cell table:formula="of:=[.B53]-[.E53]" office:value-type="float" office:value="14.5367409" calcext:value-type="float">
            <text:p>14.5367409</text:p>
          </table:table-cell>
          <table:table-cell office:value-type="float" office:value="0.00148419" calcext:value-type="float">
            <text:p>0.00148419</text:p>
          </table:table-cell>
          <table:table-cell table:formula="of:=[.B53]-[.G53]" office:value-type="float" office:value="0.00300531" calcext:value-type="float">
            <text:p>0.00300531</text:p>
          </table:table-cell>
          <table:table-cell office:value-type="float" office:value="-10.09711175" calcext:value-type="float">
            <text:p>-10.09711175</text:p>
          </table:table-cell>
          <table:table-cell table:formula="of:=[.B53]-[.I53]" office:value-type="float" office:value="10.10160125" calcext:value-type="float">
            <text:p>10.10160125</text:p>
          </table:table-cell>
          <table:table-cell office:value-type="float" office:value="-0.45490686" calcext:value-type="float">
            <text:p>-0.45490686</text:p>
          </table:table-cell>
          <table:table-cell table:formula="of:=[.B53]-[.K53]" office:value-type="float" office:value="0.45939636" calcext:value-type="float">
            <text:p>0.459396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office:value-type="float" office:value="1.30636819" calcext:value-type="float">
            <text:p>1.30636819</text:p>
          </table:table-cell>
          <table:table-cell table:formula="of:=[.B54]-[.C54]" office:value-type="float" office:value="0.90640181" calcext:value-type="float">
            <text:p>0.90640181</text:p>
          </table:table-cell>
          <table:table-cell office:value-type="float" office:value="1.30624549" calcext:value-type="float">
            <text:p>1.30624549</text:p>
          </table:table-cell>
          <table:table-cell table:formula="of:=[.B54]-[.E54]" office:value-type="float" office:value="0.90652451" calcext:value-type="float">
            <text:p>0.90652451</text:p>
          </table:table-cell>
          <table:table-cell office:value-type="float" office:value="2.21224409" calcext:value-type="float">
            <text:p>2.21224409</text:p>
          </table:table-cell>
          <table:table-cell table:formula="of:=[.B54]-[.G54]" office:value-type="float" office:value="0.000525909999999907" calcext:value-type="float">
            <text:p>0.00052591</text:p>
          </table:table-cell>
          <table:table-cell office:value-type="float" office:value="1.59230438" calcext:value-type="float">
            <text:p>1.59230438</text:p>
          </table:table-cell>
          <table:table-cell table:formula="of:=[.B54]-[.I54]" office:value-type="float" office:value="0.62046562" calcext:value-type="float">
            <text:p>0.62046562</text:p>
          </table:table-cell>
          <table:table-cell office:value-type="float" office:value="2.21277" calcext:value-type="float">
            <text:p>2.21277</text:p>
          </table:table-cell>
          <table:table-cell table:formula="of:=[.B54]-[.K5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office:value-type="float" office:value="0.01752723" calcext:value-type="float">
            <text:p>0.01752723</text:p>
          </table:table-cell>
          <table:table-cell table:formula="of:=[.B55]-[.C55]" office:value-type="float" office:value="-0.0175146" calcext:value-type="float">
            <text:p>-0.0175146</text:p>
          </table:table-cell>
          <table:table-cell office:value-type="float" office:value="0.01752888" calcext:value-type="float">
            <text:p>0.01752888</text:p>
          </table:table-cell>
          <table:table-cell table:formula="of:=[.B55]-[.E55]" office:value-type="float" office:value="-0.01751625" calcext:value-type="float">
            <text:p>-0.01751625</text:p>
          </table:table-cell>
          <table:table-cell office:value-type="float" office:value="0.00001863" calcext:value-type="float">
            <text:p>0.00001863</text:p>
          </table:table-cell>
          <table:table-cell table:formula="of:=[.B55]-[.G55]" office:value-type="float" office:value="-0.000006" calcext:value-type="float">
            <text:p>-0.000006</text:p>
          </table:table-cell>
          <table:table-cell office:value-type="float" office:value="0.59167421" calcext:value-type="float">
            <text:p>0.59167421</text:p>
          </table:table-cell>
          <table:table-cell table:formula="of:=[.B55]-[.I55]" office:value-type="float" office:value="-0.59166158" calcext:value-type="float">
            <text:p>-0.59166158</text:p>
          </table:table-cell>
          <table:table-cell office:value-type="float" office:value="0.02531488" calcext:value-type="float">
            <text:p>0.02531488</text:p>
          </table:table-cell>
          <table:table-cell table:formula="of:=[.B55]-[.K55]" office:value-type="float" office:value="-0.02530225" calcext:value-type="float">
            <text:p>-0.02530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office:value-type="float" office:value="0.62751173" calcext:value-type="float">
            <text:p>0.62751173</text:p>
          </table:table-cell>
          <table:table-cell table:formula="of:=[.B56]-[.C56]" office:value-type="float" office:value="-0.62321419" calcext:value-type="float">
            <text:p>-0.62321419</text:p>
          </table:table-cell>
          <table:table-cell office:value-type="float" office:value="0.62757067" calcext:value-type="float">
            <text:p>0.62757067</text:p>
          </table:table-cell>
          <table:table-cell table:formula="of:=[.B56]-[.E56]" office:value-type="float" office:value="-0.62327313" calcext:value-type="float">
            <text:p>-0.62327313</text:p>
          </table:table-cell>
          <table:table-cell office:value-type="float" office:value="0.00451104" calcext:value-type="float">
            <text:p>0.00451104</text:p>
          </table:table-cell>
          <table:table-cell table:formula="of:=[.B56]-[.G56]" office:value-type="float" office:value="-0.0002135" calcext:value-type="float">
            <text:p>-0.0002135</text:p>
          </table:table-cell>
          <table:table-cell office:value-type="float" office:value="1.20610678" calcext:value-type="float">
            <text:p>1.20610678</text:p>
          </table:table-cell>
          <table:table-cell table:formula="of:=[.B56]-[.I56]" office:value-type="float" office:value="-1.20180924" calcext:value-type="float">
            <text:p>-1.20180924</text:p>
          </table:table-cell>
          <table:table-cell office:value-type="float" office:value="0.57067272" calcext:value-type="float">
            <text:p>0.57067272</text:p>
          </table:table-cell>
          <table:table-cell table:formula="of:=[.B56]-[.K56]" office:value-type="float" office:value="-0.56637518" calcext:value-type="float">
            <text:p>-0.566375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office:value-type="float" office:value="0.2366557" calcext:value-type="float">
            <text:p>0.2366557</text:p>
          </table:table-cell>
          <table:table-cell table:formula="of:=[.B57]-[.C57]" office:value-type="float" office:value="-0.19193772" calcext:value-type="float">
            <text:p>-0.19193772</text:p>
          </table:table-cell>
          <table:table-cell office:value-type="float" office:value="0.23669361" calcext:value-type="float">
            <text:p>0.23669361</text:p>
          </table:table-cell>
          <table:table-cell table:formula="of:=[.B57]-[.E57]" office:value-type="float" office:value="-0.19197563" calcext:value-type="float">
            <text:p>-0.19197563</text:p>
          </table:table-cell>
          <table:table-cell office:value-type="float" office:value="0.04478374" calcext:value-type="float">
            <text:p>0.04478374</text:p>
          </table:table-cell>
          <table:table-cell table:formula="of:=[.B57]-[.G57]" office:value-type="float" office:value="-0.000065759999999998" calcext:value-type="float">
            <text:p>-0.00006576</text:p>
          </table:table-cell>
          <table:table-cell office:value-type="float" office:value="-0.06989634" calcext:value-type="float">
            <text:p>-0.06989634</text:p>
          </table:table-cell>
          <table:table-cell table:formula="of:=[.B57]-[.I57]" office:value-type="float" office:value="0.11461432" calcext:value-type="float">
            <text:p>0.11461432</text:p>
          </table:table-cell>
          <table:table-cell office:value-type="float" office:value="0.04471798" calcext:value-type="float">
            <text:p>0.04471798</text:p>
          </table:table-cell>
          <table:table-cell table:formula="of:=[.B57]-[.K5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office:value-type="float" office:value="-0.40805875" calcext:value-type="float">
            <text:p>-0.40805875</text:p>
          </table:table-cell>
          <table:table-cell table:formula="of:=[.B58]-[.C58]" office:value-type="float" office:value="0.41460161" calcext:value-type="float">
            <text:p>0.41460161</text:p>
          </table:table-cell>
          <table:table-cell office:value-type="float" office:value="-0.40806737" calcext:value-type="float">
            <text:p>-0.40806737</text:p>
          </table:table-cell>
          <table:table-cell table:formula="of:=[.B58]-[.E58]" office:value-type="float" office:value="0.41461023" calcext:value-type="float">
            <text:p>0.41461023</text:p>
          </table:table-cell>
          <table:table-cell office:value-type="float" office:value="0.00662453" calcext:value-type="float">
            <text:p>0.00662453</text:p>
          </table:table-cell>
          <table:table-cell table:formula="of:=[.B58]-[.G58]" office:value-type="float" office:value="-0.0000816699999999998" calcext:value-type="float">
            <text:p>-0.00008167</text:p>
          </table:table-cell>
          <table:table-cell office:value-type="float" office:value="-0.20635812" calcext:value-type="float">
            <text:p>-0.20635812</text:p>
          </table:table-cell>
          <table:table-cell table:formula="of:=[.B58]-[.I58]" office:value-type="float" office:value="0.21290098" calcext:value-type="float">
            <text:p>0.21290098</text:p>
          </table:table-cell>
          <table:table-cell office:value-type="float" office:value="-0.71404321" calcext:value-type="float">
            <text:p>-0.71404321</text:p>
          </table:table-cell>
          <table:table-cell table:formula="of:=[.B58]-[.K58]" office:value-type="float" office:value="0.72058607" calcext:value-type="float">
            <text:p>0.720586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office:value-type="float" office:value="0.35627932" calcext:value-type="float">
            <text:p>0.35627932</text:p>
          </table:table-cell>
          <table:table-cell table:formula="of:=[.B59]-[.C59]" office:value-type="float" office:value="-0.35632052" calcext:value-type="float">
            <text:p>-0.35632052</text:p>
          </table:table-cell>
          <table:table-cell office:value-type="float" office:value="0.35628067" calcext:value-type="float">
            <text:p>0.35628067</text:p>
          </table:table-cell>
          <table:table-cell table:formula="of:=[.B59]-[.E59]" office:value-type="float" office:value="-0.35632187" calcext:value-type="float">
            <text:p>-0.35632187</text:p>
          </table:table-cell>
          <table:table-cell office:value-type="float" office:value="0.00015725" calcext:value-type="float">
            <text:p>0.00015725</text:p>
          </table:table-cell>
          <table:table-cell table:formula="of:=[.B59]-[.G59]" office:value-type="float" office:value="-0.00019845" calcext:value-type="float">
            <text:p>-0.00019845</text:p>
          </table:table-cell>
          <table:table-cell office:value-type="float" office:value="1.80828473" calcext:value-type="float">
            <text:p>1.80828473</text:p>
          </table:table-cell>
          <table:table-cell table:formula="of:=[.B59]-[.I59]" office:value-type="float" office:value="-1.80832593" calcext:value-type="float">
            <text:p>-1.80832593</text:p>
          </table:table-cell>
          <table:table-cell office:value-type="float" office:value="-0.72360168" calcext:value-type="float">
            <text:p>-0.72360168</text:p>
          </table:table-cell>
          <table:table-cell table:formula="of:=[.B59]-[.K59]" office:value-type="float" office:value="0.72356048" calcext:value-type="float">
            <text:p>0.723560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office:value-type="float" office:value="-0.88641218" calcext:value-type="float">
            <text:p>-0.88641218</text:p>
          </table:table-cell>
          <table:table-cell table:formula="of:=[.B60]-[.C60]" office:value-type="float" office:value="0.88641545" calcext:value-type="float">
            <text:p>0.88641545</text:p>
          </table:table-cell>
          <table:table-cell office:value-type="float" office:value="-0.88641132" calcext:value-type="float">
            <text:p>-0.88641132</text:p>
          </table:table-cell>
          <table:table-cell table:formula="of:=[.B60]-[.E60]" office:value-type="float" office:value="0.88641459" calcext:value-type="float">
            <text:p>0.88641459</text:p>
          </table:table-cell>
          <table:table-cell office:value-type="float" office:value="-0.00051352" calcext:value-type="float">
            <text:p>-0.00051352</text:p>
          </table:table-cell>
          <table:table-cell table:formula="of:=[.B60]-[.G60]" office:value-type="float" office:value="0.00051679" calcext:value-type="float">
            <text:p>0.00051679</text:p>
          </table:table-cell>
          <table:table-cell office:value-type="float" office:value="-0.17512893" calcext:value-type="float">
            <text:p>-0.17512893</text:p>
          </table:table-cell>
          <table:table-cell table:formula="of:=[.B60]-[.I60]" office:value-type="float" office:value="0.1751322" calcext:value-type="float">
            <text:p>0.1751322</text:p>
          </table:table-cell>
          <table:table-cell office:value-type="float" office:value="0.61502429" calcext:value-type="float">
            <text:p>0.61502429</text:p>
          </table:table-cell>
          <table:table-cell table:formula="of:=[.B60]-[.K60]" office:value-type="float" office:value="-0.61502102" calcext:value-type="float">
            <text:p>-0.615021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office:value-type="float" office:value="-1.129492" calcext:value-type="float">
            <text:p>-1.129492</text:p>
          </table:table-cell>
          <table:table-cell table:formula="of:=[.B61]-[.C61]" office:value-type="float" office:value="1.13507983" calcext:value-type="float">
            <text:p>1.13507983</text:p>
          </table:table-cell>
          <table:table-cell office:value-type="float" office:value="-1.1296512" calcext:value-type="float">
            <text:p>-1.1296512</text:p>
          </table:table-cell>
          <table:table-cell table:formula="of:=[.B61]-[.E61]" office:value-type="float" office:value="1.13523903" calcext:value-type="float">
            <text:p>1.13523903</text:p>
          </table:table-cell>
          <table:table-cell office:value-type="float" office:value="0.00495739" calcext:value-type="float">
            <text:p>0.00495739</text:p>
          </table:table-cell>
          <table:table-cell table:formula="of:=[.B61]-[.G61]" office:value-type="float" office:value="0.00063044" calcext:value-type="float">
            <text:p>0.00063044</text:p>
          </table:table-cell>
          <table:table-cell office:value-type="float" office:value="-1.40437052" calcext:value-type="float">
            <text:p>-1.40437052</text:p>
          </table:table-cell>
          <table:table-cell table:formula="of:=[.B61]-[.I61]" office:value-type="float" office:value="1.40995835" calcext:value-type="float">
            <text:p>1.40995835</text:p>
          </table:table-cell>
          <table:table-cell office:value-type="float" office:value="0.00416979" calcext:value-type="float">
            <text:p>0.00416979</text:p>
          </table:table-cell>
          <table:table-cell table:formula="of:=[.B61]-[.K61]" office:value-type="float" office:value="0.00141804" calcext:value-type="float">
            <text:p>0.001418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office:value-type="float" office:value="0.61801838" calcext:value-type="float">
            <text:p>0.61801838</text:p>
          </table:table-cell>
          <table:table-cell table:formula="of:=[.B62]-[.C62]" office:value-type="float" office:value="-0.61759749" calcext:value-type="float">
            <text:p>-0.61759749</text:p>
          </table:table-cell>
          <table:table-cell office:value-type="float" office:value="0.61804945" calcext:value-type="float">
            <text:p>0.61804945</text:p>
          </table:table-cell>
          <table:table-cell table:formula="of:=[.B62]-[.E62]" office:value-type="float" office:value="-0.61762856" calcext:value-type="float">
            <text:p>-0.61762856</text:p>
          </table:table-cell>
          <table:table-cell office:value-type="float" office:value="0.00068855" calcext:value-type="float">
            <text:p>0.00068855</text:p>
          </table:table-cell>
          <table:table-cell table:formula="of:=[.B62]-[.G62]" office:value-type="float" office:value="-0.00026766" calcext:value-type="float">
            <text:p>-0.00026766</text:p>
          </table:table-cell>
          <table:table-cell office:value-type="float" office:value="0.30573091" calcext:value-type="float">
            <text:p>0.30573091</text:p>
          </table:table-cell>
          <table:table-cell table:formula="of:=[.B62]-[.I62]" office:value-type="float" office:value="-0.30531002" calcext:value-type="float">
            <text:p>-0.30531002</text:p>
          </table:table-cell>
          <table:table-cell office:value-type="float" office:value="0.81748266" calcext:value-type="float">
            <text:p>0.81748266</text:p>
          </table:table-cell>
          <table:table-cell table:formula="of:=[.B62]-[.K62]" office:value-type="float" office:value="-0.81706177" calcext:value-type="float">
            <text:p>-0.817061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office:value-type="float" office:value="0.51592029" calcext:value-type="float">
            <text:p>0.51592029</text:p>
          </table:table-cell>
          <table:table-cell table:formula="of:=[.B63]-[.C63]" office:value-type="float" office:value="-0.51344199" calcext:value-type="float">
            <text:p>-0.51344199</text:p>
          </table:table-cell>
          <table:table-cell office:value-type="float" office:value="0.5160708" calcext:value-type="float">
            <text:p>0.5160708</text:p>
          </table:table-cell>
          <table:table-cell table:formula="of:=[.B63]-[.E63]" office:value-type="float" office:value="-0.5135925" calcext:value-type="float">
            <text:p>-0.5135925</text:p>
          </table:table-cell>
          <table:table-cell office:value-type="float" office:value="0.00307077" calcext:value-type="float">
            <text:p>0.00307077</text:p>
          </table:table-cell>
          <table:table-cell table:formula="of:=[.B63]-[.G63]" office:value-type="float" office:value="-0.00059247" calcext:value-type="float">
            <text:p>-0.00059247</text:p>
          </table:table-cell>
          <table:table-cell office:value-type="float" office:value="-0.94115119" calcext:value-type="float">
            <text:p>-0.94115119</text:p>
          </table:table-cell>
          <table:table-cell table:formula="of:=[.B63]-[.I63]" office:value-type="float" office:value="0.94362949" calcext:value-type="float">
            <text:p>0.94362949</text:p>
          </table:table-cell>
          <table:table-cell office:value-type="float" office:value="0.21746037" calcext:value-type="float">
            <text:p>0.21746037</text:p>
          </table:table-cell>
          <table:table-cell table:formula="of:=[.B63]-[.K63]" office:value-type="float" office:value="-0.21498207" calcext:value-type="float">
            <text:p>-0.214982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office:value-type="float" office:value="0.37740819" calcext:value-type="float">
            <text:p>0.37740819</text:p>
          </table:table-cell>
          <table:table-cell table:formula="of:=[.B64]-[.C64]" office:value-type="float" office:value="0.90640181" calcext:value-type="float">
            <text:p>0.90640181</text:p>
          </table:table-cell>
          <table:table-cell office:value-type="float" office:value="0.37728549" calcext:value-type="float">
            <text:p>0.37728549</text:p>
          </table:table-cell>
          <table:table-cell table:formula="of:=[.B64]-[.E64]" office:value-type="float" office:value="0.90652451" calcext:value-type="float">
            <text:p>0.90652451</text:p>
          </table:table-cell>
          <table:table-cell office:value-type="float" office:value="1.28328409" calcext:value-type="float">
            <text:p>1.28328409</text:p>
          </table:table-cell>
          <table:table-cell table:formula="of:=[.B64]-[.G64]" office:value-type="float" office:value="0.000525909999999907" calcext:value-type="float">
            <text:p>0.00052591</text:p>
          </table:table-cell>
          <table:table-cell office:value-type="float" office:value="0.66334438" calcext:value-type="float">
            <text:p>0.66334438</text:p>
          </table:table-cell>
          <table:table-cell table:formula="of:=[.B64]-[.I64]" office:value-type="float" office:value="0.62046562" calcext:value-type="float">
            <text:p>0.62046562</text:p>
          </table:table-cell>
          <table:table-cell office:value-type="float" office:value="1.28381" calcext:value-type="float">
            <text:p>1.28381</text:p>
          </table:table-cell>
          <table:table-cell table:formula="of:=[.B64]-[.K6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office:value-type="float" office:value="-0.08188461" calcext:value-type="float">
            <text:p>-0.08188461</text:p>
          </table:table-cell>
          <table:table-cell table:formula="of:=[.B65]-[.C65]" office:value-type="float" office:value="0.09170398" calcext:value-type="float">
            <text:p>0.09170398</text:p>
          </table:table-cell>
          <table:table-cell office:value-type="float" office:value="-0.08043069" calcext:value-type="float">
            <text:p>-0.08043069</text:p>
          </table:table-cell>
          <table:table-cell table:formula="of:=[.B65]-[.E65]" office:value-type="float" office:value="0.09025006" calcext:value-type="float">
            <text:p>0.09025006</text:p>
          </table:table-cell>
          <table:table-cell office:value-type="float" office:value="0.00980397" calcext:value-type="float">
            <text:p>0.00980397</text:p>
          </table:table-cell>
          <table:table-cell table:formula="of:=[.B65]-[.G65]" office:value-type="float" office:value="0.0000154000000000005" calcext:value-type="float">
            <text:p>0.0000154</text:p>
          </table:table-cell>
          <table:table-cell office:value-type="float" office:value="-0.35677315" calcext:value-type="float">
            <text:p>-0.35677315</text:p>
          </table:table-cell>
          <table:table-cell table:formula="of:=[.B65]-[.I65]" office:value-type="float" office:value="0.36659252" calcext:value-type="float">
            <text:p>0.36659252</text:p>
          </table:table-cell>
          <table:table-cell office:value-type="float" office:value="0.12497643" calcext:value-type="float">
            <text:p>0.12497643</text:p>
          </table:table-cell>
          <table:table-cell table:formula="of:=[.B65]-[.K65]" office:value-type="float" office:value="-0.11515706" calcext:value-type="float">
            <text:p>-0.115157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office:value-type="float" office:value="2.1515781" calcext:value-type="float">
            <text:p>2.1515781</text:p>
          </table:table-cell>
          <table:table-cell table:formula="of:=[.B66]-[.C66]" office:value-type="float" office:value="-2.15019839" calcext:value-type="float">
            <text:p>-2.15019839</text:p>
          </table:table-cell>
          <table:table-cell office:value-type="float" office:value="2.1522778" calcext:value-type="float">
            <text:p>2.1522778</text:p>
          </table:table-cell>
          <table:table-cell table:formula="of:=[.B66]-[.E66]" office:value-type="float" office:value="-2.15089809" calcext:value-type="float">
            <text:p>-2.15089809</text:p>
          </table:table-cell>
          <table:table-cell office:value-type="float" office:value="0.00174657" calcext:value-type="float">
            <text:p>0.00174657</text:p>
          </table:table-cell>
          <table:table-cell table:formula="of:=[.B66]-[.G66]" office:value-type="float" office:value="-0.00036686" calcext:value-type="float">
            <text:p>-0.00036686</text:p>
          </table:table-cell>
          <table:table-cell office:value-type="float" office:value="2.88349609" calcext:value-type="float">
            <text:p>2.88349609</text:p>
          </table:table-cell>
          <table:table-cell table:formula="of:=[.B66]-[.I66]" office:value-type="float" office:value="-2.88211638" calcext:value-type="float">
            <text:p>-2.88211638</text:p>
          </table:table-cell>
          <table:table-cell office:value-type="float" office:value="0.00137971" calcext:value-type="float">
            <text:p>0.00137971</text:p>
          </table:table-cell>
          <table:table-cell table:formula="of:=[.B66]-[.K6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office:value-type="float" office:value="-1.69491105" calcext:value-type="float">
            <text:p>-1.69491105</text:p>
          </table:table-cell>
          <table:table-cell table:formula="of:=[.B67]-[.C67]" office:value-type="float" office:value="1.61453078" calcext:value-type="float">
            <text:p>1.61453078</text:p>
          </table:table-cell>
          <table:table-cell office:value-type="float" office:value="-1.69542208" calcext:value-type="float">
            <text:p>-1.69542208</text:p>
          </table:table-cell>
          <table:table-cell table:formula="of:=[.B67]-[.E67]" office:value-type="float" office:value="1.61504181" calcext:value-type="float">
            <text:p>1.61504181</text:p>
          </table:table-cell>
          <table:table-cell office:value-type="float" office:value="-0.08065574" calcext:value-type="float">
            <text:p>-0.08065574</text:p>
          </table:table-cell>
          <table:table-cell table:formula="of:=[.B67]-[.G67]" office:value-type="float" office:value="0.00027547" calcext:value-type="float">
            <text:p>0.00027547</text:p>
          </table:table-cell>
          <table:table-cell office:value-type="float" office:value="1.54367901" calcext:value-type="float">
            <text:p>1.54367901</text:p>
          </table:table-cell>
          <table:table-cell table:formula="of:=[.B67]-[.I67]" office:value-type="float" office:value="-1.62405928" calcext:value-type="float">
            <text:p>-1.62405928</text:p>
          </table:table-cell>
          <table:table-cell office:value-type="float" office:value="-0.06328113" calcext:value-type="float">
            <text:p>-0.06328113</text:p>
          </table:table-cell>
          <table:table-cell table:formula="of:=[.B67]-[.K67]" office:value-type="float" office:value="-0.01709914" calcext:value-type="float">
            <text:p>-0.017099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office:value-type="float" office:value="-2.01038242" calcext:value-type="float">
            <text:p>-2.01038242</text:p>
          </table:table-cell>
          <table:table-cell table:formula="of:=[.B68]-[.C68]" office:value-type="float" office:value="2.01237649" calcext:value-type="float">
            <text:p>2.01237649</text:p>
          </table:table-cell>
          <table:table-cell office:value-type="float" office:value="-2.01145205" calcext:value-type="float">
            <text:p>-2.01145205</text:p>
          </table:table-cell>
          <table:table-cell table:formula="of:=[.B68]-[.E68]" office:value-type="float" office:value="2.01344612" calcext:value-type="float">
            <text:p>2.01344612</text:p>
          </table:table-cell>
          <table:table-cell office:value-type="float" office:value="0.00240925" calcext:value-type="float">
            <text:p>0.00240925</text:p>
          </table:table-cell>
          <table:table-cell table:formula="of:=[.B68]-[.G68]" office:value-type="float" office:value="-0.00041518" calcext:value-type="float">
            <text:p>-0.00041518</text:p>
          </table:table-cell>
          <table:table-cell office:value-type="float" office:value="-3.23815947" calcext:value-type="float">
            <text:p>-3.23815947</text:p>
          </table:table-cell>
          <table:table-cell table:formula="of:=[.B68]-[.I68]" office:value-type="float" office:value="3.24015354" calcext:value-type="float">
            <text:p>3.24015354</text:p>
          </table:table-cell>
          <table:table-cell office:value-type="float" office:value="0.00514774" calcext:value-type="float">
            <text:p>0.00514774</text:p>
          </table:table-cell>
          <table:table-cell table:formula="of:=[.B68]-[.K68]" office:value-type="float" office:value="-0.00315367" calcext:value-type="float">
            <text:p>-0.003153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office:value-type="float" office:value="0.40953985" calcext:value-type="float">
            <text:p>0.40953985</text:p>
          </table:table-cell>
          <table:table-cell table:formula="of:=[.B69]-[.C69]" office:value-type="float" office:value="-0.40951415" calcext:value-type="float">
            <text:p>-0.40951415</text:p>
          </table:table-cell>
          <table:table-cell office:value-type="float" office:value="0.41072046" calcext:value-type="float">
            <text:p>0.41072046</text:p>
          </table:table-cell>
          <table:table-cell table:formula="of:=[.B69]-[.E69]" office:value-type="float" office:value="-0.41069476" calcext:value-type="float">
            <text:p>-0.41069476</text:p>
          </table:table-cell>
          <table:table-cell office:value-type="float" office:value="0.00030644" calcext:value-type="float">
            <text:p>0.00030644</text:p>
          </table:table-cell>
          <table:table-cell table:formula="of:=[.B69]-[.G69]" office:value-type="float" office:value="-0.00028074" calcext:value-type="float">
            <text:p>-0.00028074</text:p>
          </table:table-cell>
          <table:table-cell office:value-type="float" office:value="0.55912961" calcext:value-type="float">
            <text:p>0.55912961</text:p>
          </table:table-cell>
          <table:table-cell table:formula="of:=[.B69]-[.I69]" office:value-type="float" office:value="-0.55910391" calcext:value-type="float">
            <text:p>-0.55910391</text:p>
          </table:table-cell>
          <table:table-cell office:value-type="float" office:value="0.62692125" calcext:value-type="float">
            <text:p>0.62692125</text:p>
          </table:table-cell>
          <table:table-cell table:formula="of:=[.B69]-[.K69]" office:value-type="float" office:value="-0.62689555" calcext:value-type="float">
            <text:p>-0.626895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office:value-type="float" office:value="0.44493263" calcext:value-type="float">
            <text:p>0.44493263</text:p>
          </table:table-cell>
          <table:table-cell table:formula="of:=[.B70]-[.C70]" office:value-type="float" office:value="-0.4447582" calcext:value-type="float">
            <text:p>-0.4447582</text:p>
          </table:table-cell>
          <table:table-cell office:value-type="float" office:value="0.44405277" calcext:value-type="float">
            <text:p>0.44405277</text:p>
          </table:table-cell>
          <table:table-cell table:formula="of:=[.B70]-[.E70]" office:value-type="float" office:value="-0.44387834" calcext:value-type="float">
            <text:p>-0.44387834</text:p>
          </table:table-cell>
          <table:table-cell office:value-type="float" office:value="0.00040004" calcext:value-type="float">
            <text:p>0.00040004</text:p>
          </table:table-cell>
          <table:table-cell table:formula="of:=[.B70]-[.G70]" office:value-type="float" office:value="-0.00022561" calcext:value-type="float">
            <text:p>-0.00022561</text:p>
          </table:table-cell>
          <table:table-cell office:value-type="float" office:value="2.02465552" calcext:value-type="float">
            <text:p>2.02465552</text:p>
          </table:table-cell>
          <table:table-cell table:formula="of:=[.B70]-[.I70]" office:value-type="float" office:value="-2.02448109" calcext:value-type="float">
            <text:p>-2.02448109</text:p>
          </table:table-cell>
          <table:table-cell office:value-type="float" office:value="-0.00896548" calcext:value-type="float">
            <text:p>-0.00896548</text:p>
          </table:table-cell>
          <table:table-cell table:formula="of:=[.B70]-[.K70]" office:value-type="float" office:value="0.00913991" calcext:value-type="float">
            <text:p>0.009139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office:value-type="float" office:value="-0.89747673" calcext:value-type="float">
            <text:p>-0.89747673</text:p>
          </table:table-cell>
          <table:table-cell table:formula="of:=[.B71]-[.C71]" office:value-type="float" office:value="0.89965216" calcext:value-type="float">
            <text:p>0.89965216</text:p>
          </table:table-cell>
          <table:table-cell office:value-type="float" office:value="-0.89756378" calcext:value-type="float">
            <text:p>-0.89756378</text:p>
          </table:table-cell>
          <table:table-cell table:formula="of:=[.B71]-[.E71]" office:value-type="float" office:value="0.89973921" calcext:value-type="float">
            <text:p>0.89973921</text:p>
          </table:table-cell>
          <table:table-cell office:value-type="float" office:value="0.00222606" calcext:value-type="float">
            <text:p>0.00222606</text:p>
          </table:table-cell>
          <table:table-cell table:formula="of:=[.B71]-[.G71]" office:value-type="float" office:value="-0.0000506300000000003" calcext:value-type="float">
            <text:p>-0.00005063</text:p>
          </table:table-cell>
          <table:table-cell office:value-type="float" office:value="-1.08528948" calcext:value-type="float">
            <text:p>-1.08528948</text:p>
          </table:table-cell>
          <table:table-cell table:formula="of:=[.B71]-[.I71]" office:value-type="float" office:value="1.08746491" calcext:value-type="float">
            <text:p>1.08746491</text:p>
          </table:table-cell>
          <table:table-cell office:value-type="float" office:value="-0.01459909" calcext:value-type="float">
            <text:p>-0.01459909</text:p>
          </table:table-cell>
          <table:table-cell table:formula="of:=[.B71]-[.K71]" office:value-type="float" office:value="0.01677452" calcext:value-type="float">
            <text:p>0.016774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office:value-type="float" office:value="-2.16092874" calcext:value-type="float">
            <text:p>-2.16092874</text:p>
          </table:table-cell>
          <table:table-cell table:formula="of:=[.B72]-[.C72]" office:value-type="float" office:value="2.16080773" calcext:value-type="float">
            <text:p>2.16080773</text:p>
          </table:table-cell>
          <table:table-cell office:value-type="float" office:value="-2.16134371" calcext:value-type="float">
            <text:p>-2.16134371</text:p>
          </table:table-cell>
          <table:table-cell table:formula="of:=[.B72]-[.E72]" office:value-type="float" office:value="2.1612227" calcext:value-type="float">
            <text:p>2.1612227</text:p>
          </table:table-cell>
          <table:table-cell office:value-type="float" office:value="-0.00061461" calcext:value-type="float">
            <text:p>-0.00061461</text:p>
          </table:table-cell>
          <table:table-cell table:formula="of:=[.B72]-[.G72]" office:value-type="float" office:value="0.0004936" calcext:value-type="float">
            <text:p>0.0004936</text:p>
          </table:table-cell>
          <table:table-cell office:value-type="float" office:value="1.86812079" calcext:value-type="float">
            <text:p>1.86812079</text:p>
          </table:table-cell>
          <table:table-cell table:formula="of:=[.B72]-[.I72]" office:value-type="float" office:value="-1.8682418" calcext:value-type="float">
            <text:p>-1.8682418</text:p>
          </table:table-cell>
          <table:table-cell office:value-type="float" office:value="-0.26237647" calcext:value-type="float">
            <text:p>-0.26237647</text:p>
          </table:table-cell>
          <table:table-cell table:formula="of:=[.B72]-[.K72]" office:value-type="float" office:value="0.26225546" calcext:value-type="float">
            <text:p>0.262255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office:value-type="float" office:value="-1.36166184" calcext:value-type="float">
            <text:p>-1.36166184</text:p>
          </table:table-cell>
          <table:table-cell table:formula="of:=[.B73]-[.C73]" office:value-type="float" office:value="1.36349221" calcext:value-type="float">
            <text:p>1.36349221</text:p>
          </table:table-cell>
          <table:table-cell office:value-type="float" office:value="-1.36221335" calcext:value-type="float">
            <text:p>-1.36221335</text:p>
          </table:table-cell>
          <table:table-cell table:formula="of:=[.B73]-[.E73]" office:value-type="float" office:value="1.36404372" calcext:value-type="float">
            <text:p>1.36404372</text:p>
          </table:table-cell>
          <table:table-cell office:value-type="float" office:value="0.00205325" calcext:value-type="float">
            <text:p>0.00205325</text:p>
          </table:table-cell>
          <table:table-cell table:formula="of:=[.B73]-[.G73]" office:value-type="float" office:value="-0.00022288" calcext:value-type="float">
            <text:p>-0.00022288</text:p>
          </table:table-cell>
          <table:table-cell office:value-type="float" office:value="-5.40875645" calcext:value-type="float">
            <text:p>-5.40875645</text:p>
          </table:table-cell>
          <table:table-cell table:formula="of:=[.B73]-[.I73]" office:value-type="float" office:value="5.41058682" calcext:value-type="float">
            <text:p>5.41058682</text:p>
          </table:table-cell>
          <table:table-cell office:value-type="float" office:value="-0.01809781" calcext:value-type="float">
            <text:p>-0.01809781</text:p>
          </table:table-cell>
          <table:table-cell table:formula="of:=[.B73]-[.K73]" office:value-type="float" office:value="0.01992818" calcext:value-type="float">
            <text:p>0.019928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office:value-type="float" office:value="-0.42065117" calcext:value-type="float">
            <text:p>-0.42065117</text:p>
          </table:table-cell>
          <table:table-cell table:formula="of:=[.B74]-[.C74]" office:value-type="float" office:value="0.84866517" calcext:value-type="float">
            <text:p>0.84866517</text:p>
          </table:table-cell>
          <table:table-cell office:value-type="float" office:value="-0.4205688" calcext:value-type="float">
            <text:p>-0.4205688</text:p>
          </table:table-cell>
          <table:table-cell table:formula="of:=[.B74]-[.E74]" office:value-type="float" office:value="0.8485828" calcext:value-type="float">
            <text:p>0.8485828</text:p>
          </table:table-cell>
          <table:table-cell office:value-type="float" office:value="0.42752171" calcext:value-type="float">
            <text:p>0.42752171</text:p>
          </table:table-cell>
          <table:table-cell table:formula="of:=[.B74]-[.G74]" office:value-type="float" office:value="0.000492290000000006" calcext:value-type="float">
            <text:p>0.00049229</text:p>
          </table:table-cell>
          <table:table-cell office:value-type="float" office:value="-0.25876782" calcext:value-type="float">
            <text:p>-0.25876782</text:p>
          </table:table-cell>
          <table:table-cell table:formula="of:=[.B74]-[.I74]" office:value-type="float" office:value="0.68678182" calcext:value-type="float">
            <text:p>0.68678182</text:p>
          </table:table-cell>
          <table:table-cell office:value-type="float" office:value="0.428014" calcext:value-type="float">
            <text:p>0.428014</text:p>
          </table:table-cell>
          <table:table-cell table:formula="of:=[.B74]-[.K7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office:value-type="float" office:value="0.01058278" calcext:value-type="float">
            <text:p>0.01058278</text:p>
          </table:table-cell>
          <table:table-cell table:formula="of:=[.B75]-[.C75]" office:value-type="float" office:value="-0.00354469" calcext:value-type="float">
            <text:p>-0.00354469</text:p>
          </table:table-cell>
          <table:table-cell office:value-type="float" office:value="0.01124895" calcext:value-type="float">
            <text:p>0.01124895</text:p>
          </table:table-cell>
          <table:table-cell table:formula="of:=[.B75]-[.E75]" office:value-type="float" office:value="-0.00421086" calcext:value-type="float">
            <text:p>-0.00421086</text:p>
          </table:table-cell>
          <table:table-cell office:value-type="float" office:value="0.00703568" calcext:value-type="float">
            <text:p>0.00703568</text:p>
          </table:table-cell>
          <table:table-cell table:formula="of:=[.B75]-[.G75]" office:value-type="float" office:value="0.00000241000000000043" calcext:value-type="float">
            <text:p>0.00000241</text:p>
          </table:table-cell>
          <table:table-cell office:value-type="float" office:value="0.10235879" calcext:value-type="float">
            <text:p>0.10235879</text:p>
          </table:table-cell>
          <table:table-cell table:formula="of:=[.B75]-[.I75]" office:value-type="float" office:value="-0.0953207" calcext:value-type="float">
            <text:p>-0.0953207</text:p>
          </table:table-cell>
          <table:table-cell office:value-type="float" office:value="0.00703809" calcext:value-type="float">
            <text:p>0.00703809</text:p>
          </table:table-cell>
          <table:table-cell table:formula="of:=[.B75]-[.K7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office:value-type="float" office:value="0.03788755" calcext:value-type="float">
            <text:p>0.03788755</text:p>
          </table:table-cell>
          <table:table-cell table:formula="of:=[.B76]-[.C76]" office:value-type="float" office:value="-0.03789836" calcext:value-type="float">
            <text:p>-0.03789836</text:p>
          </table:table-cell>
          <table:table-cell office:value-type="float" office:value="0.03789497" calcext:value-type="float">
            <text:p>0.03789497</text:p>
          </table:table-cell>
          <table:table-cell table:formula="of:=[.B76]-[.E76]" office:value-type="float" office:value="-0.03790578" calcext:value-type="float">
            <text:p>-0.03790578</text:p>
          </table:table-cell>
          <table:table-cell office:value-type="float" office:value="-0.00003244" calcext:value-type="float">
            <text:p>-0.00003244</text:p>
          </table:table-cell>
          <table:table-cell table:formula="of:=[.B76]-[.G76]" office:value-type="float" office:value="0.00002163" calcext:value-type="float">
            <text:p>0.00002163</text:p>
          </table:table-cell>
          <table:table-cell office:value-type="float" office:value="2.25891195" calcext:value-type="float">
            <text:p>2.25891195</text:p>
          </table:table-cell>
          <table:table-cell table:formula="of:=[.B76]-[.I76]" office:value-type="float" office:value="-2.25892276" calcext:value-type="float">
            <text:p>-2.25892276</text:p>
          </table:table-cell>
          <table:table-cell office:value-type="float" office:value="0.16805175" calcext:value-type="float">
            <text:p>0.16805175</text:p>
          </table:table-cell>
          <table:table-cell table:formula="of:=[.B76]-[.K76]" office:value-type="float" office:value="-0.16806256" calcext:value-type="float">
            <text:p>-0.168062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office:value-type="float" office:value="-0.32791399" calcext:value-type="float">
            <text:p>-0.32791399</text:p>
          </table:table-cell>
          <table:table-cell table:formula="of:=[.B77]-[.C77]" office:value-type="float" office:value="0.28824473" calcext:value-type="float">
            <text:p>0.28824473</text:p>
          </table:table-cell>
          <table:table-cell office:value-type="float" office:value="-0.32797822" calcext:value-type="float">
            <text:p>-0.32797822</text:p>
          </table:table-cell>
          <table:table-cell table:formula="of:=[.B77]-[.E77]" office:value-type="float" office:value="0.28830896" calcext:value-type="float">
            <text:p>0.28830896</text:p>
          </table:table-cell>
          <table:table-cell office:value-type="float" office:value="-0.03950472" calcext:value-type="float">
            <text:p>-0.03950472</text:p>
          </table:table-cell>
          <table:table-cell table:formula="of:=[.B77]-[.G77]" office:value-type="float" office:value="-0.000164539999999998" calcext:value-type="float">
            <text:p>-0.00016454</text:p>
          </table:table-cell>
          <table:table-cell office:value-type="float" office:value="4.80455203" calcext:value-type="float">
            <text:p>4.80455203</text:p>
          </table:table-cell>
          <table:table-cell table:formula="of:=[.B77]-[.I77]" office:value-type="float" office:value="-4.84422129" calcext:value-type="float">
            <text:p>-4.84422129</text:p>
          </table:table-cell>
          <table:table-cell office:value-type="float" office:value="-0.02412197" calcext:value-type="float">
            <text:p>-0.02412197</text:p>
          </table:table-cell>
          <table:table-cell table:formula="of:=[.B77]-[.K77]" office:value-type="float" office:value="-0.01554729" calcext:value-type="float">
            <text:p>-0.015547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office:value-type="float" office:value="-0.22788666" calcext:value-type="float">
            <text:p>-0.22788666</text:p>
          </table:table-cell>
          <table:table-cell table:formula="of:=[.B78]-[.C78]" office:value-type="float" office:value="0.22817286" calcext:value-type="float">
            <text:p>0.22817286</text:p>
          </table:table-cell>
          <table:table-cell office:value-type="float" office:value="-0.22787768" calcext:value-type="float">
            <text:p>-0.22787768</text:p>
          </table:table-cell>
          <table:table-cell table:formula="of:=[.B78]-[.E78]" office:value-type="float" office:value="0.22816388" calcext:value-type="float">
            <text:p>0.22816388</text:p>
          </table:table-cell>
          <table:table-cell office:value-type="float" office:value="0.00013319" calcext:value-type="float">
            <text:p>0.00013319</text:p>
          </table:table-cell>
          <table:table-cell table:formula="of:=[.B78]-[.G78]" office:value-type="float" office:value="0.00015301" calcext:value-type="float">
            <text:p>0.00015301</text:p>
          </table:table-cell>
          <table:table-cell office:value-type="float" office:value="4.8100302" calcext:value-type="float">
            <text:p>4.8100302</text:p>
          </table:table-cell>
          <table:table-cell table:formula="of:=[.B78]-[.I78]" office:value-type="float" office:value="-4.809744" calcext:value-type="float">
            <text:p>-4.809744</text:p>
          </table:table-cell>
          <table:table-cell office:value-type="float" office:value="-0.16150215" calcext:value-type="float">
            <text:p>-0.16150215</text:p>
          </table:table-cell>
          <table:table-cell table:formula="of:=[.B78]-[.K78]" office:value-type="float" office:value="0.16178835" calcext:value-type="float">
            <text:p>0.161788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-0.22048297" calcext:value-type="float">
            <text:p>-0.22048297</text:p>
          </table:table-cell>
          <table:table-cell table:formula="of:=[.B79]-[.C79]" office:value-type="float" office:value="0.22048302" calcext:value-type="float">
            <text:p>0.22048302</text:p>
          </table:table-cell>
          <table:table-cell office:value-type="float" office:value="-0.22049358" calcext:value-type="float">
            <text:p>-0.22049358</text:p>
          </table:table-cell>
          <table:table-cell table:formula="of:=[.B79]-[.E79]" office:value-type="float" office:value="0.22049363" calcext:value-type="float">
            <text:p>0.22049363</text:p>
          </table:table-cell>
          <table:table-cell office:value-type="float" office:value="-0.00012783" calcext:value-type="float">
            <text:p>-0.00012783</text:p>
          </table:table-cell>
          <table:table-cell table:formula="of:=[.B79]-[.G79]" office:value-type="float" office:value="0.00012788" calcext:value-type="float">
            <text:p>0.00012788</text:p>
          </table:table-cell>
          <table:table-cell office:value-type="float" office:value="-0.4218124" calcext:value-type="float">
            <text:p>-0.4218124</text:p>
          </table:table-cell>
          <table:table-cell table:formula="of:=[.B79]-[.I79]" office:value-type="float" office:value="0.42181245" calcext:value-type="float">
            <text:p>0.42181245</text:p>
          </table:table-cell>
          <table:table-cell office:value-type="float" office:value="-0.07568446" calcext:value-type="float">
            <text:p>-0.07568446</text:p>
          </table:table-cell>
          <table:table-cell table:formula="of:=[.B79]-[.K79]" office:value-type="float" office:value="0.07568451" calcext:value-type="float">
            <text:p>0.075684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office:value-type="float" office:value="-0.18623472" calcext:value-type="float">
            <text:p>-0.18623472</text:p>
          </table:table-cell>
          <table:table-cell table:formula="of:=[.B80]-[.C80]" office:value-type="float" office:value="0.18619555" calcext:value-type="float">
            <text:p>0.18619555</text:p>
          </table:table-cell>
          <table:table-cell office:value-type="float" office:value="-0.18614284" calcext:value-type="float">
            <text:p>-0.18614284</text:p>
          </table:table-cell>
          <table:table-cell table:formula="of:=[.B80]-[.E80]" office:value-type="float" office:value="0.18610367" calcext:value-type="float">
            <text:p>0.18610367</text:p>
          </table:table-cell>
          <table:table-cell office:value-type="float" office:value="-0.00014744" calcext:value-type="float">
            <text:p>-0.00014744</text:p>
          </table:table-cell>
          <table:table-cell table:formula="of:=[.B80]-[.G80]" office:value-type="float" office:value="0.00010827" calcext:value-type="float">
            <text:p>0.00010827</text:p>
          </table:table-cell>
          <table:table-cell office:value-type="float" office:value="-1.28287821" calcext:value-type="float">
            <text:p>-1.28287821</text:p>
          </table:table-cell>
          <table:table-cell table:formula="of:=[.B80]-[.I80]" office:value-type="float" office:value="1.28283904" calcext:value-type="float">
            <text:p>1.28283904</text:p>
          </table:table-cell>
          <table:table-cell office:value-type="float" office:value="-0.45095372" calcext:value-type="float">
            <text:p>-0.45095372</text:p>
          </table:table-cell>
          <table:table-cell table:formula="of:=[.B80]-[.K80]" office:value-type="float" office:value="0.45091455" calcext:value-type="float">
            <text:p>0.450914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office:value-type="float" office:value="0.38275857" calcext:value-type="float">
            <text:p>0.38275857</text:p>
          </table:table-cell>
          <table:table-cell table:formula="of:=[.B81]-[.C81]" office:value-type="float" office:value="-0.38204595" calcext:value-type="float">
            <text:p>-0.38204595</text:p>
          </table:table-cell>
          <table:table-cell office:value-type="float" office:value="0.3827107" calcext:value-type="float">
            <text:p>0.3827107</text:p>
          </table:table-cell>
          <table:table-cell table:formula="of:=[.B81]-[.E81]" office:value-type="float" office:value="-0.38199808" calcext:value-type="float">
            <text:p>-0.38199808</text:p>
          </table:table-cell>
          <table:table-cell office:value-type="float" office:value="0.00091394" calcext:value-type="float">
            <text:p>0.00091394</text:p>
          </table:table-cell>
          <table:table-cell table:formula="of:=[.B81]-[.G81]" office:value-type="float" office:value="-0.00020132" calcext:value-type="float">
            <text:p>-0.00020132</text:p>
          </table:table-cell>
          <table:table-cell office:value-type="float" office:value="6.26191541" calcext:value-type="float">
            <text:p>6.26191541</text:p>
          </table:table-cell>
          <table:table-cell table:formula="of:=[.B81]-[.I81]" office:value-type="float" office:value="-6.26120279" calcext:value-type="float">
            <text:p>-6.26120279</text:p>
          </table:table-cell>
          <table:table-cell office:value-type="float" office:value="0.00113712" calcext:value-type="float">
            <text:p>0.00113712</text:p>
          </table:table-cell>
          <table:table-cell table:formula="of:=[.B81]-[.K81]" office:value-type="float" office:value="-0.0004245" calcext:value-type="float">
            <text:p>-0.00042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office:value-type="float" office:value="0.01124707" calcext:value-type="float">
            <text:p>0.01124707</text:p>
          </table:table-cell>
          <table:table-cell table:formula="of:=[.B82]-[.C82]" office:value-type="float" office:value="-0.01124717" calcext:value-type="float">
            <text:p>-0.01124717</text:p>
          </table:table-cell>
          <table:table-cell office:value-type="float" office:value="0.01124809" calcext:value-type="float">
            <text:p>0.01124809</text:p>
          </table:table-cell>
          <table:table-cell table:formula="of:=[.B82]-[.E82]" office:value-type="float" office:value="-0.01124819" calcext:value-type="float">
            <text:p>-0.01124819</text:p>
          </table:table-cell>
          <table:table-cell office:value-type="float" office:value="0.00000376" calcext:value-type="float">
            <text:p>0.00000376</text:p>
          </table:table-cell>
          <table:table-cell table:formula="of:=[.B82]-[.G82]" office:value-type="float" office:value="-0.00000386" calcext:value-type="float">
            <text:p>-0.00000386</text:p>
          </table:table-cell>
          <table:table-cell office:value-type="float" office:value="-3.01353052" calcext:value-type="float">
            <text:p>-3.01353052</text:p>
          </table:table-cell>
          <table:table-cell table:formula="of:=[.B82]-[.I82]" office:value-type="float" office:value="3.01353042" calcext:value-type="float">
            <text:p>3.01353042</text:p>
          </table:table-cell>
          <table:table-cell office:value-type="float" office:value="-0.14815475" calcext:value-type="float">
            <text:p>-0.14815475</text:p>
          </table:table-cell>
          <table:table-cell table:formula="of:=[.B82]-[.K82]" office:value-type="float" office:value="0.14815465" calcext:value-type="float">
            <text:p>0.148154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office:value-type="float" office:value="0.22994037" calcext:value-type="float">
            <text:p>0.22994037</text:p>
          </table:table-cell>
          <table:table-cell table:formula="of:=[.B83]-[.C83]" office:value-type="float" office:value="-0.22932593" calcext:value-type="float">
            <text:p>-0.22932593</text:p>
          </table:table-cell>
          <table:table-cell office:value-type="float" office:value="0.22988376" calcext:value-type="float">
            <text:p>0.22988376</text:p>
          </table:table-cell>
          <table:table-cell table:formula="of:=[.B83]-[.E83]" office:value-type="float" office:value="-0.22926932" calcext:value-type="float">
            <text:p>-0.22926932</text:p>
          </table:table-cell>
          <table:table-cell office:value-type="float" office:value="0.0007471" calcext:value-type="float">
            <text:p>0.0007471</text:p>
          </table:table-cell>
          <table:table-cell table:formula="of:=[.B83]-[.G83]" office:value-type="float" office:value="-0.00013266" calcext:value-type="float">
            <text:p>-0.00013266</text:p>
          </table:table-cell>
          <table:table-cell office:value-type="float" office:value="1.79767898" calcext:value-type="float">
            <text:p>1.79767898</text:p>
          </table:table-cell>
          <table:table-cell table:formula="of:=[.B83]-[.I83]" office:value-type="float" office:value="-1.79706454" calcext:value-type="float">
            <text:p>-1.79706454</text:p>
          </table:table-cell>
          <table:table-cell office:value-type="float" office:value="-0.05293754" calcext:value-type="float">
            <text:p>-0.05293754</text:p>
          </table:table-cell>
          <table:table-cell table:formula="of:=[.B83]-[.K83]" office:value-type="float" office:value="0.05355198" calcext:value-type="float">
            <text:p>0.053551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office:value-type="float" office:value="0.35133483" calcext:value-type="float">
            <text:p>0.35133483</text:p>
          </table:table-cell>
          <table:table-cell table:formula="of:=[.B84]-[.C84]" office:value-type="float" office:value="0.84866517" calcext:value-type="float">
            <text:p>0.84866517</text:p>
          </table:table-cell>
          <table:table-cell office:value-type="float" office:value="0.3514172" calcext:value-type="float">
            <text:p>0.3514172</text:p>
          </table:table-cell>
          <table:table-cell table:formula="of:=[.B84]-[.E84]" office:value-type="float" office:value="0.8485828" calcext:value-type="float">
            <text:p>0.8485828</text:p>
          </table:table-cell>
          <table:table-cell office:value-type="float" office:value="1.19950771" calcext:value-type="float">
            <text:p>1.19950771</text:p>
          </table:table-cell>
          <table:table-cell table:formula="of:=[.B84]-[.G84]" office:value-type="float" office:value="0.000492289999999951" calcext:value-type="float">
            <text:p>0.00049229</text:p>
          </table:table-cell>
          <table:table-cell office:value-type="float" office:value="0.51321818" calcext:value-type="float">
            <text:p>0.51321818</text:p>
          </table:table-cell>
          <table:table-cell table:formula="of:=[.B84]-[.I84]" office:value-type="float" office:value="0.68678182" calcext:value-type="float">
            <text:p>0.68678182</text:p>
          </table:table-cell>
          <table:table-cell office:value-type="float" office:value="1.2" calcext:value-type="float">
            <text:p>1.2</text:p>
          </table:table-cell>
          <table:table-cell table:formula="of:=[.B84]-[.K8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2124486" calcext:value-type="float">
            <text:p>-0.02124486</text:p>
          </table:table-cell>
          <table:table-cell table:formula="of:=[.B85]-[.C85]" office:value-type="float" office:value="0.02124486" calcext:value-type="float">
            <text:p>0.02124486</text:p>
          </table:table-cell>
          <table:table-cell office:value-type="float" office:value="-0.02203465" calcext:value-type="float">
            <text:p>-0.02203465</text:p>
          </table:table-cell>
          <table:table-cell table:formula="of:=[.B85]-[.E85]" office:value-type="float" office:value="0.02203465" calcext:value-type="float">
            <text:p>0.02203465</text:p>
          </table:table-cell>
          <table:table-cell office:value-type="float" office:value="-0.00000375" calcext:value-type="float">
            <text:p>-0.00000375</text:p>
          </table:table-cell>
          <table:table-cell table:formula="of:=[.B85]-[.G85]" office:value-type="float" office:value="0.00000375" calcext:value-type="float">
            <text:p>0.00000375</text:p>
          </table:table-cell>
          <table:table-cell office:value-type="float" office:value="-0.05747957" calcext:value-type="float">
            <text:p>-0.05747957</text:p>
          </table:table-cell>
          <table:table-cell table:formula="of:=[.B85]-[.I85]" office:value-type="float" office:value="0.05747957" calcext:value-type="float">
            <text:p>0.05747957</text:p>
          </table:table-cell>
          <table:table-cell office:value-type="float" office:value="0" calcext:value-type="float">
            <text:p>0</text:p>
          </table:table-cell>
          <table:table-cell table:formula="of:=[.B85]-[.K8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4534937" calcext:value-type="float">
            <text:p>-0.04534937</text:p>
          </table:table-cell>
          <table:table-cell table:formula="of:=[.B86]-[.C86]" office:value-type="float" office:value="0.04534937" calcext:value-type="float">
            <text:p>0.04534937</text:p>
          </table:table-cell>
          <table:table-cell office:value-type="float" office:value="-0.04533874" calcext:value-type="float">
            <text:p>-0.04533874</text:p>
          </table:table-cell>
          <table:table-cell table:formula="of:=[.B86]-[.E86]" office:value-type="float" office:value="0.04533874" calcext:value-type="float">
            <text:p>0.04533874</text:p>
          </table:table-cell>
          <table:table-cell office:value-type="float" office:value="-0.00000771" calcext:value-type="float">
            <text:p>-0.00000771</text:p>
          </table:table-cell>
          <table:table-cell table:formula="of:=[.B86]-[.G86]" office:value-type="float" office:value="0.00000771" calcext:value-type="float">
            <text:p>0.00000771</text:p>
          </table:table-cell>
          <table:table-cell office:value-type="float" office:value="-1.13894851" calcext:value-type="float">
            <text:p>-1.13894851</text:p>
          </table:table-cell>
          <table:table-cell table:formula="of:=[.B86]-[.I86]" office:value-type="float" office:value="1.13894851" calcext:value-type="float">
            <text:p>1.13894851</text:p>
          </table:table-cell>
          <table:table-cell office:value-type="float" office:value="0" calcext:value-type="float">
            <text:p>0</text:p>
          </table:table-cell>
          <table:table-cell table:formula="of:=[.B86]-[.K8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3970603" calcext:value-type="float">
            <text:p>-0.13970603</text:p>
          </table:table-cell>
          <table:table-cell table:formula="of:=[.B87]-[.C87]" office:value-type="float" office:value="-0.03029397" calcext:value-type="float">
            <text:p>-0.03029397</text:p>
          </table:table-cell>
          <table:table-cell office:value-type="float" office:value="-0.13967328" calcext:value-type="float">
            <text:p>-0.13967328</text:p>
          </table:table-cell>
          <table:table-cell table:formula="of:=[.B87]-[.E87]" office:value-type="float" office:value="-0.03032672" calcext:value-type="float">
            <text:p>-0.03032672</text:p>
          </table:table-cell>
          <table:table-cell office:value-type="float" office:value="-0.16999485" calcext:value-type="float">
            <text:p>-0.16999485</text:p>
          </table:table-cell>
          <table:table-cell table:formula="of:=[.B87]-[.G87]" office:value-type="float" office:value="-0.00000515000000000931" calcext:value-type="float">
            <text:p>-0.00000515</text:p>
          </table:table-cell>
          <table:table-cell office:value-type="float" office:value="-2.78689353" calcext:value-type="float">
            <text:p>-2.78689353</text:p>
          </table:table-cell>
          <table:table-cell table:formula="of:=[.B87]-[.I87]" office:value-type="float" office:value="2.61689353" calcext:value-type="float">
            <text:p>2.61689353</text:p>
          </table:table-cell>
          <table:table-cell office:value-type="float" office:value="-0.17" calcext:value-type="float">
            <text:p>-0.17</text:p>
          </table:table-cell>
          <table:table-cell table:formula="of:=[.B87]-[.K8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-0.24526166" calcext:value-type="float">
            <text:p>-0.24526166</text:p>
          </table:table-cell>
          <table:table-cell table:formula="of:=[.B88]-[.C88]" office:value-type="float" office:value="0.24758166" calcext:value-type="float">
            <text:p>0.24758166</text:p>
          </table:table-cell>
          <table:table-cell office:value-type="float" office:value="-0.24525988" calcext:value-type="float">
            <text:p>-0.24525988</text:p>
          </table:table-cell>
          <table:table-cell table:formula="of:=[.B88]-[.E88]" office:value-type="float" office:value="0.24757988" calcext:value-type="float">
            <text:p>0.24757988</text:p>
          </table:table-cell>
          <table:table-cell office:value-type="float" office:value="0.00217698" calcext:value-type="float">
            <text:p>0.00217698</text:p>
          </table:table-cell>
          <table:table-cell table:formula="of:=[.B88]-[.G88]" office:value-type="float" office:value="0.00014302" calcext:value-type="float">
            <text:p>0.00014302</text:p>
          </table:table-cell>
          <table:table-cell office:value-type="float" office:value="-7.09946258" calcext:value-type="float">
            <text:p>-7.09946258</text:p>
          </table:table-cell>
          <table:table-cell table:formula="of:=[.B88]-[.I88]" office:value-type="float" office:value="7.10178258" calcext:value-type="float">
            <text:p>7.10178258</text:p>
          </table:table-cell>
          <table:table-cell office:value-type="float" office:value="0.00232" calcext:value-type="float">
            <text:p>0.00232</text:p>
          </table:table-cell>
          <table:table-cell table:formula="of:=[.B88]-[.K8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2199759" calcext:value-type="float">
            <text:p>-0.2199759</text:p>
          </table:table-cell>
          <table:table-cell table:formula="of:=[.B89]-[.C89]" office:value-type="float" office:value="0.2199759" calcext:value-type="float">
            <text:p>0.2199759</text:p>
          </table:table-cell>
          <table:table-cell office:value-type="float" office:value="-0.21996331" calcext:value-type="float">
            <text:p>-0.21996331</text:p>
          </table:table-cell>
          <table:table-cell table:formula="of:=[.B89]-[.E89]" office:value-type="float" office:value="0.21996331" calcext:value-type="float">
            <text:p>0.21996331</text:p>
          </table:table-cell>
          <table:table-cell office:value-type="float" office:value="-0.00012781" calcext:value-type="float">
            <text:p>-0.00012781</text:p>
          </table:table-cell>
          <table:table-cell table:formula="of:=[.B89]-[.G89]" office:value-type="float" office:value="0.00012781" calcext:value-type="float">
            <text:p>0.00012781</text:p>
          </table:table-cell>
          <table:table-cell office:value-type="float" office:value="-0.32838184" calcext:value-type="float">
            <text:p>-0.32838184</text:p>
          </table:table-cell>
          <table:table-cell table:formula="of:=[.B89]-[.I89]" office:value-type="float" office:value="0.32838184" calcext:value-type="float">
            <text:p>0.32838184</text:p>
          </table:table-cell>
          <table:table-cell office:value-type="float" office:value="0" calcext:value-type="float">
            <text:p>0</text:p>
          </table:table-cell>
          <table:table-cell table:formula="of:=[.B89]-[.K8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8673204" calcext:value-type="float">
            <text:p>-0.18673204</text:p>
          </table:table-cell>
          <table:table-cell table:formula="of:=[.B90]-[.C90]" office:value-type="float" office:value="0.18673204" calcext:value-type="float">
            <text:p>0.18673204</text:p>
          </table:table-cell>
          <table:table-cell office:value-type="float" office:value="-0.18669327" calcext:value-type="float">
            <text:p>-0.18669327</text:p>
          </table:table-cell>
          <table:table-cell table:formula="of:=[.B90]-[.E90]" office:value-type="float" office:value="0.18669327" calcext:value-type="float">
            <text:p>0.18669327</text:p>
          </table:table-cell>
          <table:table-cell office:value-type="float" office:value="-0.00010817" calcext:value-type="float">
            <text:p>-0.00010817</text:p>
          </table:table-cell>
          <table:table-cell table:formula="of:=[.B90]-[.G90]" office:value-type="float" office:value="0.00010817" calcext:value-type="float">
            <text:p>0.00010817</text:p>
          </table:table-cell>
          <table:table-cell office:value-type="float" office:value="-1.07348746" calcext:value-type="float">
            <text:p>-1.07348746</text:p>
          </table:table-cell>
          <table:table-cell table:formula="of:=[.B90]-[.I90]" office:value-type="float" office:value="1.07348746" calcext:value-type="float">
            <text:p>1.07348746</text:p>
          </table:table-cell>
          <table:table-cell office:value-type="float" office:value="0" calcext:value-type="float">
            <text:p>0</text:p>
          </table:table-cell>
          <table:table-cell table:formula="of:=[.B90]-[.K9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36669663" calcext:value-type="float">
            <text:p>0.36669663</text:p>
          </table:table-cell>
          <table:table-cell table:formula="of:=[.B91]-[.C91]" office:value-type="float" office:value="-0.36373663" calcext:value-type="float">
            <text:p>-0.36373663</text:p>
          </table:table-cell>
          <table:table-cell office:value-type="float" office:value="0.36662335" calcext:value-type="float">
            <text:p>0.36662335</text:p>
          </table:table-cell>
          <table:table-cell table:formula="of:=[.B91]-[.E91]" office:value-type="float" office:value="-0.36366335" calcext:value-type="float">
            <text:p>-0.36366335</text:p>
          </table:table-cell>
          <table:table-cell office:value-type="float" office:value="0.00317126" calcext:value-type="float">
            <text:p>0.00317126</text:p>
          </table:table-cell>
          <table:table-cell table:formula="of:=[.B91]-[.G91]" office:value-type="float" office:value="-0.00021126" calcext:value-type="float">
            <text:p>-0.00021126</text:p>
          </table:table-cell>
          <table:table-cell office:value-type="float" office:value="-3.66563309" calcext:value-type="float">
            <text:p>-3.66563309</text:p>
          </table:table-cell>
          <table:table-cell table:formula="of:=[.B91]-[.I91]" office:value-type="float" office:value="3.66859309" calcext:value-type="float">
            <text:p>3.66859309</text:p>
          </table:table-cell>
          <table:table-cell office:value-type="float" office:value="0.00296" calcext:value-type="float">
            <text:p>0.00296</text:p>
          </table:table-cell>
          <table:table-cell table:formula="of:=[.B91]-[.K9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0.00824715" calcext:value-type="float">
            <text:p>0.00824715</text:p>
          </table:table-cell>
          <table:table-cell table:formula="of:=[.B92]-[.C92]" office:value-type="float" office:value="-0.00824715" calcext:value-type="float">
            <text:p>-0.00824715</text:p>
          </table:table-cell>
          <table:table-cell office:value-type="float" office:value="0.00824662" calcext:value-type="float">
            <text:p>0.00824662</text:p>
          </table:table-cell>
          <table:table-cell table:formula="of:=[.B92]-[.E92]" office:value-type="float" office:value="-0.00824662" calcext:value-type="float">
            <text:p>-0.00824662</text:p>
          </table:table-cell>
          <table:table-cell office:value-type="float" office:value="0.00000506" calcext:value-type="float">
            <text:p>0.00000506</text:p>
          </table:table-cell>
          <table:table-cell table:formula="of:=[.B92]-[.G92]" office:value-type="float" office:value="-0.00000506" calcext:value-type="float">
            <text:p>-0.00000506</text:p>
          </table:table-cell>
          <table:table-cell office:value-type="float" office:value="1.42391272" calcext:value-type="float">
            <text:p>1.42391272</text:p>
          </table:table-cell>
          <table:table-cell table:formula="of:=[.B92]-[.I92]" office:value-type="float" office:value="-1.42391272" calcext:value-type="float">
            <text:p>-1.42391272</text:p>
          </table:table-cell>
          <table:table-cell office:value-type="float" office:value="0" calcext:value-type="float">
            <text:p>0</text:p>
          </table:table-cell>
          <table:table-cell table:formula="of:=[.B92]-[.K9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22913267" calcext:value-type="float">
            <text:p>0.22913267</text:p>
          </table:table-cell>
          <table:table-cell table:formula="of:=[.B93]-[.C93]" office:value-type="float" office:value="-0.22777267" calcext:value-type="float">
            <text:p>-0.22777267</text:p>
          </table:table-cell>
          <table:table-cell office:value-type="float" office:value="0.22905795" calcext:value-type="float">
            <text:p>0.22905795</text:p>
          </table:table-cell>
          <table:table-cell table:formula="of:=[.B93]-[.E93]" office:value-type="float" office:value="-0.22769795" calcext:value-type="float">
            <text:p>-0.22769795</text:p>
          </table:table-cell>
          <table:table-cell office:value-type="float" office:value="0.00149261" calcext:value-type="float">
            <text:p>0.00149261</text:p>
          </table:table-cell>
          <table:table-cell table:formula="of:=[.B93]-[.G93]" office:value-type="float" office:value="-0.00013261" calcext:value-type="float">
            <text:p>-0.00013261</text:p>
          </table:table-cell>
          <table:table-cell office:value-type="float" office:value="-0.19216219" calcext:value-type="float">
            <text:p>-0.19216219</text:p>
          </table:table-cell>
          <table:table-cell table:formula="of:=[.B93]-[.I93]" office:value-type="float" office:value="0.19352219" calcext:value-type="float">
            <text:p>0.19352219</text:p>
          </table:table-cell>
          <table:table-cell office:value-type="float" office:value="0.00136" calcext:value-type="float">
            <text:p>0.00136</text:p>
          </table:table-cell>
          <table:table-cell table:formula="of:=[.B93]-[.K93]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1" office:value-type="string" calcext:value-type="string" table:number-columns-spanned="5" table:number-rows-spanned="1">
            <text:p>using a priori, robotran simulation and idyntree identification, QR decomposition</text:p>
          </table:table-cell>
          <table:covered-table-cell table:number-columns-repeated="2"/>
          <table:covered-table-cell table:number-columns-repeated="2" table:style-name="ce2"/>
          <table:table-cell table:style-name="ce2"/>
          <table:table-cell table:style-name="ce1"/>
          <table:table-cell table:number-columns-repeated="4"/>
          <table:table-cell table:style-name="ce6" office:value-type="string" calcext:value-type="string" table:number-columns-spanned="2" table:number-rows-spanned="1">
            <text:p>also using essential</text:p>
          </table:table-cell>
          <table:covered-table-cell/>
          <table:table-cell/>
        </table:table-row>
        <table:table-row table:style-name="ro4">
          <table:table-cell/>
          <table:table-cell table:style-name="ce1" office:value-type="string" calcext:value-type="string">
            <text:p>CAD</text:p>
          </table:table-cell>
          <table:table-cell table:style-name="ce3" office:value-type="string" calcext:value-type="string">
            <text:p>direct standard params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<text:s/>a priori, using standard directly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essential, weighted with essential</text:p>
          </table:table-cell>
          <table:table-cell table:style-name="ce1" office:value-type="string" calcext:value-type="string">
            <text:p>diff</text:p>
          </table:table-cell>
          <table:table-cell/>
        </table:table-row>
        <table:table-row table:style-name="ro3"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office:value-type="float" office:value="11.0461" calcext:value-type="float">
            <text:p>11.0461</text:p>
          </table:table-cell>
          <table:table-cell table:style-name="ce4" office:value-type="float" office:value="0" calcext:value-type="float">
            <text:p>0</text:p>
          </table:table-cell>
          <table:table-cell table:formula="of:=[.B99]-[.C99]" office:value-type="float" office:value="11.0461" calcext:value-type="float">
            <text:p>11.0461</text:p>
          </table:table-cell>
          <table:table-cell table:style-name="ce4" office:value-type="float" office:value="0" calcext:value-type="float">
            <text:p>0</text:p>
          </table:table-cell>
          <table:table-cell table:formula="of:=[.B99]-[.E99]" office:value-type="float" office:value="11.0461" calcext:value-type="float">
            <text:p>11.0461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G99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99]-[.I99]" office:value-type="float" office:value="0" calcext:value-type="float">
            <text:p>0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K99]" office:value-type="float" office:value="0" calcext:value-type="float">
            <text:p>0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M9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office:value-type="float" office:value="-0.02281339" calcext:value-type="float">
            <text:p>-0.02281339</text:p>
          </table:table-cell>
          <table:table-cell table:style-name="ce4" office:value-type="float" office:value="-3426.89996928" calcext:value-type="float">
            <text:p>-3426.89996928</text:p>
          </table:table-cell>
          <table:table-cell table:formula="of:=[.B100]-[.C100]" office:value-type="float" office:value="3426.87715589" calcext:value-type="float">
            <text:p>3426.87715589</text:p>
          </table:table-cell>
          <table:table-cell table:style-name="ce4" office:value-type="float" office:value="0" calcext:value-type="float">
            <text:p>0</text:p>
          </table:table-cell>
          <table:table-cell table:formula="of:=[.B100]-[.E100]" office:value-type="float" office:value="-0.02281339" calcext:value-type="float">
            <text:p>-0.02281339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G100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100]-[.I100]" office:value-type="float" office:value="0" calcext:value-type="float">
            <text:p>0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K100]" office:value-type="float" office:value="0" calcext:value-type="float">
            <text:p>0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M10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office:value-type="float" office:value="-0.00073935" calcext:value-type="float">
            <text:p>-0.00073935</text:p>
          </table:table-cell>
          <table:table-cell table:style-name="ce4" office:value-type="float" office:value="1610.10716957" calcext:value-type="float">
            <text:p>1610.10716957</text:p>
          </table:table-cell>
          <table:table-cell table:formula="of:=[.B101]-[.C101]" office:value-type="float" office:value="-1610.10790892" calcext:value-type="float">
            <text:p>-1610.10790892</text:p>
          </table:table-cell>
          <table:table-cell table:style-name="ce4" office:value-type="float" office:value="0" calcext:value-type="float">
            <text:p>0</text:p>
          </table:table-cell>
          <table:table-cell table:formula="of:=[.B101]-[.E101]" office:value-type="float" office:value="-0.00073935" calcext:value-type="float">
            <text:p>-0.00073935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G101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101]-[.I101]" office:value-type="float" office:value="0" calcext:value-type="float">
            <text:p>0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K101]" office:value-type="float" office:value="0" calcext:value-type="float">
            <text:p>0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M10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office:value-type="float" office:value="0.03042286" calcext:value-type="float">
            <text:p>0.03042286</text:p>
          </table:table-cell>
          <table:table-cell table:style-name="ce4" office:value-type="float" office:value="-980.83380525" calcext:value-type="float">
            <text:p>-980.83380525</text:p>
          </table:table-cell>
          <table:table-cell table:formula="of:=[.B102]-[.C102]" office:value-type="float" office:value="980.86422811" calcext:value-type="float">
            <text:p>980.86422811</text:p>
          </table:table-cell>
          <table:table-cell table:style-name="ce4" office:value-type="float" office:value="0" calcext:value-type="float">
            <text:p>0</text:p>
          </table:table-cell>
          <table:table-cell table:formula="of:=[.B102]-[.E102]" office:value-type="float" office:value="0.03042286" calcext:value-type="float">
            <text:p>0.03042286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G102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102]-[.I102]" office:value-type="float" office:value="0" calcext:value-type="float">
            <text:p>0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K102]" office:value-type="float" office:value="0" calcext:value-type="float">
            <text:p>0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M10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office:value-type="float" office:value="0.09620824" calcext:value-type="float">
            <text:p>0.09620824</text:p>
          </table:table-cell>
          <table:table-cell table:style-name="ce4" office:value-type="float" office:value="-0" calcext:value-type="float">
            <text:p>0</text:p>
          </table:table-cell>
          <table:table-cell table:formula="of:=[.B103]-[.C103]" office:value-type="float" office:value="0.09620824" calcext:value-type="float">
            <text:p>0.09620824</text:p>
          </table:table-cell>
          <table:table-cell table:style-name="ce4" office:value-type="float" office:value="0" calcext:value-type="float">
            <text:p>0</text:p>
          </table:table-cell>
          <table:table-cell table:formula="of:=[.B103]-[.E103]" office:value-type="float" office:value="0.09620824" calcext:value-type="float">
            <text:p>0.09620824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G103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103]-[.I103]" office:value-type="float" office:value="0" calcext:value-type="float">
            <text:p>0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K103]" office:value-type="float" office:value="0" calcext:value-type="float">
            <text:p>0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M10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office:value-type="float" office:value="0.00014081" calcext:value-type="float">
            <text:p>0.00014081</text:p>
          </table:table-cell>
          <table:table-cell table:style-name="ce4" office:value-type="float" office:value="-0" calcext:value-type="float">
            <text:p>0</text:p>
          </table:table-cell>
          <table:table-cell table:formula="of:=[.B104]-[.C104]" office:value-type="float" office:value="0.00014081" calcext:value-type="float">
            <text:p>0.00014081</text:p>
          </table:table-cell>
          <table:table-cell table:style-name="ce4" office:value-type="float" office:value="0" calcext:value-type="float">
            <text:p>0</text:p>
          </table:table-cell>
          <table:table-cell table:formula="of:=[.B104]-[.E104]" office:value-type="float" office:value="0.00014081" calcext:value-type="float">
            <text:p>0.00014081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G104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104]-[.I104]" office:value-type="float" office:value="0" calcext:value-type="float">
            <text:p>0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K104]" office:value-type="float" office:value="0" calcext:value-type="float">
            <text:p>0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M10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office:value-type="float" office:value="0.00312577" calcext:value-type="float">
            <text:p>0.00312577</text:p>
          </table:table-cell>
          <table:table-cell table:style-name="ce4" office:value-type="float" office:value="0" calcext:value-type="float">
            <text:p>0</text:p>
          </table:table-cell>
          <table:table-cell table:formula="of:=[.B105]-[.C105]" office:value-type="float" office:value="0.00312577" calcext:value-type="float">
            <text:p>0.00312577</text:p>
          </table:table-cell>
          <table:table-cell table:style-name="ce4" office:value-type="float" office:value="0" calcext:value-type="float">
            <text:p>0</text:p>
          </table:table-cell>
          <table:table-cell table:formula="of:=[.B105]-[.E105]" office:value-type="float" office:value="0.00312577" calcext:value-type="float">
            <text:p>0.00312577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G105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5]-[.I105]" office:value-type="float" office:value="0" calcext:value-type="float">
            <text:p>0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K105]" office:value-type="float" office:value="0" calcext:value-type="float">
            <text:p>0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M10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office:value-type="float" office:value="0.09851132" calcext:value-type="float">
            <text:p>0.09851132</text:p>
          </table:table-cell>
          <table:table-cell table:style-name="ce4" office:value-type="float" office:value="-0" calcext:value-type="float">
            <text:p>0</text:p>
          </table:table-cell>
          <table:table-cell table:formula="of:=[.B106]-[.C106]" office:value-type="float" office:value="0.09851132" calcext:value-type="float">
            <text:p>0.09851132</text:p>
          </table:table-cell>
          <table:table-cell table:style-name="ce4" office:value-type="float" office:value="0" calcext:value-type="float">
            <text:p>0</text:p>
          </table:table-cell>
          <table:table-cell table:formula="of:=[.B106]-[.E106]" office:value-type="float" office:value="0.09851132" calcext:value-type="float">
            <text:p>0.09851132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G106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06]-[.I106]" office:value-type="float" office:value="0" calcext:value-type="float">
            <text:p>0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K106]" office:value-type="float" office:value="0" calcext:value-type="float">
            <text:p>0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M10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office:value-type="float" office:value="0.00013938" calcext:value-type="float">
            <text:p>0.00013938</text:p>
          </table:table-cell>
          <table:table-cell table:style-name="ce4" office:value-type="float" office:value="-0" calcext:value-type="float">
            <text:p>0</text:p>
          </table:table-cell>
          <table:table-cell table:formula="of:=[.B107]-[.C107]" office:value-type="float" office:value="0.00013938" calcext:value-type="float">
            <text:p>0.00013938</text:p>
          </table:table-cell>
          <table:table-cell table:style-name="ce4" office:value-type="float" office:value="0" calcext:value-type="float">
            <text:p>0</text:p>
          </table:table-cell>
          <table:table-cell table:formula="of:=[.B107]-[.E107]" office:value-type="float" office:value="0.00013938" calcext:value-type="float">
            <text:p>0.00013938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G107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07]-[.I107]" office:value-type="float" office:value="0" calcext:value-type="float">
            <text:p>0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K107]" office:value-type="float" office:value="0" calcext:value-type="float">
            <text:p>0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M10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office:value-type="float" office:value="0.08654151" calcext:value-type="float">
            <text:p>0.08654151</text:p>
          </table:table-cell>
          <table:table-cell table:style-name="ce4" office:value-type="float" office:value="-0" calcext:value-type="float">
            <text:p>0</text:p>
          </table:table-cell>
          <table:table-cell table:formula="of:=[.B108]-[.C108]" office:value-type="float" office:value="0.08654151" calcext:value-type="float">
            <text:p>0.08654151</text:p>
          </table:table-cell>
          <table:table-cell table:style-name="ce4" office:value-type="float" office:value="0" calcext:value-type="float">
            <text:p>0</text:p>
          </table:table-cell>
          <table:table-cell table:formula="of:=[.B108]-[.E108]" office:value-type="float" office:value="0.08654151" calcext:value-type="float">
            <text:p>0.08654151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G108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08]-[.I108]" office:value-type="float" office:value="0" calcext:value-type="float">
            <text:p>0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K108]" office:value-type="float" office:value="0" calcext:value-type="float">
            <text:p>0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M10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office:value-type="float" office:value="1.81746" calcext:value-type="float">
            <text:p>1.81746</text:p>
          </table:table-cell>
          <table:table-cell table:style-name="ce4" office:value-type="float" office:value="-0" calcext:value-type="float">
            <text:p>0</text:p>
          </table:table-cell>
          <table:table-cell table:formula="of:=[.B109]-[.C109]" office:value-type="float" office:value="1.81746" calcext:value-type="float">
            <text:p>1.81746</text:p>
          </table:table-cell>
          <table:table-cell table:style-name="ce4" office:value-type="float" office:value="0" calcext:value-type="float">
            <text:p>0</text:p>
          </table:table-cell>
          <table:table-cell table:formula="of:=[.B109]-[.E109]" office:value-type="float" office:value="1.81746" calcext:value-type="float">
            <text:p>1.81746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G109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09]-[.I109]" office:value-type="float" office:value="0" calcext:value-type="float">
            <text:p>0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K109]" office:value-type="float" office:value="0" calcext:value-type="float">
            <text:p>0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M10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table:style-name="ce4" office:value-type="float" office:value="-1088559039021" calcext:value-type="float">
            <text:p>-1088559039021</text:p>
          </table:table-cell>
          <table:table-cell table:style-name="ce5" table:formula="of:=[.B110]-[.C110]" office:value-type="float" office:value="1088559039020.99" calcext:value-type="float">
            <text:p>1088559039020.99</text:p>
          </table:table-cell>
          <table:table-cell table:style-name="ce4" office:value-type="float" office:value="0" calcext:value-type="float">
            <text:p>0</text:p>
          </table:table-cell>
          <table:table-cell table:formula="of:=[.B110]-[.E110]" office:value-type="float" office:value="-0.00543348" calcext:value-type="float">
            <text:p>-0.00543348</text:p>
          </table:table-cell>
          <table:table-cell table:style-name="ce4" office:value-type="float" office:value="0.00491418" calcext:value-type="float">
            <text:p>0.00491418</text:p>
          </table:table-cell>
          <table:table-cell table:formula="of:=[.B110]-[.G110]" office:value-type="float" office:value="-0.01034766" calcext:value-type="float">
            <text:p>-0.01034766</text:p>
          </table:table-cell>
          <table:table-cell office:value-type="float" office:value="0.01728676" calcext:value-type="float">
            <text:p>0.01728676</text:p>
          </table:table-cell>
          <table:table-cell table:formula="of:=[.B110]-[.I110]" office:value-type="float" office:value="-0.02272024" calcext:value-type="float">
            <text:p>-0.02272024</text:p>
          </table:table-cell>
          <table:table-cell table:style-name="ce4" office:value-type="float" office:value="0.00491418" calcext:value-type="float">
            <text:p>0.00491418</text:p>
          </table:table-cell>
          <table:table-cell table:formula="of:=[.B110]-[.K110]" office:value-type="float" office:value="-0.01034766" calcext:value-type="float">
            <text:p>-0.01034766</text:p>
          </table:table-cell>
          <table:table-cell table:style-name="ce4" office:value-type="float" office:value="-0.00543348" calcext:value-type="float">
            <text:p>-0.00543348</text:p>
          </table:table-cell>
          <table:table-cell table:formula="of:=[.B110]-[.M11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table:style-name="ce4" office:value-type="float" office:value="-18100017027684" calcext:value-type="float">
            <text:p>-18100017027684</text:p>
          </table:table-cell>
          <table:table-cell table:formula="of:=[.B111]-[.C111]" office:value-type="float" office:value="18100017027684" calcext:value-type="float">
            <text:p>18100017027684</text:p>
          </table:table-cell>
          <table:table-cell table:style-name="ce4" office:value-type="float" office:value="0" calcext:value-type="float">
            <text:p>0</text:p>
          </table:table-cell>
          <table:table-cell table:formula="of:=[.B111]-[.E111]" office:value-type="float" office:value="0.04480011" calcext:value-type="float">
            <text:p>0.04480011</text:p>
          </table:table-cell>
          <table:table-cell table:style-name="ce4" office:value-type="float" office:value="0.11339134" calcext:value-type="float">
            <text:p>0.11339134</text:p>
          </table:table-cell>
          <table:table-cell table:formula="of:=[.B111]-[.G111]" office:value-type="float" office:value="-0.06859123" calcext:value-type="float">
            <text:p>-0.06859123</text:p>
          </table:table-cell>
          <table:table-cell office:value-type="float" office:value="0.2010651" calcext:value-type="float">
            <text:p>0.2010651</text:p>
          </table:table-cell>
          <table:table-cell table:formula="of:=[.B111]-[.I111]" office:value-type="float" office:value="-0.15626499" calcext:value-type="float">
            <text:p>-0.15626499</text:p>
          </table:table-cell>
          <table:table-cell table:style-name="ce4" office:value-type="float" office:value="0.11339067" calcext:value-type="float">
            <text:p>0.11339067</text:p>
          </table:table-cell>
          <table:table-cell table:formula="of:=[.B111]-[.K111]" office:value-type="float" office:value="-0.06859056" calcext:value-type="float">
            <text:p>-0.06859056</text:p>
          </table:table-cell>
          <table:table-cell table:style-name="ce4" office:value-type="float" office:value="0.04480011" calcext:value-type="float">
            <text:p>0.04480011</text:p>
          </table:table-cell>
          <table:table-cell table:formula="of:=[.B111]-[.M11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table:style-name="ce4" office:value-type="float" office:value="20102351436605" calcext:value-type="float">
            <text:p>20102351436605</text:p>
          </table:table-cell>
          <table:table-cell table:formula="of:=[.B112]-[.C112]" office:value-type="float" office:value="-20102351436605" calcext:value-type="float">
            <text:p>-20102351436605</text:p>
          </table:table-cell>
          <table:table-cell table:style-name="ce4" office:value-type="float" office:value="0" calcext:value-type="float">
            <text:p>0</text:p>
          </table:table-cell>
          <table:table-cell table:formula="of:=[.B112]-[.E112]" office:value-type="float" office:value="0.01581058" calcext:value-type="float">
            <text:p>0.01581058</text:p>
          </table:table-cell>
          <table:table-cell table:style-name="ce4" office:value-type="float" office:value="-0.06036768" calcext:value-type="float">
            <text:p>-0.06036768</text:p>
          </table:table-cell>
          <table:table-cell table:formula="of:=[.B112]-[.G112]" office:value-type="float" office:value="0.07617826" calcext:value-type="float">
            <text:p>0.07617826</text:p>
          </table:table-cell>
          <table:table-cell office:value-type="float" office:value="-0.15773923" calcext:value-type="float">
            <text:p>-0.15773923</text:p>
          </table:table-cell>
          <table:table-cell table:formula="of:=[.B112]-[.I112]" office:value-type="float" office:value="0.17354981" calcext:value-type="float">
            <text:p>0.17354981</text:p>
          </table:table-cell>
          <table:table-cell table:style-name="ce4" office:value-type="float" office:value="-0.06036865" calcext:value-type="float">
            <text:p>-0.06036865</text:p>
          </table:table-cell>
          <table:table-cell table:formula="of:=[.B112]-[.K112]" office:value-type="float" office:value="0.07617923" calcext:value-type="float">
            <text:p>0.07617923</text:p>
          </table:table-cell>
          <table:table-cell table:style-name="ce4" office:value-type="float" office:value="0.0663056" calcext:value-type="float">
            <text:p>0.0663056</text:p>
          </table:table-cell>
          <table:table-cell table:formula="of:=[.B112]-[.M112]" office:value-type="float" office:value="-0.05049502" calcext:value-type="float">
            <text:p>-0.05049502</text:p>
          </table:table-cell>
          <table:table-cell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table:style-name="ce4" office:value-type="float" office:value="21581333853693" calcext:value-type="float">
            <text:p>21581333853693</text:p>
          </table:table-cell>
          <table:table-cell table:formula="of:=[.B113]-[.C113]" office:value-type="float" office:value="-21581333853693" calcext:value-type="float">
            <text:p>-21581333853693</text:p>
          </table:table-cell>
          <table:table-cell table:style-name="ce4" office:value-type="float" office:value="0" calcext:value-type="float">
            <text:p>0</text:p>
          </table:table-cell>
          <table:table-cell table:formula="of:=[.B113]-[.E113]" office:value-type="float" office:value="0.00571054" calcext:value-type="float">
            <text:p>0.00571054</text:p>
          </table:table-cell>
          <table:table-cell table:style-name="ce4" office:value-type="float" office:value="-0.02017887" calcext:value-type="float">
            <text:p>-0.02017887</text:p>
          </table:table-cell>
          <table:table-cell table:formula="of:=[.B113]-[.G113]" office:value-type="float" office:value="0.02588941" calcext:value-type="float">
            <text:p>0.02588941</text:p>
          </table:table-cell>
          <table:table-cell office:value-type="float" office:value="-0.10888361" calcext:value-type="float">
            <text:p>-0.10888361</text:p>
          </table:table-cell>
          <table:table-cell table:formula="of:=[.B113]-[.I113]" office:value-type="float" office:value="0.11459415" calcext:value-type="float">
            <text:p>0.11459415</text:p>
          </table:table-cell>
          <table:table-cell table:style-name="ce4" office:value-type="float" office:value="-0.0201788" calcext:value-type="float">
            <text:p>-0.0201788</text:p>
          </table:table-cell>
          <table:table-cell table:formula="of:=[.B113]-[.K113]" office:value-type="float" office:value="0.02588934" calcext:value-type="float">
            <text:p>0.02588934</text:p>
          </table:table-cell>
          <table:table-cell table:style-name="ce4" office:value-type="float" office:value="-0.00182548" calcext:value-type="float">
            <text:p>-0.00182548</text:p>
          </table:table-cell>
          <table:table-cell table:formula="of:=[.B113]-[.M113]" office:value-type="float" office:value="0.00753602" calcext:value-type="float">
            <text:p>0.00753602</text:p>
          </table:table-cell>
          <table:table-cell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table:style-name="ce4" office:value-type="float" office:value="-581121853965.3" calcext:value-type="float">
            <text:p>-581121853965.3</text:p>
          </table:table-cell>
          <table:table-cell table:formula="of:=[.B114]-[.C114]" office:value-type="float" office:value="581121853965.3" calcext:value-type="float">
            <text:p>581121853965.3</text:p>
          </table:table-cell>
          <table:table-cell table:style-name="ce4" office:value-type="float" office:value="-0" calcext:value-type="float">
            <text:p>0</text:p>
          </table:table-cell>
          <table:table-cell table:formula="of:=[.B114]-[.E114]" office:value-type="float" office:value="-0.00041083" calcext:value-type="float">
            <text:p>-0.00041083</text:p>
          </table:table-cell>
          <table:table-cell table:style-name="ce4" office:value-type="float" office:value="0.00104431" calcext:value-type="float">
            <text:p>0.00104431</text:p>
          </table:table-cell>
          <table:table-cell table:formula="of:=[.B114]-[.G114]" office:value-type="float" office:value="-0.00145514" calcext:value-type="float">
            <text:p>-0.00145514</text:p>
          </table:table-cell>
          <table:table-cell office:value-type="float" office:value="0.00634864" calcext:value-type="float">
            <text:p>0.00634864</text:p>
          </table:table-cell>
          <table:table-cell table:formula="of:=[.B114]-[.I114]" office:value-type="float" office:value="-0.00675947" calcext:value-type="float">
            <text:p>-0.00675947</text:p>
          </table:table-cell>
          <table:table-cell table:style-name="ce4" office:value-type="float" office:value="0.00104431" calcext:value-type="float">
            <text:p>0.00104431</text:p>
          </table:table-cell>
          <table:table-cell table:formula="of:=[.B114]-[.K114]" office:value-type="float" office:value="-0.00145514" calcext:value-type="float">
            <text:p>-0.00145514</text:p>
          </table:table-cell>
          <table:table-cell table:style-name="ce4" office:value-type="float" office:value="-0.00041083" calcext:value-type="float">
            <text:p>-0.00041083</text:p>
          </table:table-cell>
          <table:table-cell table:formula="of:=[.B114]-[.M11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table:style-name="ce4" office:value-type="float" office:value="645409101993.36" calcext:value-type="float">
            <text:p>645409101993.36</text:p>
          </table:table-cell>
          <table:table-cell table:formula="of:=[.B115]-[.C115]" office:value-type="float" office:value="-645409101993.36" calcext:value-type="float">
            <text:p>-645409101993.36</text:p>
          </table:table-cell>
          <table:table-cell table:style-name="ce4" office:value-type="float" office:value="-0" calcext:value-type="float">
            <text:p>0</text:p>
          </table:table-cell>
          <table:table-cell table:formula="of:=[.B115]-[.E115]" office:value-type="float" office:value="-0.0000513" calcext:value-type="float">
            <text:p>-0.0000513</text:p>
          </table:table-cell>
          <table:table-cell table:style-name="ce4" office:value-type="float" office:value="-0.00043433" calcext:value-type="float">
            <text:p>-0.00043433</text:p>
          </table:table-cell>
          <table:table-cell table:formula="of:=[.B115]-[.G115]" office:value-type="float" office:value="0.00038303" calcext:value-type="float">
            <text:p>0.00038303</text:p>
          </table:table-cell>
          <table:table-cell office:value-type="float" office:value="-0.00485102" calcext:value-type="float">
            <text:p>-0.00485102</text:p>
          </table:table-cell>
          <table:table-cell table:formula="of:=[.B115]-[.I115]" office:value-type="float" office:value="0.00479972" calcext:value-type="float">
            <text:p>0.00479972</text:p>
          </table:table-cell>
          <table:table-cell table:style-name="ce4" office:value-type="float" office:value="-0.00043434" calcext:value-type="float">
            <text:p>-0.00043434</text:p>
          </table:table-cell>
          <table:table-cell table:formula="of:=[.B115]-[.K115]" office:value-type="float" office:value="0.00038304" calcext:value-type="float">
            <text:p>0.00038304</text:p>
          </table:table-cell>
          <table:table-cell table:style-name="ce4" office:value-type="float" office:value="-0.00054994" calcext:value-type="float">
            <text:p>-0.00054994</text:p>
          </table:table-cell>
          <table:table-cell table:formula="of:=[.B115]-[.M115]" office:value-type="float" office:value="0.00049864" calcext:value-type="float">
            <text:p>0.00049864</text:p>
          </table:table-cell>
          <table:table-cell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table:style-name="ce4" office:value-type="float" office:value="11953678808669" calcext:value-type="float">
            <text:p>11953678808669</text:p>
          </table:table-cell>
          <table:table-cell table:formula="of:=[.B116]-[.C116]" office:value-type="float" office:value="-11953678808669" calcext:value-type="float">
            <text:p>-11953678808669</text:p>
          </table:table-cell>
          <table:table-cell table:style-name="ce4" office:value-type="float" office:value="0.1372541" calcext:value-type="float">
            <text:p>0.1372541</text:p>
          </table:table-cell>
          <table:table-cell table:formula="of:=[.B116]-[.E116]" office:value-type="float" office:value="-0.12598497" calcext:value-type="float">
            <text:p>-0.12598497</text:p>
          </table:table-cell>
          <table:table-cell table:style-name="ce4" office:value-type="float" office:value="0.11027928" calcext:value-type="float">
            <text:p>0.11027928</text:p>
          </table:table-cell>
          <table:table-cell table:formula="of:=[.B116]-[.G116]" office:value-type="float" office:value="-0.09901015" calcext:value-type="float">
            <text:p>-0.09901015</text:p>
          </table:table-cell>
          <table:table-cell office:value-type="float" office:value="0.20597775" calcext:value-type="float">
            <text:p>0.20597775</text:p>
          </table:table-cell>
          <table:table-cell table:formula="of:=[.B116]-[.I116]" office:value-type="float" office:value="-0.19470862" calcext:value-type="float">
            <text:p>-0.19470862</text:p>
          </table:table-cell>
          <table:table-cell table:style-name="ce4" office:value-type="float" office:value="0.11028201" calcext:value-type="float">
            <text:p>0.11028201</text:p>
          </table:table-cell>
          <table:table-cell table:formula="of:=[.B116]-[.K116]" office:value-type="float" office:value="-0.09901288" calcext:value-type="float">
            <text:p>-0.09901288</text:p>
          </table:table-cell>
          <table:table-cell table:style-name="ce4" office:value-type="float" office:value="0.0037331" calcext:value-type="float">
            <text:p>0.0037331</text:p>
          </table:table-cell>
          <table:table-cell table:formula="of:=[.B116]-[.M116]" office:value-type="float" office:value="0.00753603" calcext:value-type="float">
            <text:p>0.00753603</text:p>
          </table:table-cell>
          <table:table-cell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table:style-name="ce4" office:value-type="float" office:value="10731540795802" calcext:value-type="float">
            <text:p>10731540795802</text:p>
          </table:table-cell>
          <table:table-cell table:formula="of:=[.B117]-[.C117]" office:value-type="float" office:value="-10731540795802" calcext:value-type="float">
            <text:p>-10731540795802</text:p>
          </table:table-cell>
          <table:table-cell table:style-name="ce4" office:value-type="float" office:value="0.24716844" calcext:value-type="float">
            <text:p>0.24716844</text:p>
          </table:table-cell>
          <table:table-cell table:formula="of:=[.B117]-[.E117]" office:value-type="float" office:value="-0.24713383" calcext:value-type="float">
            <text:p>-0.24713383</text:p>
          </table:table-cell>
          <table:table-cell table:style-name="ce4" office:value-type="float" office:value="0.17569627" calcext:value-type="float">
            <text:p>0.17569627</text:p>
          </table:table-cell>
          <table:table-cell table:formula="of:=[.B117]-[.G117]" office:value-type="float" office:value="-0.17566166" calcext:value-type="float">
            <text:p>-0.17566166</text:p>
          </table:table-cell>
          <table:table-cell office:value-type="float" office:value="0.37323631" calcext:value-type="float">
            <text:p>0.37323631</text:p>
          </table:table-cell>
          <table:table-cell table:formula="of:=[.B117]-[.I117]" office:value-type="float" office:value="-0.3732017" calcext:value-type="float">
            <text:p>-0.3732017</text:p>
          </table:table-cell>
          <table:table-cell table:style-name="ce4" office:value-type="float" office:value="0.17569363" calcext:value-type="float">
            <text:p>0.17569363</text:p>
          </table:table-cell>
          <table:table-cell table:formula="of:=[.B117]-[.K117]" office:value-type="float" office:value="-0.17565902" calcext:value-type="float">
            <text:p>-0.17565902</text:p>
          </table:table-cell>
          <table:table-cell table:style-name="ce4" office:value-type="float" office:value="0.00414603" calcext:value-type="float">
            <text:p>0.00414603</text:p>
          </table:table-cell>
          <table:table-cell table:formula="of:=[.B117]-[.M117]" office:value-type="float" office:value="-0.00411142" calcext:value-type="float">
            <text:p>-0.00411142</text:p>
          </table:table-cell>
          <table:table-cell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table:style-name="ce4" office:value-type="float" office:value="9697553923675.4" calcext:value-type="float">
            <text:p>9697553923675.4</text:p>
          </table:table-cell>
          <table:table-cell table:formula="of:=[.B118]-[.C118]" office:value-type="float" office:value="-9697553923675.39" calcext:value-type="float">
            <text:p>-9697553923675.39</text:p>
          </table:table-cell>
          <table:table-cell table:style-name="ce4" office:value-type="float" office:value="0.11127571" calcext:value-type="float">
            <text:p>0.11127571</text:p>
          </table:table-cell>
          <table:table-cell table:formula="of:=[.B118]-[.E118]" office:value-type="float" office:value="-0.0975637" calcext:value-type="float">
            <text:p>-0.0975637</text:p>
          </table:table-cell>
          <table:table-cell table:style-name="ce4" office:value-type="float" office:value="0.07926501" calcext:value-type="float">
            <text:p>0.07926501</text:p>
          </table:table-cell>
          <table:table-cell table:formula="of:=[.B118]-[.G118]" office:value-type="float" office:value="-0.065553" calcext:value-type="float">
            <text:p>-0.065553</text:p>
          </table:table-cell>
          <table:table-cell office:value-type="float" office:value="0.13794187" calcext:value-type="float">
            <text:p>0.13794187</text:p>
          </table:table-cell>
          <table:table-cell table:formula="of:=[.B118]-[.I118]" office:value-type="float" office:value="-0.12422986" calcext:value-type="float">
            <text:p>-0.12422986</text:p>
          </table:table-cell>
          <table:table-cell table:style-name="ce4" office:value-type="float" office:value="0.07926705" calcext:value-type="float">
            <text:p>0.07926705</text:p>
          </table:table-cell>
          <table:table-cell table:formula="of:=[.B118]-[.K118]" office:value-type="float" office:value="-0.06555504" calcext:value-type="float">
            <text:p>-0.06555504</text:p>
          </table:table-cell>
          <table:table-cell table:style-name="ce4" office:value-type="float" office:value="0.01371201" calcext:value-type="float">
            <text:p>0.01371201</text:p>
          </table:table-cell>
          <table:table-cell table:formula="of:=[.B118]-[.M118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table:style-name="ce4" office:value-type="float" office:value="0.04298376" calcext:value-type="float">
            <text:p>0.04298376</text:p>
          </table:table-cell>
          <table:table-cell table:formula="of:=[.B119]-[.C119]" office:value-type="float" office:value="4.96187624" calcext:value-type="float">
            <text:p>4.96187624</text:p>
          </table:table-cell>
          <table:table-cell table:style-name="ce4" office:value-type="float" office:value="0.04298274" calcext:value-type="float">
            <text:p>0.04298274</text:p>
          </table:table-cell>
          <table:table-cell table:formula="of:=[.B119]-[.E119]" office:value-type="float" office:value="4.96187726" calcext:value-type="float">
            <text:p>4.96187726</text:p>
          </table:table-cell>
          <table:table-cell table:style-name="ce4" office:value-type="float" office:value="5.01526904" calcext:value-type="float">
            <text:p>5.01526904</text:p>
          </table:table-cell>
          <table:table-cell table:formula="of:=[.B119]-[.G119]" office:value-type="float" office:value="-0.0104090399999999" calcext:value-type="float">
            <text:p>-0.01040904</text:p>
          </table:table-cell>
          <table:table-cell office:value-type="float" office:value="5.02857582" calcext:value-type="float">
            <text:p>5.02857582</text:p>
          </table:table-cell>
          <table:table-cell table:formula="of:=[.B119]-[.I119]" office:value-type="float" office:value="-0.0237158200000005" calcext:value-type="float">
            <text:p>-0.02371582</text:p>
          </table:table-cell>
          <table:table-cell table:style-name="ce4" office:value-type="float" office:value="5.01526954" calcext:value-type="float">
            <text:p>5.01526954</text:p>
          </table:table-cell>
          <table:table-cell table:formula="of:=[.B119]-[.K119]" office:value-type="float" office:value="-0.0104095400000004" calcext:value-type="float">
            <text:p>-0.01040954</text:p>
          </table:table-cell>
          <table:table-cell table:style-name="ce4" office:value-type="float" office:value="5.00486" calcext:value-type="float">
            <text:p>5.00486</text:p>
          </table:table-cell>
          <table:table-cell table:formula="of:=[.B119]-[.M11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table:style-name="ce4" office:value-type="float" office:value="0.74693669" calcext:value-type="float">
            <text:p>0.74693669</text:p>
          </table:table-cell>
          <table:table-cell table:formula="of:=[.B120]-[.C120]" office:value-type="float" office:value="-0.73964354" calcext:value-type="float">
            <text:p>-0.73964354</text:p>
          </table:table-cell>
          <table:table-cell table:style-name="ce4" office:value-type="float" office:value="0.74695456" calcext:value-type="float">
            <text:p>0.74695456</text:p>
          </table:table-cell>
          <table:table-cell table:formula="of:=[.B120]-[.E120]" office:value-type="float" office:value="-0.73966141" calcext:value-type="float">
            <text:p>-0.73966141</text:p>
          </table:table-cell>
          <table:table-cell table:style-name="ce4" office:value-type="float" office:value="0.01102786" calcext:value-type="float">
            <text:p>0.01102786</text:p>
          </table:table-cell>
          <table:table-cell table:formula="of:=[.B120]-[.G120]" office:value-type="float" office:value="-0.00373471" calcext:value-type="float">
            <text:p>-0.00373471</text:p>
          </table:table-cell>
          <table:table-cell office:value-type="float" office:value="0.01547045" calcext:value-type="float">
            <text:p>0.01547045</text:p>
          </table:table-cell>
          <table:table-cell table:formula="of:=[.B120]-[.I120]" office:value-type="float" office:value="-0.0081773" calcext:value-type="float">
            <text:p>-0.0081773</text:p>
          </table:table-cell>
          <table:table-cell table:style-name="ce4" office:value-type="float" office:value="0.01102785" calcext:value-type="float">
            <text:p>0.01102785</text:p>
          </table:table-cell>
          <table:table-cell table:formula="of:=[.B120]-[.K120]" office:value-type="float" office:value="-0.0037347" calcext:value-type="float">
            <text:p>-0.0037347</text:p>
          </table:table-cell>
          <table:table-cell table:style-name="ce4" office:value-type="float" office:value="0.01055737" calcext:value-type="float">
            <text:p>0.01055737</text:p>
          </table:table-cell>
          <table:table-cell table:formula="of:=[.B120]-[.M120]" office:value-type="float" office:value="-0.00326422" calcext:value-type="float">
            <text:p>-0.00326422</text:p>
          </table:table-cell>
          <table:table-cell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table:style-name="ce4" office:value-type="float" office:value="1.83730276" calcext:value-type="float">
            <text:p>1.83730276</text:p>
          </table:table-cell>
          <table:table-cell table:formula="of:=[.B121]-[.C121]" office:value-type="float" office:value="-1.83732974" calcext:value-type="float">
            <text:p>-1.83732974</text:p>
          </table:table-cell>
          <table:table-cell table:style-name="ce4" office:value-type="float" office:value="1.8373467" calcext:value-type="float">
            <text:p>1.8373467</text:p>
          </table:table-cell>
          <table:table-cell table:formula="of:=[.B121]-[.E121]" office:value-type="float" office:value="-1.83737368" calcext:value-type="float">
            <text:p>-1.83737368</text:p>
          </table:table-cell>
          <table:table-cell table:style-name="ce4" office:value-type="float" office:value="0.01574949" calcext:value-type="float">
            <text:p>0.01574949</text:p>
          </table:table-cell>
          <table:table-cell table:formula="of:=[.B121]-[.G121]" office:value-type="float" office:value="-0.01577647" calcext:value-type="float">
            <text:p>-0.01577647</text:p>
          </table:table-cell>
          <table:table-cell office:value-type="float" office:value="0.01016683" calcext:value-type="float">
            <text:p>0.01016683</text:p>
          </table:table-cell>
          <table:table-cell table:formula="of:=[.B121]-[.I121]" office:value-type="float" office:value="-0.01019381" calcext:value-type="float">
            <text:p>-0.01019381</text:p>
          </table:table-cell>
          <table:table-cell table:style-name="ce4" office:value-type="float" office:value="0.01574949" calcext:value-type="float">
            <text:p>0.01574949</text:p>
          </table:table-cell>
          <table:table-cell table:formula="of:=[.B121]-[.K121]" office:value-type="float" office:value="-0.01577647" calcext:value-type="float">
            <text:p>-0.01577647</text:p>
          </table:table-cell>
          <table:table-cell table:style-name="ce4" office:value-type="float" office:value="-0.00621396" calcext:value-type="float">
            <text:p>-0.00621396</text:p>
          </table:table-cell>
          <table:table-cell table:formula="of:=[.B121]-[.M121]" office:value-type="float" office:value="0.00618698" calcext:value-type="float">
            <text:p>0.00618698</text:p>
          </table:table-cell>
          <table:table-cell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table:style-name="ce4" office:value-type="float" office:value="-24.93132452" calcext:value-type="float">
            <text:p>-24.93132452</text:p>
          </table:table-cell>
          <table:table-cell table:formula="of:=[.B122]-[.C122]" office:value-type="float" office:value="24.85602751" calcext:value-type="float">
            <text:p>24.85602751</text:p>
          </table:table-cell>
          <table:table-cell table:style-name="ce4" office:value-type="float" office:value="-24.93199026" calcext:value-type="float">
            <text:p>-24.93199026</text:p>
          </table:table-cell>
          <table:table-cell table:formula="of:=[.B122]-[.E122]" office:value-type="float" office:value="24.85669325" calcext:value-type="float">
            <text:p>24.85669325</text:p>
          </table:table-cell>
          <table:table-cell table:style-name="ce4" office:value-type="float" office:value="-0.04350155" calcext:value-type="float">
            <text:p>-0.04350155</text:p>
          </table:table-cell>
          <table:table-cell table:formula="of:=[.B122]-[.G122]" office:value-type="float" office:value="-0.03179546" calcext:value-type="float">
            <text:p>-0.03179546</text:p>
          </table:table-cell>
          <table:table-cell office:value-type="float" office:value="-0.03811527" calcext:value-type="float">
            <text:p>-0.03811527</text:p>
          </table:table-cell>
          <table:table-cell table:formula="of:=[.B122]-[.I122]" office:value-type="float" office:value="-0.03718174" calcext:value-type="float">
            <text:p>-0.03718174</text:p>
          </table:table-cell>
          <table:table-cell table:style-name="ce4" office:value-type="float" office:value="-0.04350105" calcext:value-type="float">
            <text:p>-0.04350105</text:p>
          </table:table-cell>
          <table:table-cell table:formula="of:=[.B122]-[.K122]" office:value-type="float" office:value="-0.03179596" calcext:value-type="float">
            <text:p>-0.03179596</text:p>
          </table:table-cell>
          <table:table-cell table:style-name="ce4" office:value-type="float" office:value="0.0052686" calcext:value-type="float">
            <text:p>0.0052686</text:p>
          </table:table-cell>
          <table:table-cell table:formula="of:=[.B122]-[.M122]" office:value-type="float" office:value="-0.08056561" calcext:value-type="float">
            <text:p>-0.08056561</text:p>
          </table:table-cell>
          <table:table-cell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table:style-name="ce4" office:value-type="float" office:value="-26.81400798" calcext:value-type="float">
            <text:p>-26.81400798</text:p>
          </table:table-cell>
          <table:table-cell table:formula="of:=[.B123]-[.C123]" office:value-type="float" office:value="26.83045142" calcext:value-type="float">
            <text:p>26.83045142</text:p>
          </table:table-cell>
          <table:table-cell table:style-name="ce4" office:value-type="float" office:value="-26.8148003" calcext:value-type="float">
            <text:p>-26.8148003</text:p>
          </table:table-cell>
          <table:table-cell table:formula="of:=[.B123]-[.E123]" office:value-type="float" office:value="26.83124374" calcext:value-type="float">
            <text:p>26.83124374</text:p>
          </table:table-cell>
          <table:table-cell table:style-name="ce4" office:value-type="float" office:value="-0.05213598" calcext:value-type="float">
            <text:p>-0.05213598</text:p>
          </table:table-cell>
          <table:table-cell table:formula="of:=[.B123]-[.G123]" office:value-type="float" office:value="0.06857942" calcext:value-type="float">
            <text:p>0.06857942</text:p>
          </table:table-cell>
          <table:table-cell office:value-type="float" office:value="-0.06546903" calcext:value-type="float">
            <text:p>-0.06546903</text:p>
          </table:table-cell>
          <table:table-cell table:formula="of:=[.B123]-[.I123]" office:value-type="float" office:value="0.08191247" calcext:value-type="float">
            <text:p>0.08191247</text:p>
          </table:table-cell>
          <table:table-cell table:style-name="ce4" office:value-type="float" office:value="-0.05213559" calcext:value-type="float">
            <text:p>-0.05213559</text:p>
          </table:table-cell>
          <table:table-cell table:formula="of:=[.B123]-[.K123]" office:value-type="float" office:value="0.06857903" calcext:value-type="float">
            <text:p>0.06857903</text:p>
          </table:table-cell>
          <table:table-cell table:style-name="ce4" office:value-type="float" office:value="0.04448702" calcext:value-type="float">
            <text:p>0.04448702</text:p>
          </table:table-cell>
          <table:table-cell table:formula="of:=[.B123]-[.M123]" office:value-type="float" office:value="-0.02804358" calcext:value-type="float">
            <text:p>-0.02804358</text:p>
          </table:table-cell>
          <table:table-cell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table:style-name="ce4" office:value-type="float" office:value="0.04293549" calcext:value-type="float">
            <text:p>0.04293549</text:p>
          </table:table-cell>
          <table:table-cell table:formula="of:=[.B124]-[.C124]" office:value-type="float" office:value="-0.04292362" calcext:value-type="float">
            <text:p>-0.04292362</text:p>
          </table:table-cell>
          <table:table-cell table:style-name="ce4" office:value-type="float" office:value="0.0429369" calcext:value-type="float">
            <text:p>0.0429369</text:p>
          </table:table-cell>
          <table:table-cell table:formula="of:=[.B124]-[.E124]" office:value-type="float" office:value="-0.04292503" calcext:value-type="float">
            <text:p>-0.04292503</text:p>
          </table:table-cell>
          <table:table-cell table:style-name="ce4" office:value-type="float" office:value="-0.01518596" calcext:value-type="float">
            <text:p>-0.01518596</text:p>
          </table:table-cell>
          <table:table-cell table:formula="of:=[.B124]-[.G124]" office:value-type="float" office:value="0.01519783" calcext:value-type="float">
            <text:p>0.01519783</text:p>
          </table:table-cell>
          <table:table-cell office:value-type="float" office:value="-0.03474415" calcext:value-type="float">
            <text:p>-0.03474415</text:p>
          </table:table-cell>
          <table:table-cell table:formula="of:=[.B124]-[.I124]" office:value-type="float" office:value="0.03475602" calcext:value-type="float">
            <text:p>0.03475602</text:p>
          </table:table-cell>
          <table:table-cell table:style-name="ce4" office:value-type="float" office:value="-0.01518596" calcext:value-type="float">
            <text:p>-0.01518596</text:p>
          </table:table-cell>
          <table:table-cell table:formula="of:=[.B124]-[.K124]" office:value-type="float" office:value="0.01519783" calcext:value-type="float">
            <text:p>0.01519783</text:p>
          </table:table-cell>
          <table:table-cell table:style-name="ce4" office:value-type="float" office:value="-0.00031548" calcext:value-type="float">
            <text:p>-0.00031548</text:p>
          </table:table-cell>
          <table:table-cell table:formula="of:=[.B124]-[.M124]" office:value-type="float" office:value="0.00032735" calcext:value-type="float">
            <text:p>0.00032735</text:p>
          </table:table-cell>
          <table:table-cell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table:style-name="ce4" office:value-type="float" office:value="-0.8266593" calcext:value-type="float">
            <text:p>-0.8266593</text:p>
          </table:table-cell>
          <table:table-cell table:formula="of:=[.B125]-[.C125]" office:value-type="float" office:value="0.82655384" calcext:value-type="float">
            <text:p>0.82655384</text:p>
          </table:table-cell>
          <table:table-cell table:style-name="ce4" office:value-type="float" office:value="-0.82668069" calcext:value-type="float">
            <text:p>-0.82668069</text:p>
          </table:table-cell>
          <table:table-cell table:formula="of:=[.B125]-[.E125]" office:value-type="float" office:value="0.82657523" calcext:value-type="float">
            <text:p>0.82657523</text:p>
          </table:table-cell>
          <table:table-cell table:style-name="ce4" office:value-type="float" office:value="-0.02862019" calcext:value-type="float">
            <text:p>-0.02862019</text:p>
          </table:table-cell>
          <table:table-cell table:formula="of:=[.B125]-[.G125]" office:value-type="float" office:value="0.02851473" calcext:value-type="float">
            <text:p>0.02851473</text:p>
          </table:table-cell>
          <table:table-cell office:value-type="float" office:value="-0.03945788" calcext:value-type="float">
            <text:p>-0.03945788</text:p>
          </table:table-cell>
          <table:table-cell table:formula="of:=[.B125]-[.I125]" office:value-type="float" office:value="0.03935242" calcext:value-type="float">
            <text:p>0.03935242</text:p>
          </table:table-cell>
          <table:table-cell table:style-name="ce4" office:value-type="float" office:value="-0.02862016" calcext:value-type="float">
            <text:p>-0.02862016</text:p>
          </table:table-cell>
          <table:table-cell table:formula="of:=[.B125]-[.K125]" office:value-type="float" office:value="0.0285147" calcext:value-type="float">
            <text:p>0.0285147</text:p>
          </table:table-cell>
          <table:table-cell table:style-name="ce4" office:value-type="float" office:value="0.02627988" calcext:value-type="float">
            <text:p>0.02627988</text:p>
          </table:table-cell>
          <table:table-cell table:formula="of:=[.B125]-[.M125]" office:value-type="float" office:value="-0.02638534" calcext:value-type="float">
            <text:p>-0.02638534</text:p>
          </table:table-cell>
          <table:table-cell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table:style-name="ce4" office:value-type="float" office:value="-26.5639842" calcext:value-type="float">
            <text:p>-26.5639842</text:p>
          </table:table-cell>
          <table:table-cell table:formula="of:=[.B126]-[.C126]" office:value-type="float" office:value="26.58203224" calcext:value-type="float">
            <text:p>26.58203224</text:p>
          </table:table-cell>
          <table:table-cell table:style-name="ce4" office:value-type="float" office:value="-26.56477295" calcext:value-type="float">
            <text:p>-26.56477295</text:p>
          </table:table-cell>
          <table:table-cell table:formula="of:=[.B126]-[.E126]" office:value-type="float" office:value="26.58282099" calcext:value-type="float">
            <text:p>26.58282099</text:p>
          </table:table-cell>
          <table:table-cell table:style-name="ce4" office:value-type="float" office:value="0.12085112" calcext:value-type="float">
            <text:p>0.12085112</text:p>
          </table:table-cell>
          <table:table-cell table:formula="of:=[.B126]-[.G126]" office:value-type="float" office:value="-0.10280308" calcext:value-type="float">
            <text:p>-0.10280308</text:p>
          </table:table-cell>
          <table:table-cell office:value-type="float" office:value="0.21845782" calcext:value-type="float">
            <text:p>0.21845782</text:p>
          </table:table-cell>
          <table:table-cell table:formula="of:=[.B126]-[.I126]" office:value-type="float" office:value="-0.20040978" calcext:value-type="float">
            <text:p>-0.20040978</text:p>
          </table:table-cell>
          <table:table-cell table:style-name="ce4" office:value-type="float" office:value="0.12085162" calcext:value-type="float">
            <text:p>0.12085162</text:p>
          </table:table-cell>
          <table:table-cell table:formula="of:=[.B126]-[.K126]" office:value-type="float" office:value="-0.10280358" calcext:value-type="float">
            <text:p>-0.10280358</text:p>
          </table:table-cell>
          <table:table-cell table:style-name="ce4" office:value-type="float" office:value="0.04599324" calcext:value-type="float">
            <text:p>0.04599324</text:p>
          </table:table-cell>
          <table:table-cell table:formula="of:=[.B126]-[.M126]" office:value-type="float" office:value="-0.0279452" calcext:value-type="float">
            <text:p>-0.0279452</text:p>
          </table:table-cell>
          <table:table-cell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table:style-name="ce4" office:value-type="float" office:value="-1.90273876" calcext:value-type="float">
            <text:p>-1.90273876</text:p>
          </table:table-cell>
          <table:table-cell table:formula="of:=[.B127]-[.C127]" office:value-type="float" office:value="1.90274441" calcext:value-type="float">
            <text:p>1.90274441</text:p>
          </table:table-cell>
          <table:table-cell table:style-name="ce4" office:value-type="float" office:value="-1.90279134" calcext:value-type="float">
            <text:p>-1.90279134</text:p>
          </table:table-cell>
          <table:table-cell table:formula="of:=[.B127]-[.E127]" office:value-type="float" office:value="1.90279699" calcext:value-type="float">
            <text:p>1.90279699</text:p>
          </table:table-cell>
          <table:table-cell table:style-name="ce4" office:value-type="float" office:value="0.06276154" calcext:value-type="float">
            <text:p>0.06276154</text:p>
          </table:table-cell>
          <table:table-cell table:formula="of:=[.B127]-[.G127]" office:value-type="float" office:value="-0.06275589" calcext:value-type="float">
            <text:p>-0.06275589</text:p>
          </table:table-cell>
          <table:table-cell office:value-type="float" office:value="0.0664822" calcext:value-type="float">
            <text:p>0.0664822</text:p>
          </table:table-cell>
          <table:table-cell table:formula="of:=[.B127]-[.I127]" office:value-type="float" office:value="-0.06647655" calcext:value-type="float">
            <text:p>-0.06647655</text:p>
          </table:table-cell>
          <table:table-cell table:style-name="ce4" office:value-type="float" office:value="0.06276158" calcext:value-type="float">
            <text:p>0.06276158</text:p>
          </table:table-cell>
          <table:table-cell table:formula="of:=[.B127]-[.K127]" office:value-type="float" office:value="-0.06275593" calcext:value-type="float">
            <text:p>-0.06275593</text:p>
          </table:table-cell>
          <table:table-cell table:style-name="ce4" office:value-type="float" office:value="0.06773685" calcext:value-type="float">
            <text:p>0.06773685</text:p>
          </table:table-cell>
          <table:table-cell table:formula="of:=[.B127]-[.M127]" office:value-type="float" office:value="-0.0677312" calcext:value-type="float">
            <text:p>-0.0677312</text:p>
          </table:table-cell>
          <table:table-cell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table:style-name="ce4" office:value-type="float" office:value="-0.09800669" calcext:value-type="float">
            <text:p>-0.09800669</text:p>
          </table:table-cell>
          <table:table-cell table:formula="of:=[.B128]-[.C128]" office:value-type="float" office:value="0.10603089" calcext:value-type="float">
            <text:p>0.10603089</text:p>
          </table:table-cell>
          <table:table-cell table:style-name="ce4" office:value-type="float" office:value="-0.09801006" calcext:value-type="float">
            <text:p>-0.09801006</text:p>
          </table:table-cell>
          <table:table-cell table:formula="of:=[.B128]-[.E128]" office:value-type="float" office:value="0.10603426" calcext:value-type="float">
            <text:p>0.10603426</text:p>
          </table:table-cell>
          <table:table-cell table:style-name="ce4" office:value-type="float" office:value="0.11260759" calcext:value-type="float">
            <text:p>0.11260759</text:p>
          </table:table-cell>
          <table:table-cell table:formula="of:=[.B128]-[.G128]" office:value-type="float" office:value="-0.10458339" calcext:value-type="float">
            <text:p>-0.10458339</text:p>
          </table:table-cell>
          <table:table-cell office:value-type="float" office:value="0.26080191" calcext:value-type="float">
            <text:p>0.26080191</text:p>
          </table:table-cell>
          <table:table-cell table:formula="of:=[.B128]-[.I128]" office:value-type="float" office:value="-0.25277771" calcext:value-type="float">
            <text:p>-0.25277771</text:p>
          </table:table-cell>
          <table:table-cell table:style-name="ce4" office:value-type="float" office:value="0.11260771" calcext:value-type="float">
            <text:p>0.11260771</text:p>
          </table:table-cell>
          <table:table-cell table:formula="of:=[.B128]-[.K128]" office:value-type="float" office:value="-0.10458351" calcext:value-type="float">
            <text:p>-0.10458351</text:p>
          </table:table-cell>
          <table:table-cell table:style-name="ce4" office:value-type="float" office:value="0.00753932" calcext:value-type="float">
            <text:p>0.00753932</text:p>
          </table:table-cell>
          <table:table-cell table:formula="of:=[.B128]-[.M128]" office:value-type="float" office:value="0.00048488" calcext:value-type="float">
            <text:p>0.00048488</text:p>
          </table:table-cell>
          <table:table-cell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table:style-name="ce4" office:value-type="float" office:value="0.29202084" calcext:value-type="float">
            <text:p>0.29202084</text:p>
          </table:table-cell>
          <table:table-cell table:formula="of:=[.B129]-[.C129]" office:value-type="float" office:value="2.91086916" calcext:value-type="float">
            <text:p>2.91086916</text:p>
          </table:table-cell>
          <table:table-cell table:style-name="ce4" office:value-type="float" office:value="0.29202657" calcext:value-type="float">
            <text:p>0.29202657</text:p>
          </table:table-cell>
          <table:table-cell table:formula="of:=[.B129]-[.E129]" office:value-type="float" office:value="2.91086343" calcext:value-type="float">
            <text:p>2.91086343</text:p>
          </table:table-cell>
          <table:table-cell table:style-name="ce4" office:value-type="float" office:value="3.17797575" calcext:value-type="float">
            <text:p>3.17797575</text:p>
          </table:table-cell>
          <table:table-cell table:formula="of:=[.B129]-[.G129]" office:value-type="float" office:value="0.0249142500000001" calcext:value-type="float">
            <text:p>0.02491425</text:p>
          </table:table-cell>
          <table:table-cell office:value-type="float" office:value="3.18932959" calcext:value-type="float">
            <text:p>3.18932959</text:p>
          </table:table-cell>
          <table:table-cell table:formula="of:=[.B129]-[.I129]" office:value-type="float" office:value="0.0135604100000002" calcext:value-type="float">
            <text:p>0.01356041</text:p>
          </table:table-cell>
          <table:table-cell table:style-name="ce4" office:value-type="float" office:value="3.17797348" calcext:value-type="float">
            <text:p>3.17797348</text:p>
          </table:table-cell>
          <table:table-cell table:formula="of:=[.B129]-[.K129]" office:value-type="float" office:value="0.0249165200000001" calcext:value-type="float">
            <text:p>0.02491652</text:p>
          </table:table-cell>
          <table:table-cell table:style-name="ce4" office:value-type="float" office:value="3.20289" calcext:value-type="float">
            <text:p>3.20289</text:p>
          </table:table-cell>
          <table:table-cell table:formula="of:=[.B129]-[.M12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table:style-name="ce4" office:value-type="float" office:value="0.58011395" calcext:value-type="float">
            <text:p>0.58011395</text:p>
          </table:table-cell>
          <table:table-cell table:formula="of:=[.B130]-[.C130]" office:value-type="float" office:value="-0.55246021" calcext:value-type="float">
            <text:p>-0.55246021</text:p>
          </table:table-cell>
          <table:table-cell table:style-name="ce4" office:value-type="float" office:value="0.58010004" calcext:value-type="float">
            <text:p>0.58010004</text:p>
          </table:table-cell>
          <table:table-cell table:formula="of:=[.B130]-[.E130]" office:value-type="float" office:value="-0.5524463" calcext:value-type="float">
            <text:p>-0.5524463</text:p>
          </table:table-cell>
          <table:table-cell table:style-name="ce4" office:value-type="float" office:value="0.01866361" calcext:value-type="float">
            <text:p>0.01866361</text:p>
          </table:table-cell>
          <table:table-cell table:formula="of:=[.B130]-[.G130]" office:value-type="float" office:value="0.00899013" calcext:value-type="float">
            <text:p>0.00899013</text:p>
          </table:table-cell>
          <table:table-cell office:value-type="float" office:value="0.01101674" calcext:value-type="float">
            <text:p>0.01101674</text:p>
          </table:table-cell>
          <table:table-cell table:formula="of:=[.B130]-[.I130]" office:value-type="float" office:value="0.016637" calcext:value-type="float">
            <text:p>0.016637</text:p>
          </table:table-cell>
          <table:table-cell table:style-name="ce4" office:value-type="float" office:value="0.01866371" calcext:value-type="float">
            <text:p>0.01866371</text:p>
          </table:table-cell>
          <table:table-cell table:formula="of:=[.B130]-[.K130]" office:value-type="float" office:value="0.00899003" calcext:value-type="float">
            <text:p>0.00899003</text:p>
          </table:table-cell>
          <table:table-cell table:style-name="ce4" office:value-type="float" office:value="0.00102549" calcext:value-type="float">
            <text:p>0.00102549</text:p>
          </table:table-cell>
          <table:table-cell table:formula="of:=[.B130]-[.M130]" office:value-type="float" office:value="0.02662825" calcext:value-type="float">
            <text:p>0.02662825</text:p>
          </table:table-cell>
          <table:table-cell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table:style-name="ce4" office:value-type="float" office:value="0.1905836" calcext:value-type="float">
            <text:p>0.1905836</text:p>
          </table:table-cell>
          <table:table-cell table:formula="of:=[.B131]-[.C131]" office:value-type="float" office:value="-0.15799709" calcext:value-type="float">
            <text:p>-0.15799709</text:p>
          </table:table-cell>
          <table:table-cell table:style-name="ce4" office:value-type="float" office:value="0.19059519" calcext:value-type="float">
            <text:p>0.19059519</text:p>
          </table:table-cell>
          <table:table-cell table:formula="of:=[.B131]-[.E131]" office:value-type="float" office:value="-0.15800868" calcext:value-type="float">
            <text:p>-0.15800868</text:p>
          </table:table-cell>
          <table:table-cell table:style-name="ce4" office:value-type="float" office:value="0.03305121" calcext:value-type="float">
            <text:p>0.03305121</text:p>
          </table:table-cell>
          <table:table-cell table:formula="of:=[.B131]-[.G131]" office:value-type="float" office:value="-0.000464699999999998" calcext:value-type="float">
            <text:p>-0.0004647</text:p>
          </table:table-cell>
          <table:table-cell office:value-type="float" office:value="0.0339134" calcext:value-type="float">
            <text:p>0.0339134</text:p>
          </table:table-cell>
          <table:table-cell table:formula="of:=[.B131]-[.I131]" office:value-type="float" office:value="-0.00132689" calcext:value-type="float">
            <text:p>-0.00132689</text:p>
          </table:table-cell>
          <table:table-cell table:style-name="ce4" office:value-type="float" office:value="0.03305071" calcext:value-type="float">
            <text:p>0.03305071</text:p>
          </table:table-cell>
          <table:table-cell table:formula="of:=[.B131]-[.K131]" office:value-type="float" office:value="-0.000464200000000005" calcext:value-type="float">
            <text:p>-0.0004642</text:p>
          </table:table-cell>
          <table:table-cell table:style-name="ce4" office:value-type="float" office:value="0.0332843" calcext:value-type="float">
            <text:p>0.0332843</text:p>
          </table:table-cell>
          <table:table-cell table:formula="of:=[.B131]-[.M131]" office:value-type="float" office:value="-0.000697790000000004" calcext:value-type="float">
            <text:p>-0.00069779</text:p>
          </table:table-cell>
          <table:table-cell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table:style-name="ce4" office:value-type="float" office:value="-4.0134219" calcext:value-type="float">
            <text:p>-4.0134219</text:p>
          </table:table-cell>
          <table:table-cell table:formula="of:=[.B132]-[.C132]" office:value-type="float" office:value="3.88643409" calcext:value-type="float">
            <text:p>3.88643409</text:p>
          </table:table-cell>
          <table:table-cell table:style-name="ce4" office:value-type="float" office:value="-4.01330243" calcext:value-type="float">
            <text:p>-4.01330243</text:p>
          </table:table-cell>
          <table:table-cell table:formula="of:=[.B132]-[.E132]" office:value-type="float" office:value="3.88631462" calcext:value-type="float">
            <text:p>3.88631462</text:p>
          </table:table-cell>
          <table:table-cell table:style-name="ce4" office:value-type="float" office:value="-0.07777887" calcext:value-type="float">
            <text:p>-0.07777887</text:p>
          </table:table-cell>
          <table:table-cell table:formula="of:=[.B132]-[.G132]" office:value-type="float" office:value="-0.04920894" calcext:value-type="float">
            <text:p>-0.04920894</text:p>
          </table:table-cell>
          <table:table-cell office:value-type="float" office:value="-0.0802964" calcext:value-type="float">
            <text:p>-0.0802964</text:p>
          </table:table-cell>
          <table:table-cell table:formula="of:=[.B132]-[.I132]" office:value-type="float" office:value="-0.04669141" calcext:value-type="float">
            <text:p>-0.04669141</text:p>
          </table:table-cell>
          <table:table-cell table:style-name="ce4" office:value-type="float" office:value="-0.07778075" calcext:value-type="float">
            <text:p>-0.07778075</text:p>
          </table:table-cell>
          <table:table-cell table:formula="of:=[.B132]-[.K132]" office:value-type="float" office:value="-0.04920706" calcext:value-type="float">
            <text:p>-0.04920706</text:p>
          </table:table-cell>
          <table:table-cell table:style-name="ce4" office:value-type="float" office:value="-0.12698781" calcext:value-type="float">
            <text:p>-0.12698781</text:p>
          </table:table-cell>
          <table:table-cell table:formula="of:=[.B132]-[.M13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table:style-name="ce4" office:value-type="float" office:value="-4.60962955" calcext:value-type="float">
            <text:p>-4.60962955</text:p>
          </table:table-cell>
          <table:table-cell table:formula="of:=[.B133]-[.C133]" office:value-type="float" office:value="4.62092006" calcext:value-type="float">
            <text:p>4.62092006</text:p>
          </table:table-cell>
          <table:table-cell table:style-name="ce4" office:value-type="float" office:value="-4.60945026" calcext:value-type="float">
            <text:p>-4.60945026</text:p>
          </table:table-cell>
          <table:table-cell table:formula="of:=[.B133]-[.E133]" office:value-type="float" office:value="4.62074077" calcext:value-type="float">
            <text:p>4.62074077</text:p>
          </table:table-cell>
          <table:table-cell table:style-name="ce4" office:value-type="float" office:value="0.05319636" calcext:value-type="float">
            <text:p>0.05319636</text:p>
          </table:table-cell>
          <table:table-cell table:formula="of:=[.B133]-[.G133]" office:value-type="float" office:value="-0.04190585" calcext:value-type="float">
            <text:p>-0.04190585</text:p>
          </table:table-cell>
          <table:table-cell office:value-type="float" office:value="0.08908838" calcext:value-type="float">
            <text:p>0.08908838</text:p>
          </table:table-cell>
          <table:table-cell table:formula="of:=[.B133]-[.I133]" office:value-type="float" office:value="-0.07779787" calcext:value-type="float">
            <text:p>-0.07779787</text:p>
          </table:table-cell>
          <table:table-cell table:style-name="ce4" office:value-type="float" office:value="0.05319807" calcext:value-type="float">
            <text:p>0.05319807</text:p>
          </table:table-cell>
          <table:table-cell table:formula="of:=[.B133]-[.K133]" office:value-type="float" office:value="-0.04190756" calcext:value-type="float">
            <text:p>-0.04190756</text:p>
          </table:table-cell>
          <table:table-cell table:style-name="ce4" office:value-type="float" office:value="0.01114329" calcext:value-type="float">
            <text:p>0.01114329</text:p>
          </table:table-cell>
          <table:table-cell table:formula="of:=[.B133]-[.M133]" office:value-type="float" office:value="0.00014722" calcext:value-type="float">
            <text:p>0.00014722</text:p>
          </table:table-cell>
          <table:table-cell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table:style-name="ce4" office:value-type="float" office:value="0.03398681" calcext:value-type="float">
            <text:p>0.03398681</text:p>
          </table:table-cell>
          <table:table-cell table:formula="of:=[.B134]-[.C134]" office:value-type="float" office:value="-0.03412199" calcext:value-type="float">
            <text:p>-0.03412199</text:p>
          </table:table-cell>
          <table:table-cell table:style-name="ce4" office:value-type="float" office:value="0.03398847" calcext:value-type="float">
            <text:p>0.03398847</text:p>
          </table:table-cell>
          <table:table-cell table:formula="of:=[.B134]-[.E134]" office:value-type="float" office:value="-0.03412365" calcext:value-type="float">
            <text:p>-0.03412365</text:p>
          </table:table-cell>
          <table:table-cell table:style-name="ce4" office:value-type="float" office:value="0.00187997" calcext:value-type="float">
            <text:p>0.00187997</text:p>
          </table:table-cell>
          <table:table-cell table:formula="of:=[.B134]-[.G134]" office:value-type="float" office:value="-0.00201515" calcext:value-type="float">
            <text:p>-0.00201515</text:p>
          </table:table-cell>
          <table:table-cell office:value-type="float" office:value="0.0073329" calcext:value-type="float">
            <text:p>0.0073329</text:p>
          </table:table-cell>
          <table:table-cell table:formula="of:=[.B134]-[.I134]" office:value-type="float" office:value="-0.00746808" calcext:value-type="float">
            <text:p>-0.00746808</text:p>
          </table:table-cell>
          <table:table-cell table:style-name="ce4" office:value-type="float" office:value="0.00188001" calcext:value-type="float">
            <text:p>0.00188001</text:p>
          </table:table-cell>
          <table:table-cell table:formula="of:=[.B134]-[.K134]" office:value-type="float" office:value="-0.00201519" calcext:value-type="float">
            <text:p>-0.00201519</text:p>
          </table:table-cell>
          <table:table-cell table:style-name="ce4" office:value-type="float" office:value="0.00675496" calcext:value-type="float">
            <text:p>0.00675496</text:p>
          </table:table-cell>
          <table:table-cell table:formula="of:=[.B134]-[.M134]" office:value-type="float" office:value="-0.00689014" calcext:value-type="float">
            <text:p>-0.00689014</text:p>
          </table:table-cell>
          <table:table-cell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table:style-name="ce4" office:value-type="float" office:value="-0.6579812" calcext:value-type="float">
            <text:p>-0.6579812</text:p>
          </table:table-cell>
          <table:table-cell table:formula="of:=[.B135]-[.C135]" office:value-type="float" office:value="0.6566336" calcext:value-type="float">
            <text:p>0.6566336</text:p>
          </table:table-cell>
          <table:table-cell table:style-name="ce4" office:value-type="float" office:value="-0.65795811" calcext:value-type="float">
            <text:p>-0.65795811</text:p>
          </table:table-cell>
          <table:table-cell table:formula="of:=[.B135]-[.E135]" office:value-type="float" office:value="0.65661051" calcext:value-type="float">
            <text:p>0.65661051</text:p>
          </table:table-cell>
          <table:table-cell table:style-name="ce4" office:value-type="float" office:value="0.00078447" calcext:value-type="float">
            <text:p>0.00078447</text:p>
          </table:table-cell>
          <table:table-cell table:formula="of:=[.B135]-[.G135]" office:value-type="float" office:value="-0.00213207" calcext:value-type="float">
            <text:p>-0.00213207</text:p>
          </table:table-cell>
          <table:table-cell office:value-type="float" office:value="0.00166073" calcext:value-type="float">
            <text:p>0.00166073</text:p>
          </table:table-cell>
          <table:table-cell table:formula="of:=[.B135]-[.I135]" office:value-type="float" office:value="-0.00300833" calcext:value-type="float">
            <text:p>-0.00300833</text:p>
          </table:table-cell>
          <table:table-cell table:style-name="ce4" office:value-type="float" office:value="0.00078438" calcext:value-type="float">
            <text:p>0.00078438</text:p>
          </table:table-cell>
          <table:table-cell table:formula="of:=[.B135]-[.K135]" office:value-type="float" office:value="-0.00213198" calcext:value-type="float">
            <text:p>-0.00213198</text:p>
          </table:table-cell>
          <table:table-cell table:style-name="ce4" office:value-type="float" office:value="0.00867023" calcext:value-type="float">
            <text:p>0.00867023</text:p>
          </table:table-cell>
          <table:table-cell table:formula="of:=[.B135]-[.M135]" office:value-type="float" office:value="-0.01001783" calcext:value-type="float">
            <text:p>-0.01001783</text:p>
          </table:table-cell>
          <table:table-cell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table:style-name="ce4" office:value-type="float" office:value="-4.6807277" calcext:value-type="float">
            <text:p>-4.6807277</text:p>
          </table:table-cell>
          <table:table-cell table:formula="of:=[.B136]-[.C136]" office:value-type="float" office:value="4.69057726" calcext:value-type="float">
            <text:p>4.69057726</text:p>
          </table:table-cell>
          <table:table-cell table:style-name="ce4" office:value-type="float" office:value="-4.68053424" calcext:value-type="float">
            <text:p>-4.68053424</text:p>
          </table:table-cell>
          <table:table-cell table:formula="of:=[.B136]-[.E136]" office:value-type="float" office:value="4.6903838" calcext:value-type="float">
            <text:p>4.6903838</text:p>
          </table:table-cell>
          <table:table-cell table:style-name="ce4" office:value-type="float" office:value="0.03210531" calcext:value-type="float">
            <text:p>0.03210531</text:p>
          </table:table-cell>
          <table:table-cell table:formula="of:=[.B136]-[.G136]" office:value-type="float" office:value="-0.02225575" calcext:value-type="float">
            <text:p>-0.02225575</text:p>
          </table:table-cell>
          <table:table-cell office:value-type="float" office:value="0.07383284" calcext:value-type="float">
            <text:p>0.07383284</text:p>
          </table:table-cell>
          <table:table-cell table:formula="of:=[.B136]-[.I136]" office:value-type="float" office:value="-0.06398328" calcext:value-type="float">
            <text:p>-0.06398328</text:p>
          </table:table-cell>
          <table:table-cell table:style-name="ce4" office:value-type="float" office:value="0.03210281" calcext:value-type="float">
            <text:p>0.03210281</text:p>
          </table:table-cell>
          <table:table-cell table:formula="of:=[.B136]-[.K136]" office:value-type="float" office:value="-0.02225325" calcext:value-type="float">
            <text:p>-0.02225325</text:p>
          </table:table-cell>
          <table:table-cell table:style-name="ce4" office:value-type="float" office:value="0.01229553" calcext:value-type="float">
            <text:p>0.01229553</text:p>
          </table:table-cell>
          <table:table-cell table:formula="of:=[.B136]-[.M136]" office:value-type="float" office:value="-0.00244597" calcext:value-type="float">
            <text:p>-0.00244597</text:p>
          </table:table-cell>
          <table:table-cell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table:style-name="ce4" office:value-type="float" office:value="-0.21175531" calcext:value-type="float">
            <text:p>-0.21175531</text:p>
          </table:table-cell>
          <table:table-cell table:formula="of:=[.B137]-[.C137]" office:value-type="float" office:value="0.21202366" calcext:value-type="float">
            <text:p>0.21202366</text:p>
          </table:table-cell>
          <table:table-cell table:style-name="ce4" office:value-type="float" office:value="-0.21176595" calcext:value-type="float">
            <text:p>-0.21176595</text:p>
          </table:table-cell>
          <table:table-cell table:formula="of:=[.B137]-[.E137]" office:value-type="float" office:value="0.2120343" calcext:value-type="float">
            <text:p>0.2120343</text:p>
          </table:table-cell>
          <table:table-cell table:style-name="ce4" office:value-type="float" office:value="0.01084386" calcext:value-type="float">
            <text:p>0.01084386</text:p>
          </table:table-cell>
          <table:table-cell table:formula="of:=[.B137]-[.G137]" office:value-type="float" office:value="-0.01057551" calcext:value-type="float">
            <text:p>-0.01057551</text:p>
          </table:table-cell>
          <table:table-cell office:value-type="float" office:value="0.01843568" calcext:value-type="float">
            <text:p>0.01843568</text:p>
          </table:table-cell>
          <table:table-cell table:formula="of:=[.B137]-[.I137]" office:value-type="float" office:value="-0.01816733" calcext:value-type="float">
            <text:p>-0.01816733</text:p>
          </table:table-cell>
          <table:table-cell table:style-name="ce4" office:value-type="float" office:value="0.01084354" calcext:value-type="float">
            <text:p>0.01084354</text:p>
          </table:table-cell>
          <table:table-cell table:formula="of:=[.B137]-[.K137]" office:value-type="float" office:value="-0.01057519" calcext:value-type="float">
            <text:p>-0.01057519</text:p>
          </table:table-cell>
          <table:table-cell table:style-name="ce4" office:value-type="float" office:value="-0.00001546" calcext:value-type="float">
            <text:p>-0.00001546</text:p>
          </table:table-cell>
          <table:table-cell table:formula="of:=[.B137]-[.M137]" office:value-type="float" office:value="0.00028381" calcext:value-type="float">
            <text:p>0.00028381</text:p>
          </table:table-cell>
          <table:table-cell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table:style-name="ce4" office:value-type="float" office:value="-0.14614799" calcext:value-type="float">
            <text:p>-0.14614799</text:p>
          </table:table-cell>
          <table:table-cell table:formula="of:=[.B138]-[.C138]" office:value-type="float" office:value="0.15343346" calcext:value-type="float">
            <text:p>0.15343346</text:p>
          </table:table-cell>
          <table:table-cell table:style-name="ce4" office:value-type="float" office:value="-0.14615664" calcext:value-type="float">
            <text:p>-0.14615664</text:p>
          </table:table-cell>
          <table:table-cell table:formula="of:=[.B138]-[.E138]" office:value-type="float" office:value="0.15344211" calcext:value-type="float">
            <text:p>0.15344211</text:p>
          </table:table-cell>
          <table:table-cell table:style-name="ce4" office:value-type="float" office:value="-0.0097461" calcext:value-type="float">
            <text:p>-0.0097461</text:p>
          </table:table-cell>
          <table:table-cell table:formula="of:=[.B138]-[.G138]" office:value-type="float" office:value="0.01703157" calcext:value-type="float">
            <text:p>0.01703157</text:p>
          </table:table-cell>
          <table:table-cell office:value-type="float" office:value="-0.02933487" calcext:value-type="float">
            <text:p>-0.02933487</text:p>
          </table:table-cell>
          <table:table-cell table:formula="of:=[.B138]-[.I138]" office:value-type="float" office:value="0.03662034" calcext:value-type="float">
            <text:p>0.03662034</text:p>
          </table:table-cell>
          <table:table-cell table:style-name="ce4" office:value-type="float" office:value="-0.00974189" calcext:value-type="float">
            <text:p>-0.00974189</text:p>
          </table:table-cell>
          <table:table-cell table:formula="of:=[.B138]-[.K138]" office:value-type="float" office:value="0.01702736" calcext:value-type="float">
            <text:p>0.01702736</text:p>
          </table:table-cell>
          <table:table-cell table:style-name="ce4" office:value-type="float" office:value="-0.09129993" calcext:value-type="float">
            <text:p>-0.09129993</text:p>
          </table:table-cell>
          <table:table-cell table:formula="of:=[.B138]-[.M138]" office:value-type="float" office:value="0.0985854" calcext:value-type="float">
            <text:p>0.0985854</text:p>
          </table:table-cell>
          <table:table-cell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table:style-name="ce4" office:value-type="float" office:value="0.47922252" calcext:value-type="float">
            <text:p>0.47922252</text:p>
          </table:table-cell>
          <table:table-cell table:formula="of:=[.B139]-[.C139]" office:value-type="float" office:value="0.38843148" calcext:value-type="float">
            <text:p>0.38843148</text:p>
          </table:table-cell>
          <table:table-cell table:style-name="ce4" office:value-type="float" office:value="0.47923675" calcext:value-type="float">
            <text:p>0.47923675</text:p>
          </table:table-cell>
          <table:table-cell table:formula="of:=[.B139]-[.E139]" office:value-type="float" office:value="0.38841725" calcext:value-type="float">
            <text:p>0.38841725</text:p>
          </table:table-cell>
          <table:table-cell table:style-name="ce4" office:value-type="float" office:value="0.81764701" calcext:value-type="float">
            <text:p>0.81764701</text:p>
          </table:table-cell>
          <table:table-cell table:formula="of:=[.B139]-[.G139]" office:value-type="float" office:value="0.05000699" calcext:value-type="float">
            <text:p>0.05000699</text:p>
          </table:table-cell>
          <table:table-cell office:value-type="float" office:value="0.83128608" calcext:value-type="float">
            <text:p>0.83128608</text:p>
          </table:table-cell>
          <table:table-cell table:formula="of:=[.B139]-[.I139]" office:value-type="float" office:value="0.03636792" calcext:value-type="float">
            <text:p>0.03636792</text:p>
          </table:table-cell>
          <table:table-cell table:style-name="ce4" office:value-type="float" office:value="0.81764082" calcext:value-type="float">
            <text:p>0.81764082</text:p>
          </table:table-cell>
          <table:table-cell table:formula="of:=[.B139]-[.K139]" office:value-type="float" office:value="0.05001318" calcext:value-type="float">
            <text:p>0.05001318</text:p>
          </table:table-cell>
          <table:table-cell table:style-name="ce4" office:value-type="float" office:value="0.867654" calcext:value-type="float">
            <text:p>0.867654</text:p>
          </table:table-cell>
          <table:table-cell table:formula="of:=[.B139]-[.M13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table:style-name="ce4" office:value-type="float" office:value="-0.40476334" calcext:value-type="float">
            <text:p>-0.40476334</text:p>
          </table:table-cell>
          <table:table-cell table:formula="of:=[.B140]-[.C140]" office:value-type="float" office:value="0.3490084" calcext:value-type="float">
            <text:p>0.3490084</text:p>
          </table:table-cell>
          <table:table-cell table:style-name="ce4" office:value-type="float" office:value="-0.40475034" calcext:value-type="float">
            <text:p>-0.40475034</text:p>
          </table:table-cell>
          <table:table-cell table:formula="of:=[.B140]-[.E140]" office:value-type="float" office:value="0.3489954" calcext:value-type="float">
            <text:p>0.3489954</text:p>
          </table:table-cell>
          <table:table-cell table:style-name="ce4" office:value-type="float" office:value="0.01223101" calcext:value-type="float">
            <text:p>0.01223101</text:p>
          </table:table-cell>
          <table:table-cell table:formula="of:=[.B140]-[.G140]" office:value-type="float" office:value="-0.06798595" calcext:value-type="float">
            <text:p>-0.06798595</text:p>
          </table:table-cell>
          <table:table-cell office:value-type="float" office:value="0.01594319" calcext:value-type="float">
            <text:p>0.01594319</text:p>
          </table:table-cell>
          <table:table-cell table:formula="of:=[.B140]-[.I140]" office:value-type="float" office:value="-0.07169813" calcext:value-type="float">
            <text:p>-0.07169813</text:p>
          </table:table-cell>
          <table:table-cell table:style-name="ce4" office:value-type="float" office:value="0.01223097" calcext:value-type="float">
            <text:p>0.01223097</text:p>
          </table:table-cell>
          <table:table-cell table:formula="of:=[.B140]-[.K140]" office:value-type="float" office:value="-0.06798591" calcext:value-type="float">
            <text:p>-0.06798591</text:p>
          </table:table-cell>
          <table:table-cell table:style-name="ce4" office:value-type="float" office:value="0.06119359" calcext:value-type="float">
            <text:p>0.06119359</text:p>
          </table:table-cell>
          <table:table-cell table:formula="of:=[.B140]-[.M140]" office:value-type="float" office:value="-0.11694853" calcext:value-type="float">
            <text:p>-0.11694853</text:p>
          </table:table-cell>
          <table:table-cell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table:style-name="ce4" office:value-type="float" office:value="0.11965928" calcext:value-type="float">
            <text:p>0.11965928</text:p>
          </table:table-cell>
          <table:table-cell table:formula="of:=[.B141]-[.C141]" office:value-type="float" office:value="-0.11207667" calcext:value-type="float">
            <text:p>-0.11207667</text:p>
          </table:table-cell>
          <table:table-cell table:style-name="ce4" office:value-type="float" office:value="0.11964639" calcext:value-type="float">
            <text:p>0.11964639</text:p>
          </table:table-cell>
          <table:table-cell table:formula="of:=[.B141]-[.E141]" office:value-type="float" office:value="-0.11206378" calcext:value-type="float">
            <text:p>-0.11206378</text:p>
          </table:table-cell>
          <table:table-cell table:style-name="ce4" office:value-type="float" office:value="0.00973754" calcext:value-type="float">
            <text:p>0.00973754</text:p>
          </table:table-cell>
          <table:table-cell table:formula="of:=[.B141]-[.G141]" office:value-type="float" office:value="-0.00215493" calcext:value-type="float">
            <text:p>-0.00215493</text:p>
          </table:table-cell>
          <table:table-cell office:value-type="float" office:value="0.01453055" calcext:value-type="float">
            <text:p>0.01453055</text:p>
          </table:table-cell>
          <table:table-cell table:formula="of:=[.B141]-[.I141]" office:value-type="float" office:value="-0.00694794" calcext:value-type="float">
            <text:p>-0.00694794</text:p>
          </table:table-cell>
          <table:table-cell table:style-name="ce4" office:value-type="float" office:value="0.00973966" calcext:value-type="float">
            <text:p>0.00973966</text:p>
          </table:table-cell>
          <table:table-cell table:formula="of:=[.B141]-[.K141]" office:value-type="float" office:value="-0.00215705" calcext:value-type="float">
            <text:p>-0.00215705</text:p>
          </table:table-cell>
          <table:table-cell table:style-name="ce4" office:value-type="float" office:value="0.00758261" calcext:value-type="float">
            <text:p>0.00758261</text:p>
          </table:table-cell>
          <table:table-cell table:formula="of:=[.B141]-[.M14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table:style-name="ce4" office:value-type="float" office:value="-0.29980088" calcext:value-type="float">
            <text:p>-0.29980088</text:p>
          </table:table-cell>
          <table:table-cell table:formula="of:=[.B142]-[.C142]" office:value-type="float" office:value="0.25598053" calcext:value-type="float">
            <text:p>0.25598053</text:p>
          </table:table-cell>
          <table:table-cell table:style-name="ce4" office:value-type="float" office:value="-0.29979816" calcext:value-type="float">
            <text:p>-0.29979816</text:p>
          </table:table-cell>
          <table:table-cell table:formula="of:=[.B142]-[.E142]" office:value-type="float" office:value="0.25597781" calcext:value-type="float">
            <text:p>0.25597781</text:p>
          </table:table-cell>
          <table:table-cell table:style-name="ce4" office:value-type="float" office:value="0.06122057" calcext:value-type="float">
            <text:p>0.06122057</text:p>
          </table:table-cell>
          <table:table-cell table:formula="of:=[.B142]-[.G142]" office:value-type="float" office:value="-0.10504092" calcext:value-type="float">
            <text:p>-0.10504092</text:p>
          </table:table-cell>
          <table:table-cell office:value-type="float" office:value="0.06536744" calcext:value-type="float">
            <text:p>0.06536744</text:p>
          </table:table-cell>
          <table:table-cell table:formula="of:=[.B142]-[.I142]" office:value-type="float" office:value="-0.10918779" calcext:value-type="float">
            <text:p>-0.10918779</text:p>
          </table:table-cell>
          <table:table-cell table:style-name="ce4" office:value-type="float" office:value="0.06122272" calcext:value-type="float">
            <text:p>0.06122272</text:p>
          </table:table-cell>
          <table:table-cell table:formula="of:=[.B142]-[.K142]" office:value-type="float" office:value="-0.10504307" calcext:value-type="float">
            <text:p>-0.10504307</text:p>
          </table:table-cell>
          <table:table-cell table:style-name="ce4" office:value-type="float" office:value="0.19711107" calcext:value-type="float">
            <text:p>0.19711107</text:p>
          </table:table-cell>
          <table:table-cell table:formula="of:=[.B142]-[.M142]" office:value-type="float" office:value="-0.24093142" calcext:value-type="float">
            <text:p>-0.24093142</text:p>
          </table:table-cell>
          <table:table-cell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table:style-name="ce4" office:value-type="float" office:value="-0.03838526" calcext:value-type="float">
            <text:p>-0.03838526</text:p>
          </table:table-cell>
          <table:table-cell table:formula="of:=[.B143]-[.C143]" office:value-type="float" office:value="0.04242478" calcext:value-type="float">
            <text:p>0.04242478</text:p>
          </table:table-cell>
          <table:table-cell table:style-name="ce4" office:value-type="float" office:value="-0.03838102" calcext:value-type="float">
            <text:p>-0.03838102</text:p>
          </table:table-cell>
          <table:table-cell table:formula="of:=[.B143]-[.E143]" office:value-type="float" office:value="0.04242054" calcext:value-type="float">
            <text:p>0.04242054</text:p>
          </table:table-cell>
          <table:table-cell table:style-name="ce4" office:value-type="float" office:value="-0.00340834" calcext:value-type="float">
            <text:p>-0.00340834</text:p>
          </table:table-cell>
          <table:table-cell table:formula="of:=[.B143]-[.G143]" office:value-type="float" office:value="0.00744786" calcext:value-type="float">
            <text:p>0.00744786</text:p>
          </table:table-cell>
          <table:table-cell office:value-type="float" office:value="-0.01320636" calcext:value-type="float">
            <text:p>-0.01320636</text:p>
          </table:table-cell>
          <table:table-cell table:formula="of:=[.B143]-[.I143]" office:value-type="float" office:value="0.01724588" calcext:value-type="float">
            <text:p>0.01724588</text:p>
          </table:table-cell>
          <table:table-cell table:style-name="ce4" office:value-type="float" office:value="-0.00340952" calcext:value-type="float">
            <text:p>-0.00340952</text:p>
          </table:table-cell>
          <table:table-cell table:formula="of:=[.B143]-[.K143]" office:value-type="float" office:value="0.00744904" calcext:value-type="float">
            <text:p>0.00744904</text:p>
          </table:table-cell>
          <table:table-cell table:style-name="ce4" office:value-type="float" office:value="-0.02800515" calcext:value-type="float">
            <text:p>-0.02800515</text:p>
          </table:table-cell>
          <table:table-cell table:formula="of:=[.B143]-[.M143]" office:value-type="float" office:value="0.03204467" calcext:value-type="float">
            <text:p>0.03204467</text:p>
          </table:table-cell>
          <table:table-cell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table:style-name="ce4" office:value-type="float" office:value="-0.02273734" calcext:value-type="float">
            <text:p>-0.02273734</text:p>
          </table:table-cell>
          <table:table-cell table:formula="of:=[.B144]-[.C144]" office:value-type="float" office:value="0.02238761" calcext:value-type="float">
            <text:p>0.02238761</text:p>
          </table:table-cell>
          <table:table-cell table:style-name="ce4" office:value-type="float" office:value="-0.02273479" calcext:value-type="float">
            <text:p>-0.02273479</text:p>
          </table:table-cell>
          <table:table-cell table:formula="of:=[.B144]-[.E144]" office:value-type="float" office:value="0.02238506" calcext:value-type="float">
            <text:p>0.02238506</text:p>
          </table:table-cell>
          <table:table-cell table:style-name="ce4" office:value-type="float" office:value="0.00057047" calcext:value-type="float">
            <text:p>0.00057047</text:p>
          </table:table-cell>
          <table:table-cell table:formula="of:=[.B144]-[.G144]" office:value-type="float" office:value="-0.0009202" calcext:value-type="float">
            <text:p>-0.0009202</text:p>
          </table:table-cell>
          <table:table-cell office:value-type="float" office:value="-0.00740395" calcext:value-type="float">
            <text:p>-0.00740395</text:p>
          </table:table-cell>
          <table:table-cell table:formula="of:=[.B144]-[.I144]" office:value-type="float" office:value="0.00705422" calcext:value-type="float">
            <text:p>0.00705422</text:p>
          </table:table-cell>
          <table:table-cell table:style-name="ce4" office:value-type="float" office:value="0.00057049" calcext:value-type="float">
            <text:p>0.00057049</text:p>
          </table:table-cell>
          <table:table-cell table:formula="of:=[.B144]-[.K144]" office:value-type="float" office:value="-0.00092022" calcext:value-type="float">
            <text:p>-0.00092022</text:p>
          </table:table-cell>
          <table:table-cell table:style-name="ce4" office:value-type="float" office:value="-0.00653823" calcext:value-type="float">
            <text:p>-0.00653823</text:p>
          </table:table-cell>
          <table:table-cell table:formula="of:=[.B144]-[.M144]" office:value-type="float" office:value="0.0061885" calcext:value-type="float">
            <text:p>0.0061885</text:p>
          </table:table-cell>
          <table:table-cell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table:style-name="ce4" office:value-type="float" office:value="0.04598812" calcext:value-type="float">
            <text:p>0.04598812</text:p>
          </table:table-cell>
          <table:table-cell table:formula="of:=[.B145]-[.C145]" office:value-type="float" office:value="-0.04667213" calcext:value-type="float">
            <text:p>-0.04667213</text:p>
          </table:table-cell>
          <table:table-cell table:style-name="ce4" office:value-type="float" office:value="0.04598723" calcext:value-type="float">
            <text:p>0.04598723</text:p>
          </table:table-cell>
          <table:table-cell table:formula="of:=[.B145]-[.E145]" office:value-type="float" office:value="-0.04667124" calcext:value-type="float">
            <text:p>-0.04667124</text:p>
          </table:table-cell>
          <table:table-cell table:style-name="ce4" office:value-type="float" office:value="0.00297991" calcext:value-type="float">
            <text:p>0.00297991</text:p>
          </table:table-cell>
          <table:table-cell table:formula="of:=[.B145]-[.G145]" office:value-type="float" office:value="-0.00366392" calcext:value-type="float">
            <text:p>-0.00366392</text:p>
          </table:table-cell>
          <table:table-cell office:value-type="float" office:value="0.0089585" calcext:value-type="float">
            <text:p>0.0089585</text:p>
          </table:table-cell>
          <table:table-cell table:formula="of:=[.B145]-[.I145]" office:value-type="float" office:value="-0.00964251" calcext:value-type="float">
            <text:p>-0.00964251</text:p>
          </table:table-cell>
          <table:table-cell table:style-name="ce4" office:value-type="float" office:value="0.00298003" calcext:value-type="float">
            <text:p>0.00298003</text:p>
          </table:table-cell>
          <table:table-cell table:formula="of:=[.B145]-[.K145]" office:value-type="float" office:value="-0.00366404" calcext:value-type="float">
            <text:p>-0.00366404</text:p>
          </table:table-cell>
          <table:table-cell table:style-name="ce4" office:value-type="float" office:value="0.03292578" calcext:value-type="float">
            <text:p>0.03292578</text:p>
          </table:table-cell>
          <table:table-cell table:formula="of:=[.B145]-[.M145]" office:value-type="float" office:value="-0.03360979" calcext:value-type="float">
            <text:p>-0.03360979</text:p>
          </table:table-cell>
          <table:table-cell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table:style-name="ce4" office:value-type="float" office:value="-0.11877497" calcext:value-type="float">
            <text:p>-0.11877497</text:p>
          </table:table-cell>
          <table:table-cell table:formula="of:=[.B146]-[.C146]" office:value-type="float" office:value="0.12102103" calcext:value-type="float">
            <text:p>0.12102103</text:p>
          </table:table-cell>
          <table:table-cell table:style-name="ce4" office:value-type="float" office:value="-0.11877923" calcext:value-type="float">
            <text:p>-0.11877923</text:p>
          </table:table-cell>
          <table:table-cell table:formula="of:=[.B146]-[.E146]" office:value-type="float" office:value="0.12102529" calcext:value-type="float">
            <text:p>0.12102529</text:p>
          </table:table-cell>
          <table:table-cell table:style-name="ce4" office:value-type="float" office:value="0.00857314" calcext:value-type="float">
            <text:p>0.00857314</text:p>
          </table:table-cell>
          <table:table-cell table:formula="of:=[.B146]-[.G146]" office:value-type="float" office:value="-0.00632708" calcext:value-type="float">
            <text:p>-0.00632708</text:p>
          </table:table-cell>
          <table:table-cell office:value-type="float" office:value="0.01179086" calcext:value-type="float">
            <text:p>0.01179086</text:p>
          </table:table-cell>
          <table:table-cell table:formula="of:=[.B146]-[.I146]" office:value-type="float" office:value="-0.0095448" calcext:value-type="float">
            <text:p>-0.0095448</text:p>
          </table:table-cell>
          <table:table-cell table:style-name="ce4" office:value-type="float" office:value="0.00857612" calcext:value-type="float">
            <text:p>0.00857612</text:p>
          </table:table-cell>
          <table:table-cell table:formula="of:=[.B146]-[.K146]" office:value-type="float" office:value="-0.00633006" calcext:value-type="float">
            <text:p>-0.00633006</text:p>
          </table:table-cell>
          <table:table-cell table:style-name="ce4" office:value-type="float" office:value="-0.03035048" calcext:value-type="float">
            <text:p>-0.03035048</text:p>
          </table:table-cell>
          <table:table-cell table:formula="of:=[.B146]-[.M146]" office:value-type="float" office:value="0.03259654" calcext:value-type="float">
            <text:p>0.03259654</text:p>
          </table:table-cell>
          <table:table-cell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table:style-name="ce4" office:value-type="float" office:value="-0.01677034" calcext:value-type="float">
            <text:p>-0.01677034</text:p>
          </table:table-cell>
          <table:table-cell table:formula="of:=[.B147]-[.C147]" office:value-type="float" office:value="0.0164819" calcext:value-type="float">
            <text:p>0.0164819</text:p>
          </table:table-cell>
          <table:table-cell table:style-name="ce4" office:value-type="float" office:value="-0.01676884" calcext:value-type="float">
            <text:p>-0.01676884</text:p>
          </table:table-cell>
          <table:table-cell table:formula="of:=[.B147]-[.E147]" office:value-type="float" office:value="0.0164804" calcext:value-type="float">
            <text:p>0.0164804</text:p>
          </table:table-cell>
          <table:table-cell table:style-name="ce4" office:value-type="float" office:value="0.00090939" calcext:value-type="float">
            <text:p>0.00090939</text:p>
          </table:table-cell>
          <table:table-cell table:formula="of:=[.B147]-[.G147]" office:value-type="float" office:value="-0.00119783" calcext:value-type="float">
            <text:p>-0.00119783</text:p>
          </table:table-cell>
          <table:table-cell office:value-type="float" office:value="-0.00210242" calcext:value-type="float">
            <text:p>-0.00210242</text:p>
          </table:table-cell>
          <table:table-cell table:formula="of:=[.B147]-[.I147]" office:value-type="float" office:value="0.00181398" calcext:value-type="float">
            <text:p>0.00181398</text:p>
          </table:table-cell>
          <table:table-cell table:style-name="ce4" office:value-type="float" office:value="0.00090951" calcext:value-type="float">
            <text:p>0.00090951</text:p>
          </table:table-cell>
          <table:table-cell table:formula="of:=[.B147]-[.K147]" office:value-type="float" office:value="-0.00119795" calcext:value-type="float">
            <text:p>-0.00119795</text:p>
          </table:table-cell>
          <table:table-cell table:style-name="ce4" office:value-type="float" office:value="-0.01211898" calcext:value-type="float">
            <text:p>-0.01211898</text:p>
          </table:table-cell>
          <table:table-cell table:formula="of:=[.B147]-[.M147]" office:value-type="float" office:value="0.01183054" calcext:value-type="float">
            <text:p>0.01183054</text:p>
          </table:table-cell>
          <table:table-cell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table:style-name="ce4" office:value-type="float" office:value="-0.02950135" calcext:value-type="float">
            <text:p>-0.02950135</text:p>
          </table:table-cell>
          <table:table-cell table:formula="of:=[.B148]-[.C148]" office:value-type="float" office:value="0.03399085" calcext:value-type="float">
            <text:p>0.03399085</text:p>
          </table:table-cell>
          <table:table-cell table:style-name="ce4" office:value-type="float" office:value="-0.0294875" calcext:value-type="float">
            <text:p>-0.0294875</text:p>
          </table:table-cell>
          <table:table-cell table:formula="of:=[.B148]-[.E148]" office:value-type="float" office:value="0.033977" calcext:value-type="float">
            <text:p>0.033977</text:p>
          </table:table-cell>
          <table:table-cell table:style-name="ce4" office:value-type="float" office:value="0.00430737" calcext:value-type="float">
            <text:p>0.00430737</text:p>
          </table:table-cell>
          <table:table-cell table:formula="of:=[.B148]-[.G148]" office:value-type="float" office:value="0.00018213" calcext:value-type="float">
            <text:p>0.00018213</text:p>
          </table:table-cell>
          <table:table-cell office:value-type="float" office:value="0.03064732" calcext:value-type="float">
            <text:p>0.03064732</text:p>
          </table:table-cell>
          <table:table-cell table:formula="of:=[.B148]-[.I148]" office:value-type="float" office:value="-0.02615782" calcext:value-type="float">
            <text:p>-0.02615782</text:p>
          </table:table-cell>
          <table:table-cell table:style-name="ce4" office:value-type="float" office:value="0.00430324" calcext:value-type="float">
            <text:p>0.00430324</text:p>
          </table:table-cell>
          <table:table-cell table:formula="of:=[.B148]-[.K148]" office:value-type="float" office:value="0.000186260000000001" calcext:value-type="float">
            <text:p>0.00018626</text:p>
          </table:table-cell>
          <table:table-cell table:style-name="ce4" office:value-type="float" office:value="0.08016371" calcext:value-type="float">
            <text:p>0.08016371</text:p>
          </table:table-cell>
          <table:table-cell table:formula="of:=[.B148]-[.M148]" office:value-type="float" office:value="-0.07567421" calcext:value-type="float">
            <text:p>-0.07567421</text:p>
          </table:table-cell>
          <table:table-cell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table:style-name="ce4" office:value-type="float" office:value="0.52293798" calcext:value-type="float">
            <text:p>0.52293798</text:p>
          </table:table-cell>
          <table:table-cell table:formula="of:=[.B149]-[.C149]" office:value-type="float" office:value="1.68983202" calcext:value-type="float">
            <text:p>1.68983202</text:p>
          </table:table-cell>
          <table:table-cell table:style-name="ce4" office:value-type="float" office:value="0.52292973" calcext:value-type="float">
            <text:p>0.52292973</text:p>
          </table:table-cell>
          <table:table-cell table:formula="of:=[.B149]-[.E149]" office:value-type="float" office:value="1.68984027" calcext:value-type="float">
            <text:p>1.68984027</text:p>
          </table:table-cell>
          <table:table-cell table:style-name="ce4" office:value-type="float" office:value="2.14107009" calcext:value-type="float">
            <text:p>2.14107009</text:p>
          </table:table-cell>
          <table:table-cell table:formula="of:=[.B149]-[.G149]" office:value-type="float" office:value="0.07169991" calcext:value-type="float">
            <text:p>0.07169991</text:p>
          </table:table-cell>
          <table:table-cell office:value-type="float" office:value="2.15350757" calcext:value-type="float">
            <text:p>2.15350757</text:p>
          </table:table-cell>
          <table:table-cell table:formula="of:=[.B149]-[.I149]" office:value-type="float" office:value="0.05926243" calcext:value-type="float">
            <text:p>0.05926243</text:p>
          </table:table-cell>
          <table:table-cell table:style-name="ce4" office:value-type="float" office:value="2.14107379" calcext:value-type="float">
            <text:p>2.14107379</text:p>
          </table:table-cell>
          <table:table-cell table:formula="of:=[.B149]-[.K149]" office:value-type="float" office:value="0.0716962099999998" calcext:value-type="float">
            <text:p>0.07169621</text:p>
          </table:table-cell>
          <table:table-cell table:style-name="ce4" office:value-type="float" office:value="2.21277" calcext:value-type="float">
            <text:p>2.21277</text:p>
          </table:table-cell>
          <table:table-cell table:formula="of:=[.B149]-[.M14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table:style-name="ce4" office:value-type="float" office:value="-0.00037167" calcext:value-type="float">
            <text:p>-0.00037167</text:p>
          </table:table-cell>
          <table:table-cell table:formula="of:=[.B150]-[.C150]" office:value-type="float" office:value="0.0003843" calcext:value-type="float">
            <text:p>0.0003843</text:p>
          </table:table-cell>
          <table:table-cell table:style-name="ce4" office:value-type="float" office:value="-0.00037168" calcext:value-type="float">
            <text:p>-0.00037168</text:p>
          </table:table-cell>
          <table:table-cell table:formula="of:=[.B150]-[.E150]" office:value-type="float" office:value="0.00038431" calcext:value-type="float">
            <text:p>0.00038431</text:p>
          </table:table-cell>
          <table:table-cell table:style-name="ce4" office:value-type="float" office:value="-0.00009075" calcext:value-type="float">
            <text:p>-0.00009075</text:p>
          </table:table-cell>
          <table:table-cell table:formula="of:=[.B150]-[.G150]" office:value-type="float" office:value="0.00010338" calcext:value-type="float">
            <text:p>0.00010338</text:p>
          </table:table-cell>
          <table:table-cell office:value-type="float" office:value="-0.00081962" calcext:value-type="float">
            <text:p>-0.00081962</text:p>
          </table:table-cell>
          <table:table-cell table:formula="of:=[.B150]-[.I150]" office:value-type="float" office:value="0.00083225" calcext:value-type="float">
            <text:p>0.00083225</text:p>
          </table:table-cell>
          <table:table-cell table:style-name="ce4" office:value-type="float" office:value="-0.00009075" calcext:value-type="float">
            <text:p>-0.00009075</text:p>
          </table:table-cell>
          <table:table-cell table:formula="of:=[.B150]-[.K150]" office:value-type="float" office:value="0.00010338" calcext:value-type="float">
            <text:p>0.00010338</text:p>
          </table:table-cell>
          <table:table-cell table:style-name="ce4" office:value-type="float" office:value="-0.00379001" calcext:value-type="float">
            <text:p>-0.00379001</text:p>
          </table:table-cell>
          <table:table-cell table:formula="of:=[.B150]-[.M150]" office:value-type="float" office:value="0.00380264" calcext:value-type="float">
            <text:p>0.00380264</text:p>
          </table:table-cell>
          <table:table-cell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table:style-name="ce4" office:value-type="float" office:value="0.01206334" calcext:value-type="float">
            <text:p>0.01206334</text:p>
          </table:table-cell>
          <table:table-cell table:formula="of:=[.B151]-[.C151]" office:value-type="float" office:value="-0.0077658" calcext:value-type="float">
            <text:p>-0.0077658</text:p>
          </table:table-cell>
          <table:table-cell table:style-name="ce4" office:value-type="float" office:value="0.01206353" calcext:value-type="float">
            <text:p>0.01206353</text:p>
          </table:table-cell>
          <table:table-cell table:formula="of:=[.B151]-[.E151]" office:value-type="float" office:value="-0.00776599" calcext:value-type="float">
            <text:p>-0.00776599</text:p>
          </table:table-cell>
          <table:table-cell table:style-name="ce4" office:value-type="float" office:value="0.00475339" calcext:value-type="float">
            <text:p>0.00475339</text:p>
          </table:table-cell>
          <table:table-cell table:formula="of:=[.B151]-[.G151]" office:value-type="float" office:value="-0.00045585" calcext:value-type="float">
            <text:p>-0.00045585</text:p>
          </table:table-cell>
          <table:table-cell office:value-type="float" office:value="0.0039937" calcext:value-type="float">
            <text:p>0.0039937</text:p>
          </table:table-cell>
          <table:table-cell table:formula="of:=[.B151]-[.I151]" office:value-type="float" office:value="0.00030384" calcext:value-type="float">
            <text:p>0.00030384</text:p>
          </table:table-cell>
          <table:table-cell table:style-name="ce4" office:value-type="float" office:value="0.00475338" calcext:value-type="float">
            <text:p>0.00475338</text:p>
          </table:table-cell>
          <table:table-cell table:formula="of:=[.B151]-[.K151]" office:value-type="float" office:value="-0.00045584" calcext:value-type="float">
            <text:p>-0.00045584</text:p>
          </table:table-cell>
          <table:table-cell table:style-name="ce4" office:value-type="float" office:value="0.0087989" calcext:value-type="float">
            <text:p>0.0087989</text:p>
          </table:table-cell>
          <table:table-cell table:formula="of:=[.B151]-[.M151]" office:value-type="float" office:value="-0.00450136" calcext:value-type="float">
            <text:p>-0.00450136</text:p>
          </table:table-cell>
          <table:table-cell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table:style-name="ce4" office:value-type="float" office:value="-0.28723309" calcext:value-type="float">
            <text:p>-0.28723309</text:p>
          </table:table-cell>
          <table:table-cell table:formula="of:=[.B152]-[.C152]" office:value-type="float" office:value="0.33195107" calcext:value-type="float">
            <text:p>0.33195107</text:p>
          </table:table-cell>
          <table:table-cell table:style-name="ce4" office:value-type="float" office:value="-0.28722961" calcext:value-type="float">
            <text:p>-0.28722961</text:p>
          </table:table-cell>
          <table:table-cell table:formula="of:=[.B152]-[.E152]" office:value-type="float" office:value="0.33194759" calcext:value-type="float">
            <text:p>0.33194759</text:p>
          </table:table-cell>
          <table:table-cell table:style-name="ce4" office:value-type="float" office:value="0.08769301" calcext:value-type="float">
            <text:p>0.08769301</text:p>
          </table:table-cell>
          <table:table-cell table:formula="of:=[.B152]-[.G152]" office:value-type="float" office:value="-0.04297503" calcext:value-type="float">
            <text:p>-0.04297503</text:p>
          </table:table-cell>
          <table:table-cell office:value-type="float" office:value="0.09035818" calcext:value-type="float">
            <text:p>0.09035818</text:p>
          </table:table-cell>
          <table:table-cell table:formula="of:=[.B152]-[.I152]" office:value-type="float" office:value="-0.0456402" calcext:value-type="float">
            <text:p>-0.0456402</text:p>
          </table:table-cell>
          <table:table-cell table:style-name="ce4" office:value-type="float" office:value="0.08769209" calcext:value-type="float">
            <text:p>0.08769209</text:p>
          </table:table-cell>
          <table:table-cell table:formula="of:=[.B152]-[.K152]" office:value-type="float" office:value="-0.04297411" calcext:value-type="float">
            <text:p>-0.04297411</text:p>
          </table:table-cell>
          <table:table-cell table:style-name="ce4" office:value-type="float" office:value="0.04471798" calcext:value-type="float">
            <text:p>0.04471798</text:p>
          </table:table-cell>
          <table:table-cell table:formula="of:=[.B152]-[.M15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table:style-name="ce4" office:value-type="float" office:value="-0.03545321" calcext:value-type="float">
            <text:p>-0.03545321</text:p>
          </table:table-cell>
          <table:table-cell table:formula="of:=[.B153]-[.C153]" office:value-type="float" office:value="0.04199607" calcext:value-type="float">
            <text:p>0.04199607</text:p>
          </table:table-cell>
          <table:table-cell table:style-name="ce4" office:value-type="float" office:value="-0.0354402" calcext:value-type="float">
            <text:p>-0.0354402</text:p>
          </table:table-cell>
          <table:table-cell table:formula="of:=[.B153]-[.E153]" office:value-type="float" office:value="0.04198306" calcext:value-type="float">
            <text:p>0.04198306</text:p>
          </table:table-cell>
          <table:table-cell table:style-name="ce4" office:value-type="float" office:value="-0.00688099" calcext:value-type="float">
            <text:p>-0.00688099</text:p>
          </table:table-cell>
          <table:table-cell table:formula="of:=[.B153]-[.G153]" office:value-type="float" office:value="0.01342385" calcext:value-type="float">
            <text:p>0.01342385</text:p>
          </table:table-cell>
          <table:table-cell office:value-type="float" office:value="-0.00799369" calcext:value-type="float">
            <text:p>-0.00799369</text:p>
          </table:table-cell>
          <table:table-cell table:formula="of:=[.B153]-[.I153]" office:value-type="float" office:value="0.01453655" calcext:value-type="float">
            <text:p>0.01453655</text:p>
          </table:table-cell>
          <table:table-cell table:style-name="ce4" office:value-type="float" office:value="-0.00688704" calcext:value-type="float">
            <text:p>-0.00688704</text:p>
          </table:table-cell>
          <table:table-cell table:formula="of:=[.B153]-[.K153]" office:value-type="float" office:value="0.0134299" calcext:value-type="float">
            <text:p>0.0134299</text:p>
          </table:table-cell>
          <table:table-cell table:style-name="ce4" office:value-type="float" office:value="0.00641242" calcext:value-type="float">
            <text:p>0.00641242</text:p>
          </table:table-cell>
          <table:table-cell table:formula="of:=[.B153]-[.M153]" office:value-type="float" office:value="0.00013044" calcext:value-type="float">
            <text:p>0.00013044</text:p>
          </table:table-cell>
          <table:table-cell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table:style-name="ce4" office:value-type="float" office:value="0.0011378" calcext:value-type="float">
            <text:p>0.0011378</text:p>
          </table:table-cell>
          <table:table-cell table:formula="of:=[.B154]-[.C154]" office:value-type="float" office:value="-0.001179" calcext:value-type="float">
            <text:p>-0.001179</text:p>
          </table:table-cell>
          <table:table-cell table:style-name="ce4" office:value-type="float" office:value="0.0011378" calcext:value-type="float">
            <text:p>0.0011378</text:p>
          </table:table-cell>
          <table:table-cell table:formula="of:=[.B154]-[.E154]" office:value-type="float" office:value="-0.001179" calcext:value-type="float">
            <text:p>-0.001179</text:p>
          </table:table-cell>
          <table:table-cell table:style-name="ce4" office:value-type="float" office:value="0.00113926" calcext:value-type="float">
            <text:p>0.00113926</text:p>
          </table:table-cell>
          <table:table-cell table:formula="of:=[.B154]-[.G154]" office:value-type="float" office:value="-0.00118046" calcext:value-type="float">
            <text:p>-0.00118046</text:p>
          </table:table-cell>
          <table:table-cell office:value-type="float" office:value="0.0011569" calcext:value-type="float">
            <text:p>0.0011569</text:p>
          </table:table-cell>
          <table:table-cell table:formula="of:=[.B154]-[.I154]" office:value-type="float" office:value="-0.0011981" calcext:value-type="float">
            <text:p>-0.0011981</text:p>
          </table:table-cell>
          <table:table-cell table:style-name="ce4" office:value-type="float" office:value="0.00113926" calcext:value-type="float">
            <text:p>0.00113926</text:p>
          </table:table-cell>
          <table:table-cell table:formula="of:=[.B154]-[.K154]" office:value-type="float" office:value="-0.00118046" calcext:value-type="float">
            <text:p>-0.00118046</text:p>
          </table:table-cell>
          <table:table-cell table:style-name="ce4" office:value-type="float" office:value="-0.00879113" calcext:value-type="float">
            <text:p>-0.00879113</text:p>
          </table:table-cell>
          <table:table-cell table:formula="of:=[.B154]-[.M154]" office:value-type="float" office:value="0.00874993" calcext:value-type="float">
            <text:p>0.00874993</text:p>
          </table:table-cell>
          <table:table-cell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table:style-name="ce4" office:value-type="float" office:value="-0.00198027" calcext:value-type="float">
            <text:p>-0.00198027</text:p>
          </table:table-cell>
          <table:table-cell table:formula="of:=[.B155]-[.C155]" office:value-type="float" office:value="0.00198354" calcext:value-type="float">
            <text:p>0.00198354</text:p>
          </table:table-cell>
          <table:table-cell table:style-name="ce4" office:value-type="float" office:value="-0.00198027" calcext:value-type="float">
            <text:p>-0.00198027</text:p>
          </table:table-cell>
          <table:table-cell table:formula="of:=[.B155]-[.E155]" office:value-type="float" office:value="0.00198354" calcext:value-type="float">
            <text:p>0.00198354</text:p>
          </table:table-cell>
          <table:table-cell table:style-name="ce4" office:value-type="float" office:value="-0.00205281" calcext:value-type="float">
            <text:p>-0.00205281</text:p>
          </table:table-cell>
          <table:table-cell table:formula="of:=[.B155]-[.G155]" office:value-type="float" office:value="0.00205608" calcext:value-type="float">
            <text:p>0.00205608</text:p>
          </table:table-cell>
          <table:table-cell office:value-type="float" office:value="0.00253057" calcext:value-type="float">
            <text:p>0.00253057</text:p>
          </table:table-cell>
          <table:table-cell table:formula="of:=[.B155]-[.I155]" office:value-type="float" office:value="-0.0025273" calcext:value-type="float">
            <text:p>-0.0025273</text:p>
          </table:table-cell>
          <table:table-cell table:style-name="ce4" office:value-type="float" office:value="-0.00205281" calcext:value-type="float">
            <text:p>-0.00205281</text:p>
          </table:table-cell>
          <table:table-cell table:formula="of:=[.B155]-[.K155]" office:value-type="float" office:value="0.00205608" calcext:value-type="float">
            <text:p>0.00205608</text:p>
          </table:table-cell>
          <table:table-cell table:style-name="ce4" office:value-type="float" office:value="-0.00433518" calcext:value-type="float">
            <text:p>-0.00433518</text:p>
          </table:table-cell>
          <table:table-cell table:formula="of:=[.B155]-[.M155]" office:value-type="float" office:value="0.00433845" calcext:value-type="float">
            <text:p>0.00433845</text:p>
          </table:table-cell>
          <table:table-cell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table:style-name="ce4" office:value-type="float" office:value="-0.03657335" calcext:value-type="float">
            <text:p>-0.03657335</text:p>
          </table:table-cell>
          <table:table-cell table:formula="of:=[.B156]-[.C156]" office:value-type="float" office:value="0.04216118" calcext:value-type="float">
            <text:p>0.04216118</text:p>
          </table:table-cell>
          <table:table-cell table:style-name="ce4" office:value-type="float" office:value="-0.03656378" calcext:value-type="float">
            <text:p>-0.03656378</text:p>
          </table:table-cell>
          <table:table-cell table:formula="of:=[.B156]-[.E156]" office:value-type="float" office:value="0.04215161" calcext:value-type="float">
            <text:p>0.04215161</text:p>
          </table:table-cell>
          <table:table-cell table:style-name="ce4" office:value-type="float" office:value="-0.00594718" calcext:value-type="float">
            <text:p>-0.00594718</text:p>
          </table:table-cell>
          <table:table-cell table:formula="of:=[.B156]-[.G156]" office:value-type="float" office:value="0.01153501" calcext:value-type="float">
            <text:p>0.01153501</text:p>
          </table:table-cell>
          <table:table-cell office:value-type="float" office:value="-0.01247534" calcext:value-type="float">
            <text:p>-0.01247534</text:p>
          </table:table-cell>
          <table:table-cell table:formula="of:=[.B156]-[.I156]" office:value-type="float" office:value="0.01806317" calcext:value-type="float">
            <text:p>0.01806317</text:p>
          </table:table-cell>
          <table:table-cell table:style-name="ce4" office:value-type="float" office:value="-0.00595061" calcext:value-type="float">
            <text:p>-0.00595061</text:p>
          </table:table-cell>
          <table:table-cell table:formula="of:=[.B156]-[.K156]" office:value-type="float" office:value="0.01153844" calcext:value-type="float">
            <text:p>0.01153844</text:p>
          </table:table-cell>
          <table:table-cell table:style-name="ce4" office:value-type="float" office:value="0.00555604" calcext:value-type="float">
            <text:p>0.00555604</text:p>
          </table:table-cell>
          <table:table-cell table:formula="of:=[.B156]-[.M156]" office:value-type="float" office:value="0.0000317900000000003" calcext:value-type="float">
            <text:p>0.00003179</text:p>
          </table:table-cell>
          <table:table-cell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table:style-name="ce4" office:value-type="float" office:value="-0.00294405" calcext:value-type="float">
            <text:p>-0.00294405</text:p>
          </table:table-cell>
          <table:table-cell table:formula="of:=[.B157]-[.C157]" office:value-type="float" office:value="0.00336494" calcext:value-type="float">
            <text:p>0.00336494</text:p>
          </table:table-cell>
          <table:table-cell table:style-name="ce4" office:value-type="float" office:value="-0.00294403" calcext:value-type="float">
            <text:p>-0.00294403</text:p>
          </table:table-cell>
          <table:table-cell table:formula="of:=[.B157]-[.E157]" office:value-type="float" office:value="0.00336492" calcext:value-type="float">
            <text:p>0.00336492</text:p>
          </table:table-cell>
          <table:table-cell table:style-name="ce4" office:value-type="float" office:value="-0.00023979" calcext:value-type="float">
            <text:p>-0.00023979</text:p>
          </table:table-cell>
          <table:table-cell table:formula="of:=[.B157]-[.G157]" office:value-type="float" office:value="0.00066068" calcext:value-type="float">
            <text:p>0.00066068</text:p>
          </table:table-cell>
          <table:table-cell office:value-type="float" office:value="0.00423277" calcext:value-type="float">
            <text:p>0.00423277</text:p>
          </table:table-cell>
          <table:table-cell table:formula="of:=[.B157]-[.I157]" office:value-type="float" office:value="-0.00381188" calcext:value-type="float">
            <text:p>-0.00381188</text:p>
          </table:table-cell>
          <table:table-cell table:style-name="ce4" office:value-type="float" office:value="-0.0002398" calcext:value-type="float">
            <text:p>-0.0002398</text:p>
          </table:table-cell>
          <table:table-cell table:formula="of:=[.B157]-[.K157]" office:value-type="float" office:value="0.00066069" calcext:value-type="float">
            <text:p>0.00066069</text:p>
          </table:table-cell>
          <table:table-cell table:style-name="ce4" office:value-type="float" office:value="0.01677228" calcext:value-type="float">
            <text:p>0.01677228</text:p>
          </table:table-cell>
          <table:table-cell table:formula="of:=[.B157]-[.M157]" office:value-type="float" office:value="-0.01635139" calcext:value-type="float">
            <text:p>-0.01635139</text:p>
          </table:table-cell>
          <table:table-cell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table:style-name="ce4" office:value-type="float" office:value="0.00088289" calcext:value-type="float">
            <text:p>0.00088289</text:p>
          </table:table-cell>
          <table:table-cell table:formula="of:=[.B158]-[.C158]" office:value-type="float" office:value="0.00159541" calcext:value-type="float">
            <text:p>0.00159541</text:p>
          </table:table-cell>
          <table:table-cell table:style-name="ce4" office:value-type="float" office:value="0.00088634" calcext:value-type="float">
            <text:p>0.00088634</text:p>
          </table:table-cell>
          <table:table-cell table:formula="of:=[.B158]-[.E158]" office:value-type="float" office:value="0.00159196" calcext:value-type="float">
            <text:p>0.00159196</text:p>
          </table:table-cell>
          <table:table-cell table:style-name="ce4" office:value-type="float" office:value="-0.00117014" calcext:value-type="float">
            <text:p>-0.00117014</text:p>
          </table:table-cell>
          <table:table-cell table:formula="of:=[.B158]-[.G158]" office:value-type="float" office:value="0.00364844" calcext:value-type="float">
            <text:p>0.00364844</text:p>
          </table:table-cell>
          <table:table-cell office:value-type="float" office:value="-0.01047816" calcext:value-type="float">
            <text:p>-0.01047816</text:p>
          </table:table-cell>
          <table:table-cell table:formula="of:=[.B158]-[.I158]" office:value-type="float" office:value="0.01295646" calcext:value-type="float">
            <text:p>0.01295646</text:p>
          </table:table-cell>
          <table:table-cell table:style-name="ce4" office:value-type="float" office:value="-0.00117276" calcext:value-type="float">
            <text:p>-0.00117276</text:p>
          </table:table-cell>
          <table:table-cell table:formula="of:=[.B158]-[.K158]" office:value-type="float" office:value="0.00365106" calcext:value-type="float">
            <text:p>0.00365106</text:p>
          </table:table-cell>
          <table:table-cell table:style-name="ce4" office:value-type="float" office:value="-0.02678502" calcext:value-type="float">
            <text:p>-0.02678502</text:p>
          </table:table-cell>
          <table:table-cell table:formula="of:=[.B158]-[.M158]" office:value-type="float" office:value="0.02926332" calcext:value-type="float">
            <text:p>0.02926332</text:p>
          </table:table-cell>
          <table:table-cell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table:style-name="ce4" office:value-type="float" office:value="0.52293798" calcext:value-type="float">
            <text:p>0.52293798</text:p>
          </table:table-cell>
          <table:table-cell table:formula="of:=[.B159]-[.C159]" office:value-type="float" office:value="0.76087202" calcext:value-type="float">
            <text:p>0.76087202</text:p>
          </table:table-cell>
          <table:table-cell table:style-name="ce4" office:value-type="float" office:value="0.52292973" calcext:value-type="float">
            <text:p>0.52292973</text:p>
          </table:table-cell>
          <table:table-cell table:formula="of:=[.B159]-[.E159]" office:value-type="float" office:value="0.76088027" calcext:value-type="float">
            <text:p>0.76088027</text:p>
          </table:table-cell>
          <table:table-cell table:style-name="ce4" office:value-type="float" office:value="1.21211009" calcext:value-type="float">
            <text:p>1.21211009</text:p>
          </table:table-cell>
          <table:table-cell table:formula="of:=[.B159]-[.G159]" office:value-type="float" office:value="0.07169991" calcext:value-type="float">
            <text:p>0.07169991</text:p>
          </table:table-cell>
          <table:table-cell office:value-type="float" office:value="1.22454757" calcext:value-type="float">
            <text:p>1.22454757</text:p>
          </table:table-cell>
          <table:table-cell table:formula="of:=[.B159]-[.I159]" office:value-type="float" office:value="0.05926243" calcext:value-type="float">
            <text:p>0.05926243</text:p>
          </table:table-cell>
          <table:table-cell table:style-name="ce4" office:value-type="float" office:value="1.21211379" calcext:value-type="float">
            <text:p>1.21211379</text:p>
          </table:table-cell>
          <table:table-cell table:formula="of:=[.B159]-[.K159]" office:value-type="float" office:value="0.0716962099999998" calcext:value-type="float">
            <text:p>0.07169621</text:p>
          </table:table-cell>
          <table:table-cell table:style-name="ce4" office:value-type="float" office:value="1.28381" calcext:value-type="float">
            <text:p>1.28381</text:p>
          </table:table-cell>
          <table:table-cell table:formula="of:=[.B159]-[.M15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table:style-name="ce4" office:value-type="float" office:value="0.00911743" calcext:value-type="float">
            <text:p>0.00911743</text:p>
          </table:table-cell>
          <table:table-cell table:formula="of:=[.B160]-[.C160]" office:value-type="float" office:value="0.00070194" calcext:value-type="float">
            <text:p>0.00070194</text:p>
          </table:table-cell>
          <table:table-cell table:style-name="ce4" office:value-type="float" office:value="0.00921083" calcext:value-type="float">
            <text:p>0.00921083</text:p>
          </table:table-cell>
          <table:table-cell table:formula="of:=[.B160]-[.E160]" office:value-type="float" office:value="0.000608540000000001" calcext:value-type="float">
            <text:p>0.00060854</text:p>
          </table:table-cell>
          <table:table-cell table:style-name="ce4" office:value-type="float" office:value="0.01010422" calcext:value-type="float">
            <text:p>0.01010422</text:p>
          </table:table-cell>
          <table:table-cell table:formula="of:=[.B160]-[.G160]" office:value-type="float" office:value="-0.00028485" calcext:value-type="float">
            <text:p>-0.00028485</text:p>
          </table:table-cell>
          <table:table-cell office:value-type="float" office:value="0.00909649" calcext:value-type="float">
            <text:p>0.00909649</text:p>
          </table:table-cell>
          <table:table-cell table:formula="of:=[.B160]-[.I160]" office:value-type="float" office:value="0.00072288" calcext:value-type="float">
            <text:p>0.00072288</text:p>
          </table:table-cell>
          <table:table-cell table:style-name="ce4" office:value-type="float" office:value="0.01008688" calcext:value-type="float">
            <text:p>0.01008688</text:p>
          </table:table-cell>
          <table:table-cell table:formula="of:=[.B160]-[.K160]" office:value-type="float" office:value="-0.000267509999999999" calcext:value-type="float">
            <text:p>-0.00026751</text:p>
          </table:table-cell>
          <table:table-cell table:style-name="ce4" office:value-type="float" office:value="0.01356754" calcext:value-type="float">
            <text:p>0.01356754</text:p>
          </table:table-cell>
          <table:table-cell table:formula="of:=[.B160]-[.M160]" office:value-type="float" office:value="-0.00374817" calcext:value-type="float">
            <text:p>-0.00374817</text:p>
          </table:table-cell>
          <table:table-cell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table:style-name="ce4" office:value-type="float" office:value="0.01206334" calcext:value-type="float">
            <text:p>0.01206334</text:p>
          </table:table-cell>
          <table:table-cell table:formula="of:=[.B161]-[.C161]" office:value-type="float" office:value="-0.01068363" calcext:value-type="float">
            <text:p>-0.01068363</text:p>
          </table:table-cell>
          <table:table-cell table:style-name="ce4" office:value-type="float" office:value="0.01206353" calcext:value-type="float">
            <text:p>0.01206353</text:p>
          </table:table-cell>
          <table:table-cell table:formula="of:=[.B161]-[.E161]" office:value-type="float" office:value="-0.01068382" calcext:value-type="float">
            <text:p>-0.01068382</text:p>
          </table:table-cell>
          <table:table-cell table:style-name="ce4" office:value-type="float" office:value="0.00201234" calcext:value-type="float">
            <text:p>0.00201234</text:p>
          </table:table-cell>
          <table:table-cell table:formula="of:=[.B161]-[.G161]" office:value-type="float" office:value="-0.00063263" calcext:value-type="float">
            <text:p>-0.00063263</text:p>
          </table:table-cell>
          <table:table-cell office:value-type="float" office:value="0.00070417" calcext:value-type="float">
            <text:p>0.00070417</text:p>
          </table:table-cell>
          <table:table-cell table:formula="of:=[.B161]-[.I161]" office:value-type="float" office:value="0.00067554" calcext:value-type="float">
            <text:p>0.00067554</text:p>
          </table:table-cell>
          <table:table-cell table:style-name="ce4" office:value-type="float" office:value="0.00201233" calcext:value-type="float">
            <text:p>0.00201233</text:p>
          </table:table-cell>
          <table:table-cell table:formula="of:=[.B161]-[.K161]" office:value-type="float" office:value="-0.00063262" calcext:value-type="float">
            <text:p>-0.00063262</text:p>
          </table:table-cell>
          <table:table-cell table:style-name="ce4" office:value-type="float" office:value="0.00137971" calcext:value-type="float">
            <text:p>0.00137971</text:p>
          </table:table-cell>
          <table:table-cell table:formula="of:=[.B161]-[.M16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table:style-name="ce4" office:value-type="float" office:value="-0.08815934" calcext:value-type="float">
            <text:p>-0.08815934</text:p>
          </table:table-cell>
          <table:table-cell table:formula="of:=[.B162]-[.C162]" office:value-type="float" office:value="0.00777907" calcext:value-type="float">
            <text:p>0.00777907</text:p>
          </table:table-cell>
          <table:table-cell table:style-name="ce4" office:value-type="float" office:value="-0.08815672" calcext:value-type="float">
            <text:p>-0.08815672</text:p>
          </table:table-cell>
          <table:table-cell table:formula="of:=[.B162]-[.E162]" office:value-type="float" office:value="0.00777645" calcext:value-type="float">
            <text:p>0.00777645</text:p>
          </table:table-cell>
          <table:table-cell table:style-name="ce4" office:value-type="float" office:value="-0.00673799" calcext:value-type="float">
            <text:p>-0.00673799</text:p>
          </table:table-cell>
          <table:table-cell table:formula="of:=[.B162]-[.G162]" office:value-type="float" office:value="-0.07364228" calcext:value-type="float">
            <text:p>-0.07364228</text:p>
          </table:table-cell>
          <table:table-cell office:value-type="float" office:value="-0.00634642" calcext:value-type="float">
            <text:p>-0.00634642</text:p>
          </table:table-cell>
          <table:table-cell table:formula="of:=[.B162]-[.I162]" office:value-type="float" office:value="-0.07403385" calcext:value-type="float">
            <text:p>-0.07403385</text:p>
          </table:table-cell>
          <table:table-cell table:style-name="ce4" office:value-type="float" office:value="-0.00673864" calcext:value-type="float">
            <text:p>-0.00673864</text:p>
          </table:table-cell>
          <table:table-cell table:formula="of:=[.B162]-[.K162]" office:value-type="float" office:value="-0.07364163" calcext:value-type="float">
            <text:p>-0.07364163</text:p>
          </table:table-cell>
          <table:table-cell table:style-name="ce4" office:value-type="float" office:value="0.00963891" calcext:value-type="float">
            <text:p>0.00963891</text:p>
          </table:table-cell>
          <table:table-cell table:formula="of:=[.B162]-[.M162]" office:value-type="float" office:value="-0.09001918" calcext:value-type="float">
            <text:p>-0.09001918</text:p>
          </table:table-cell>
          <table:table-cell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table:style-name="ce4" office:value-type="float" office:value="0.00402176" calcext:value-type="float">
            <text:p>0.00402176</text:p>
          </table:table-cell>
          <table:table-cell table:formula="of:=[.B163]-[.C163]" office:value-type="float" office:value="-0.00202769" calcext:value-type="float">
            <text:p>-0.00202769</text:p>
          </table:table-cell>
          <table:table-cell table:style-name="ce4" office:value-type="float" office:value="0.00401842" calcext:value-type="float">
            <text:p>0.00401842</text:p>
          </table:table-cell>
          <table:table-cell table:formula="of:=[.B163]-[.E163]" office:value-type="float" office:value="-0.00202435" calcext:value-type="float">
            <text:p>-0.00202435</text:p>
          </table:table-cell>
          <table:table-cell table:style-name="ce4" office:value-type="float" office:value="0.00669233" calcext:value-type="float">
            <text:p>0.00669233</text:p>
          </table:table-cell>
          <table:table-cell table:formula="of:=[.B163]-[.G163]" office:value-type="float" office:value="-0.00469826" calcext:value-type="float">
            <text:p>-0.00469826</text:p>
          </table:table-cell>
          <table:table-cell office:value-type="float" office:value="-0.00096588" calcext:value-type="float">
            <text:p>-0.00096588</text:p>
          </table:table-cell>
          <table:table-cell table:formula="of:=[.B163]-[.I163]" office:value-type="float" office:value="0.00295995" calcext:value-type="float">
            <text:p>0.00295995</text:p>
          </table:table-cell>
          <table:table-cell table:style-name="ce4" office:value-type="float" office:value="0.00669501" calcext:value-type="float">
            <text:p>0.00669501</text:p>
          </table:table-cell>
          <table:table-cell table:formula="of:=[.B163]-[.K163]" office:value-type="float" office:value="-0.00470094" calcext:value-type="float">
            <text:p>-0.00470094</text:p>
          </table:table-cell>
          <table:table-cell table:style-name="ce4" office:value-type="float" office:value="0.02140699" calcext:value-type="float">
            <text:p>0.02140699</text:p>
          </table:table-cell>
          <table:table-cell table:formula="of:=[.B163]-[.M163]" office:value-type="float" office:value="-0.01941292" calcext:value-type="float">
            <text:p>-0.01941292</text:p>
          </table:table-cell>
          <table:table-cell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table:style-name="ce4" office:value-type="float" office:value="-0.00006464" calcext:value-type="float">
            <text:p>-0.00006464</text:p>
          </table:table-cell>
          <table:table-cell table:formula="of:=[.B164]-[.C164]" office:value-type="float" office:value="0.00009034" calcext:value-type="float">
            <text:p>0.00009034</text:p>
          </table:table-cell>
          <table:table-cell table:style-name="ce4" office:value-type="float" office:value="-0.00006405" calcext:value-type="float">
            <text:p>-0.00006405</text:p>
          </table:table-cell>
          <table:table-cell table:formula="of:=[.B164]-[.E164]" office:value-type="float" office:value="0.00008975" calcext:value-type="float">
            <text:p>0.00008975</text:p>
          </table:table-cell>
          <table:table-cell table:style-name="ce4" office:value-type="float" office:value="-0.0000974" calcext:value-type="float">
            <text:p>-0.0000974</text:p>
          </table:table-cell>
          <table:table-cell table:formula="of:=[.B164]-[.G164]" office:value-type="float" office:value="0.0001231" calcext:value-type="float">
            <text:p>0.0001231</text:p>
          </table:table-cell>
          <table:table-cell office:value-type="float" office:value="-0.00145036" calcext:value-type="float">
            <text:p>-0.00145036</text:p>
          </table:table-cell>
          <table:table-cell table:formula="of:=[.B164]-[.I164]" office:value-type="float" office:value="0.00147606" calcext:value-type="float">
            <text:p>0.00147606</text:p>
          </table:table-cell>
          <table:table-cell table:style-name="ce4" office:value-type="float" office:value="-0.00009745" calcext:value-type="float">
            <text:p>-0.00009745</text:p>
          </table:table-cell>
          <table:table-cell table:formula="of:=[.B164]-[.K164]" office:value-type="float" office:value="0.00012315" calcext:value-type="float">
            <text:p>0.00012315</text:p>
          </table:table-cell>
          <table:table-cell table:style-name="ce4" office:value-type="float" office:value="0.01301462" calcext:value-type="float">
            <text:p>0.01301462</text:p>
          </table:table-cell>
          <table:table-cell table:formula="of:=[.B164]-[.M164]" office:value-type="float" office:value="-0.01298892" calcext:value-type="float">
            <text:p>-0.01298892</text:p>
          </table:table-cell>
          <table:table-cell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table:style-name="ce4" office:value-type="float" office:value="0.00044575" calcext:value-type="float">
            <text:p>0.00044575</text:p>
          </table:table-cell>
          <table:table-cell table:formula="of:=[.B165]-[.C165]" office:value-type="float" office:value="-0.00027132" calcext:value-type="float">
            <text:p>-0.00027132</text:p>
          </table:table-cell>
          <table:table-cell table:style-name="ce4" office:value-type="float" office:value="0.00044595" calcext:value-type="float">
            <text:p>0.00044595</text:p>
          </table:table-cell>
          <table:table-cell table:formula="of:=[.B165]-[.E165]" office:value-type="float" office:value="-0.00027152" calcext:value-type="float">
            <text:p>-0.00027152</text:p>
          </table:table-cell>
          <table:table-cell table:style-name="ce4" office:value-type="float" office:value="0.00147207" calcext:value-type="float">
            <text:p>0.00147207</text:p>
          </table:table-cell>
          <table:table-cell table:formula="of:=[.B165]-[.G165]" office:value-type="float" office:value="-0.00129764" calcext:value-type="float">
            <text:p>-0.00129764</text:p>
          </table:table-cell>
          <table:table-cell office:value-type="float" office:value="0.000822" calcext:value-type="float">
            <text:p>0.000822</text:p>
          </table:table-cell>
          <table:table-cell table:formula="of:=[.B165]-[.I165]" office:value-type="float" office:value="-0.00064757" calcext:value-type="float">
            <text:p>-0.00064757</text:p>
          </table:table-cell>
          <table:table-cell table:style-name="ce4" office:value-type="float" office:value="0.00147027" calcext:value-type="float">
            <text:p>0.00147027</text:p>
          </table:table-cell>
          <table:table-cell table:formula="of:=[.B165]-[.K165]" office:value-type="float" office:value="-0.00129584" calcext:value-type="float">
            <text:p>-0.00129584</text:p>
          </table:table-cell>
          <table:table-cell table:style-name="ce4" office:value-type="float" office:value="0.00206237" calcext:value-type="float">
            <text:p>0.00206237</text:p>
          </table:table-cell>
          <table:table-cell table:formula="of:=[.B165]-[.M165]" office:value-type="float" office:value="-0.00188794" calcext:value-type="float">
            <text:p>-0.00188794</text:p>
          </table:table-cell>
          <table:table-cell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table:style-name="ce4" office:value-type="float" office:value="-0.00025937" calcext:value-type="float">
            <text:p>-0.00025937</text:p>
          </table:table-cell>
          <table:table-cell table:formula="of:=[.B166]-[.C166]" office:value-type="float" office:value="0.0024348" calcext:value-type="float">
            <text:p>0.0024348</text:p>
          </table:table-cell>
          <table:table-cell table:style-name="ce4" office:value-type="float" office:value="-0.00024049" calcext:value-type="float">
            <text:p>-0.00024049</text:p>
          </table:table-cell>
          <table:table-cell table:formula="of:=[.B166]-[.E166]" office:value-type="float" office:value="0.00241592" calcext:value-type="float">
            <text:p>0.00241592</text:p>
          </table:table-cell>
          <table:table-cell table:style-name="ce4" office:value-type="float" office:value="-0.00198935" calcext:value-type="float">
            <text:p>-0.00198935</text:p>
          </table:table-cell>
          <table:table-cell table:formula="of:=[.B166]-[.G166]" office:value-type="float" office:value="0.00416478" calcext:value-type="float">
            <text:p>0.00416478</text:p>
          </table:table-cell>
          <table:table-cell office:value-type="float" office:value="-0.00056006" calcext:value-type="float">
            <text:p>-0.00056006</text:p>
          </table:table-cell>
          <table:table-cell table:formula="of:=[.B166]-[.I166]" office:value-type="float" office:value="0.00273549" calcext:value-type="float">
            <text:p>0.00273549</text:p>
          </table:table-cell>
          <table:table-cell table:style-name="ce4" office:value-type="float" office:value="-0.00199839" calcext:value-type="float">
            <text:p>-0.00199839</text:p>
          </table:table-cell>
          <table:table-cell table:formula="of:=[.B166]-[.K166]" office:value-type="float" office:value="0.00417382" calcext:value-type="float">
            <text:p>0.00417382</text:p>
          </table:table-cell>
          <table:table-cell table:style-name="ce4" office:value-type="float" office:value="-0.03324427" calcext:value-type="float">
            <text:p>-0.03324427</text:p>
          </table:table-cell>
          <table:table-cell table:formula="of:=[.B166]-[.M166]" office:value-type="float" office:value="0.0354197" calcext:value-type="float">
            <text:p>0.0354197</text:p>
          </table:table-cell>
          <table:table-cell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table:style-name="ce4" office:value-type="float" office:value="-0.00014167" calcext:value-type="float">
            <text:p>-0.00014167</text:p>
          </table:table-cell>
          <table:table-cell table:formula="of:=[.B167]-[.C167]" office:value-type="float" office:value="0.00002066" calcext:value-type="float">
            <text:p>0.00002066</text:p>
          </table:table-cell>
          <table:table-cell table:style-name="ce4" office:value-type="float" office:value="-0.00014166" calcext:value-type="float">
            <text:p>-0.00014166</text:p>
          </table:table-cell>
          <table:table-cell table:formula="of:=[.B167]-[.E167]" office:value-type="float" office:value="0.00002065" calcext:value-type="float">
            <text:p>0.00002065</text:p>
          </table:table-cell>
          <table:table-cell table:style-name="ce4" office:value-type="float" office:value="0.00039773" calcext:value-type="float">
            <text:p>0.00039773</text:p>
          </table:table-cell>
          <table:table-cell table:formula="of:=[.B167]-[.G167]" office:value-type="float" office:value="-0.00051874" calcext:value-type="float">
            <text:p>-0.00051874</text:p>
          </table:table-cell>
          <table:table-cell office:value-type="float" office:value="0.00018488" calcext:value-type="float">
            <text:p>0.00018488</text:p>
          </table:table-cell>
          <table:table-cell table:formula="of:=[.B167]-[.I167]" office:value-type="float" office:value="-0.00030589" calcext:value-type="float">
            <text:p>-0.00030589</text:p>
          </table:table-cell>
          <table:table-cell table:style-name="ce4" office:value-type="float" office:value="0.00039772" calcext:value-type="float">
            <text:p>0.00039772</text:p>
          </table:table-cell>
          <table:table-cell table:formula="of:=[.B167]-[.K167]" office:value-type="float" office:value="-0.00051873" calcext:value-type="float">
            <text:p>-0.00051873</text:p>
          </table:table-cell>
          <table:table-cell table:style-name="ce4" office:value-type="float" office:value="-0.01022341" calcext:value-type="float">
            <text:p>-0.01022341</text:p>
          </table:table-cell>
          <table:table-cell table:formula="of:=[.B167]-[.M167]" office:value-type="float" office:value="0.0101024" calcext:value-type="float">
            <text:p>0.0101024</text:p>
          </table:table-cell>
          <table:table-cell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table:style-name="ce4" office:value-type="float" office:value="0.00044639" calcext:value-type="float">
            <text:p>0.00044639</text:p>
          </table:table-cell>
          <table:table-cell table:formula="of:=[.B168]-[.C168]" office:value-type="float" office:value="0.00138398" calcext:value-type="float">
            <text:p>0.00138398</text:p>
          </table:table-cell>
          <table:table-cell table:style-name="ce4" office:value-type="float" office:value="0.0004617" calcext:value-type="float">
            <text:p>0.0004617</text:p>
          </table:table-cell>
          <table:table-cell table:formula="of:=[.B168]-[.E168]" office:value-type="float" office:value="0.00136867" calcext:value-type="float">
            <text:p>0.00136867</text:p>
          </table:table-cell>
          <table:table-cell table:style-name="ce4" office:value-type="float" office:value="0.0003497" calcext:value-type="float">
            <text:p>0.0003497</text:p>
          </table:table-cell>
          <table:table-cell table:formula="of:=[.B168]-[.G168]" office:value-type="float" office:value="0.00148067" calcext:value-type="float">
            <text:p>0.00148067</text:p>
          </table:table-cell>
          <table:table-cell office:value-type="float" office:value="-0.00128512" calcext:value-type="float">
            <text:p>-0.00128512</text:p>
          </table:table-cell>
          <table:table-cell table:formula="of:=[.B168]-[.I168]" office:value-type="float" office:value="0.00311549" calcext:value-type="float">
            <text:p>0.00311549</text:p>
          </table:table-cell>
          <table:table-cell table:style-name="ce4" office:value-type="float" office:value="0.00034321" calcext:value-type="float">
            <text:p>0.00034321</text:p>
          </table:table-cell>
          <table:table-cell table:formula="of:=[.B168]-[.K168]" office:value-type="float" office:value="0.00148716" calcext:value-type="float">
            <text:p>0.00148716</text:p>
          </table:table-cell>
          <table:table-cell table:style-name="ce4" office:value-type="float" office:value="0.00171783" calcext:value-type="float">
            <text:p>0.00171783</text:p>
          </table:table-cell>
          <table:table-cell table:formula="of:=[.B168]-[.M168]" office:value-type="float" office:value="0.00011254" calcext:value-type="float">
            <text:p>0.00011254</text:p>
          </table:table-cell>
          <table:table-cell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table:style-name="ce4" office:value-type="float" office:value="0.52726155" calcext:value-type="float">
            <text:p>0.52726155</text:p>
          </table:table-cell>
          <table:table-cell table:formula="of:=[.B169]-[.C169]" office:value-type="float" office:value="-0.09924755" calcext:value-type="float">
            <text:p>-0.09924755</text:p>
          </table:table-cell>
          <table:table-cell table:style-name="ce4" office:value-type="float" office:value="0.52727292" calcext:value-type="float">
            <text:p>0.52727292</text:p>
          </table:table-cell>
          <table:table-cell table:formula="of:=[.B169]-[.E169]" office:value-type="float" office:value="-0.09925892" calcext:value-type="float">
            <text:p>-0.09925892</text:p>
          </table:table-cell>
          <table:table-cell table:style-name="ce4" office:value-type="float" office:value="0.34743673" calcext:value-type="float">
            <text:p>0.34743673</text:p>
          </table:table-cell>
          <table:table-cell table:formula="of:=[.B169]-[.G169]" office:value-type="float" office:value="0.08057727" calcext:value-type="float">
            <text:p>0.08057727</text:p>
          </table:table-cell>
          <table:table-cell office:value-type="float" office:value="0.35978477" calcext:value-type="float">
            <text:p>0.35978477</text:p>
          </table:table-cell>
          <table:table-cell table:formula="of:=[.B169]-[.I169]" office:value-type="float" office:value="0.06822923" calcext:value-type="float">
            <text:p>0.06822923</text:p>
          </table:table-cell>
          <table:table-cell table:style-name="ce4" office:value-type="float" office:value="0.34743234" calcext:value-type="float">
            <text:p>0.34743234</text:p>
          </table:table-cell>
          <table:table-cell table:formula="of:=[.B169]-[.K169]" office:value-type="float" office:value="0.08058166" calcext:value-type="float">
            <text:p>0.08058166</text:p>
          </table:table-cell>
          <table:table-cell table:style-name="ce4" office:value-type="float" office:value="0.428014" calcext:value-type="float">
            <text:p>0.428014</text:p>
          </table:table-cell>
          <table:table-cell table:formula="of:=[.B169]-[.M16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table:style-name="ce4" office:value-type="float" office:value="0.00933312" calcext:value-type="float">
            <text:p>0.00933312</text:p>
          </table:table-cell>
          <table:table-cell table:formula="of:=[.B170]-[.C170]" office:value-type="float" office:value="-0.00229503" calcext:value-type="float">
            <text:p>-0.00229503</text:p>
          </table:table-cell>
          <table:table-cell table:style-name="ce4" office:value-type="float" office:value="0.00928668" calcext:value-type="float">
            <text:p>0.00928668</text:p>
          </table:table-cell>
          <table:table-cell table:formula="of:=[.B170]-[.E170]" office:value-type="float" office:value="-0.00224859" calcext:value-type="float">
            <text:p>-0.00224859</text:p>
          </table:table-cell>
          <table:table-cell table:style-name="ce4" office:value-type="float" office:value="0.00773489" calcext:value-type="float">
            <text:p>0.00773489</text:p>
          </table:table-cell>
          <table:table-cell table:formula="of:=[.B170]-[.G170]" office:value-type="float" office:value="-0.0006968" calcext:value-type="float">
            <text:p>-0.0006968</text:p>
          </table:table-cell>
          <table:table-cell office:value-type="float" office:value="0.00421958" calcext:value-type="float">
            <text:p>0.00421958</text:p>
          </table:table-cell>
          <table:table-cell table:formula="of:=[.B170]-[.I170]" office:value-type="float" office:value="0.00281851" calcext:value-type="float">
            <text:p>0.00281851</text:p>
          </table:table-cell>
          <table:table-cell table:style-name="ce4" office:value-type="float" office:value="0.00776519" calcext:value-type="float">
            <text:p>0.00776519</text:p>
          </table:table-cell>
          <table:table-cell table:formula="of:=[.B170]-[.K170]" office:value-type="float" office:value="-0.0007271" calcext:value-type="float">
            <text:p>-0.0007271</text:p>
          </table:table-cell>
          <table:table-cell table:style-name="ce4" office:value-type="float" office:value="0.00703809" calcext:value-type="float">
            <text:p>0.00703809</text:p>
          </table:table-cell>
          <table:table-cell table:formula="of:=[.B170]-[.M17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table:style-name="ce4" office:value-type="float" office:value="0.00030393" calcext:value-type="float">
            <text:p>0.00030393</text:p>
          </table:table-cell>
          <table:table-cell table:formula="of:=[.B171]-[.C171]" office:value-type="float" office:value="-0.00031474" calcext:value-type="float">
            <text:p>-0.00031474</text:p>
          </table:table-cell>
          <table:table-cell table:style-name="ce4" office:value-type="float" office:value="0.00030392" calcext:value-type="float">
            <text:p>0.00030392</text:p>
          </table:table-cell>
          <table:table-cell table:formula="of:=[.B171]-[.E171]" office:value-type="float" office:value="-0.00031473" calcext:value-type="float">
            <text:p>-0.00031473</text:p>
          </table:table-cell>
          <table:table-cell table:style-name="ce4" office:value-type="float" office:value="0.00045485" calcext:value-type="float">
            <text:p>0.00045485</text:p>
          </table:table-cell>
          <table:table-cell table:formula="of:=[.B171]-[.G171]" office:value-type="float" office:value="-0.00046566" calcext:value-type="float">
            <text:p>-0.00046566</text:p>
          </table:table-cell>
          <table:table-cell office:value-type="float" office:value="0.00141762" calcext:value-type="float">
            <text:p>0.00141762</text:p>
          </table:table-cell>
          <table:table-cell table:formula="of:=[.B171]-[.I171]" office:value-type="float" office:value="-0.00142843" calcext:value-type="float">
            <text:p>-0.00142843</text:p>
          </table:table-cell>
          <table:table-cell table:style-name="ce4" office:value-type="float" office:value="0.00045486" calcext:value-type="float">
            <text:p>0.00045486</text:p>
          </table:table-cell>
          <table:table-cell table:formula="of:=[.B171]-[.K171]" office:value-type="float" office:value="-0.00046567" calcext:value-type="float">
            <text:p>-0.00046567</text:p>
          </table:table-cell>
          <table:table-cell table:style-name="ce4" office:value-type="float" office:value="0.01180665" calcext:value-type="float">
            <text:p>0.01180665</text:p>
          </table:table-cell>
          <table:table-cell table:formula="of:=[.B171]-[.M171]" office:value-type="float" office:value="-0.01181746" calcext:value-type="float">
            <text:p>-0.01181746</text:p>
          </table:table-cell>
          <table:table-cell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table:style-name="ce4" office:value-type="float" office:value="-0.01608057" calcext:value-type="float">
            <text:p>-0.01608057</text:p>
          </table:table-cell>
          <table:table-cell table:formula="of:=[.B172]-[.C172]" office:value-type="float" office:value="-0.02358869" calcext:value-type="float">
            <text:p>-0.02358869</text:p>
          </table:table-cell>
          <table:table-cell table:style-name="ce4" office:value-type="float" office:value="-0.01608022" calcext:value-type="float">
            <text:p>-0.01608022</text:p>
          </table:table-cell>
          <table:table-cell table:formula="of:=[.B172]-[.E172]" office:value-type="float" office:value="-0.02358904" calcext:value-type="float">
            <text:p>-0.02358904</text:p>
          </table:table-cell>
          <table:table-cell table:style-name="ce4" office:value-type="float" office:value="0.24474059" calcext:value-type="float">
            <text:p>0.24474059</text:p>
          </table:table-cell>
          <table:table-cell table:formula="of:=[.B172]-[.G172]" office:value-type="float" office:value="-0.28440985" calcext:value-type="float">
            <text:p>-0.28440985</text:p>
          </table:table-cell>
          <table:table-cell office:value-type="float" office:value="0.23796113" calcext:value-type="float">
            <text:p>0.23796113</text:p>
          </table:table-cell>
          <table:table-cell table:formula="of:=[.B172]-[.I172]" office:value-type="float" office:value="-0.27763039" calcext:value-type="float">
            <text:p>-0.27763039</text:p>
          </table:table-cell>
          <table:table-cell table:style-name="ce4" office:value-type="float" office:value="0.24474369" calcext:value-type="float">
            <text:p>0.24474369</text:p>
          </table:table-cell>
          <table:table-cell table:formula="of:=[.B172]-[.K172]" office:value-type="float" office:value="-0.28441295" calcext:value-type="float">
            <text:p>-0.28441295</text:p>
          </table:table-cell>
          <table:table-cell table:style-name="ce4" office:value-type="float" office:value="0.43834948" calcext:value-type="float">
            <text:p>0.43834948</text:p>
          </table:table-cell>
          <table:table-cell table:formula="of:=[.B172]-[.M172]" office:value-type="float" office:value="-0.47801874" calcext:value-type="float">
            <text:p>-0.47801874</text:p>
          </table:table-cell>
          <table:table-cell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73]-[.C173]" office:value-type="float" office:value="0.00059773" calcext:value-type="float">
            <text:p>0.00059773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73]-[.E173]" office:value-type="float" office:value="0.00059773" calcext:value-type="float">
            <text:p>0.00059773</text:p>
          </table:table-cell>
          <table:table-cell table:style-name="ce4" office:value-type="float" office:value="-0.03900622" calcext:value-type="float">
            <text:p>-0.03900622</text:p>
          </table:table-cell>
          <table:table-cell table:formula="of:=[.B173]-[.G173]" office:value-type="float" office:value="0.03929242" calcext:value-type="float">
            <text:p>0.03929242</text:p>
          </table:table-cell>
          <table:table-cell office:value-type="float" office:value="-0.03722311" calcext:value-type="float">
            <text:p>-0.03722311</text:p>
          </table:table-cell>
          <table:table-cell table:formula="of:=[.B173]-[.I173]" office:value-type="float" office:value="0.03750931" calcext:value-type="float">
            <text:p>0.03750931</text:p>
          </table:table-cell>
          <table:table-cell table:style-name="ce4" office:value-type="float" office:value="-0.03900648" calcext:value-type="float">
            <text:p>-0.03900648</text:p>
          </table:table-cell>
          <table:table-cell table:formula="of:=[.B173]-[.K173]" office:value-type="float" office:value="0.03929268" calcext:value-type="float">
            <text:p>0.03929268</text:p>
          </table:table-cell>
          <table:table-cell table:style-name="ce4" office:value-type="float" office:value="-0.12173962" calcext:value-type="float">
            <text:p>-0.12173962</text:p>
          </table:table-cell>
          <table:table-cell table:formula="of:=[.B173]-[.M173]" office:value-type="float" office:value="0.12202582" calcext:value-type="float">
            <text:p>0.12202582</text:p>
          </table:table-cell>
          <table:table-cell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table:style-name="ce4" office:value-type="float" office:value="-0.00014926" calcext:value-type="float">
            <text:p>-0.00014926</text:p>
          </table:table-cell>
          <table:table-cell table:formula="of:=[.B174]-[.C174]" office:value-type="float" office:value="0.00014931" calcext:value-type="float">
            <text:p>0.00014931</text:p>
          </table:table-cell>
          <table:table-cell table:style-name="ce4" office:value-type="float" office:value="-0.00014927" calcext:value-type="float">
            <text:p>-0.00014927</text:p>
          </table:table-cell>
          <table:table-cell table:formula="of:=[.B174]-[.E174]" office:value-type="float" office:value="0.00014932" calcext:value-type="float">
            <text:p>0.00014932</text:p>
          </table:table-cell>
          <table:table-cell table:style-name="ce4" office:value-type="float" office:value="-0.00014962" calcext:value-type="float">
            <text:p>-0.00014962</text:p>
          </table:table-cell>
          <table:table-cell table:formula="of:=[.B174]-[.G174]" office:value-type="float" office:value="0.00014967" calcext:value-type="float">
            <text:p>0.00014967</text:p>
          </table:table-cell>
          <table:table-cell office:value-type="float" office:value="-0.00044468" calcext:value-type="float">
            <text:p>-0.00044468</text:p>
          </table:table-cell>
          <table:table-cell table:formula="of:=[.B174]-[.I174]" office:value-type="float" office:value="0.00044473" calcext:value-type="float">
            <text:p>0.00044473</text:p>
          </table:table-cell>
          <table:table-cell table:style-name="ce4" office:value-type="float" office:value="-0.00014962" calcext:value-type="float">
            <text:p>-0.00014962</text:p>
          </table:table-cell>
          <table:table-cell table:formula="of:=[.B174]-[.K174]" office:value-type="float" office:value="0.00014967" calcext:value-type="float">
            <text:p>0.00014967</text:p>
          </table:table-cell>
          <table:table-cell table:style-name="ce4" office:value-type="float" office:value="-0.00054708" calcext:value-type="float">
            <text:p>-0.00054708</text:p>
          </table:table-cell>
          <table:table-cell table:formula="of:=[.B174]-[.M174]" office:value-type="float" office:value="0.00054713" calcext:value-type="float">
            <text:p>0.00054713</text:p>
          </table:table-cell>
          <table:table-cell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table:style-name="ce4" office:value-type="float" office:value="0.00044167" calcext:value-type="float">
            <text:p>0.00044167</text:p>
          </table:table-cell>
          <table:table-cell table:formula="of:=[.B175]-[.C175]" office:value-type="float" office:value="-0.00048084" calcext:value-type="float">
            <text:p>-0.00048084</text:p>
          </table:table-cell>
          <table:table-cell table:style-name="ce4" office:value-type="float" office:value="0.00044206" calcext:value-type="float">
            <text:p>0.00044206</text:p>
          </table:table-cell>
          <table:table-cell table:formula="of:=[.B175]-[.E175]" office:value-type="float" office:value="-0.00048123" calcext:value-type="float">
            <text:p>-0.00048123</text:p>
          </table:table-cell>
          <table:table-cell table:style-name="ce4" office:value-type="float" office:value="0.00121881" calcext:value-type="float">
            <text:p>0.00121881</text:p>
          </table:table-cell>
          <table:table-cell table:formula="of:=[.B175]-[.G175]" office:value-type="float" office:value="-0.00125798" calcext:value-type="float">
            <text:p>-0.00125798</text:p>
          </table:table-cell>
          <table:table-cell office:value-type="float" office:value="0.00008053" calcext:value-type="float">
            <text:p>0.00008053</text:p>
          </table:table-cell>
          <table:table-cell table:formula="of:=[.B175]-[.I175]" office:value-type="float" office:value="-0.0001197" calcext:value-type="float">
            <text:p>-0.0001197</text:p>
          </table:table-cell>
          <table:table-cell table:style-name="ce4" office:value-type="float" office:value="0.00122138" calcext:value-type="float">
            <text:p>0.00122138</text:p>
          </table:table-cell>
          <table:table-cell table:formula="of:=[.B175]-[.K175]" office:value-type="float" office:value="-0.00126055" calcext:value-type="float">
            <text:p>-0.00126055</text:p>
          </table:table-cell>
          <table:table-cell table:style-name="ce4" office:value-type="float" office:value="0.001634" calcext:value-type="float">
            <text:p>0.001634</text:p>
          </table:table-cell>
          <table:table-cell table:formula="of:=[.B175]-[.M175]" office:value-type="float" office:value="-0.00167317" calcext:value-type="float">
            <text:p>-0.00167317</text:p>
          </table:table-cell>
          <table:table-cell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table:style-name="ce4" office:value-type="float" office:value="0.00267676" calcext:value-type="float">
            <text:p>0.00267676</text:p>
          </table:table-cell>
          <table:table-cell table:formula="of:=[.B176]-[.C176]" office:value-type="float" office:value="-0.00196414" calcext:value-type="float">
            <text:p>-0.00196414</text:p>
          </table:table-cell>
          <table:table-cell table:style-name="ce4" office:value-type="float" office:value="0.00266739" calcext:value-type="float">
            <text:p>0.00266739</text:p>
          </table:table-cell>
          <table:table-cell table:formula="of:=[.B176]-[.E176]" office:value-type="float" office:value="-0.00195477" calcext:value-type="float">
            <text:p>-0.00195477</text:p>
          </table:table-cell>
          <table:table-cell table:style-name="ce4" office:value-type="float" office:value="-0.03500428" calcext:value-type="float">
            <text:p>-0.03500428</text:p>
          </table:table-cell>
          <table:table-cell table:formula="of:=[.B176]-[.G176]" office:value-type="float" office:value="0.0357169" calcext:value-type="float">
            <text:p>0.0357169</text:p>
          </table:table-cell>
          <table:table-cell office:value-type="float" office:value="-0.03495118" calcext:value-type="float">
            <text:p>-0.03495118</text:p>
          </table:table-cell>
          <table:table-cell table:formula="of:=[.B176]-[.I176]" office:value-type="float" office:value="0.0356638" calcext:value-type="float">
            <text:p>0.0356638</text:p>
          </table:table-cell>
          <table:table-cell table:style-name="ce4" office:value-type="float" office:value="-0.03499994" calcext:value-type="float">
            <text:p>-0.03499994</text:p>
          </table:table-cell>
          <table:table-cell table:formula="of:=[.B176]-[.K176]" office:value-type="float" office:value="0.03571256" calcext:value-type="float">
            <text:p>0.03571256</text:p>
          </table:table-cell>
          <table:table-cell table:style-name="ce4" office:value-type="float" office:value="-0.08085684" calcext:value-type="float">
            <text:p>-0.08085684</text:p>
          </table:table-cell>
          <table:table-cell table:formula="of:=[.B176]-[.M176]" office:value-type="float" office:value="0.08156946" calcext:value-type="float">
            <text:p>0.08156946</text:p>
          </table:table-cell>
          <table:table-cell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77]-[.C177]" office:value-type="float" office:value="-0.00024841" calcext:value-type="float">
            <text:p>-0.00024841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77]-[.E177]" office:value-type="float" office:value="-0.00024841" calcext:value-type="float">
            <text:p>-0.00024841</text:p>
          </table:table-cell>
          <table:table-cell table:style-name="ce4" office:value-type="float" office:value="0.00028958" calcext:value-type="float">
            <text:p>0.00028958</text:p>
          </table:table-cell>
          <table:table-cell table:formula="of:=[.B177]-[.G177]" office:value-type="float" office:value="-0.00028968" calcext:value-type="float">
            <text:p>-0.00028968</text:p>
          </table:table-cell>
          <table:table-cell office:value-type="float" office:value="-0.00019871" calcext:value-type="float">
            <text:p>-0.00019871</text:p>
          </table:table-cell>
          <table:table-cell table:formula="of:=[.B177]-[.I177]" office:value-type="float" office:value="0.00019861" calcext:value-type="float">
            <text:p>0.00019861</text:p>
          </table:table-cell>
          <table:table-cell table:style-name="ce4" office:value-type="float" office:value="0.00028959" calcext:value-type="float">
            <text:p>0.00028959</text:p>
          </table:table-cell>
          <table:table-cell table:formula="of:=[.B177]-[.K177]" office:value-type="float" office:value="-0.00028969" calcext:value-type="float">
            <text:p>-0.00028969</text:p>
          </table:table-cell>
          <table:table-cell table:style-name="ce4" office:value-type="float" office:value="0.00537613" calcext:value-type="float">
            <text:p>0.00537613</text:p>
          </table:table-cell>
          <table:table-cell table:formula="of:=[.B177]-[.M177]" office:value-type="float" office:value="-0.00537623" calcext:value-type="float">
            <text:p>-0.00537623</text:p>
          </table:table-cell>
          <table:table-cell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table:style-name="ce4" office:value-type="float" office:value="0.00156498" calcext:value-type="float">
            <text:p>0.00156498</text:p>
          </table:table-cell>
          <table:table-cell table:formula="of:=[.B178]-[.C178]" office:value-type="float" office:value="-0.00095054" calcext:value-type="float">
            <text:p>-0.00095054</text:p>
          </table:table-cell>
          <table:table-cell table:style-name="ce4" office:value-type="float" office:value="0.0015556" calcext:value-type="float">
            <text:p>0.0015556</text:p>
          </table:table-cell>
          <table:table-cell table:formula="of:=[.B178]-[.E178]" office:value-type="float" office:value="-0.00094116" calcext:value-type="float">
            <text:p>-0.00094116</text:p>
          </table:table-cell>
          <table:table-cell table:style-name="ce4" office:value-type="float" office:value="0.00231208" calcext:value-type="float">
            <text:p>0.00231208</text:p>
          </table:table-cell>
          <table:table-cell table:formula="of:=[.B178]-[.G178]" office:value-type="float" office:value="-0.00169764" calcext:value-type="float">
            <text:p>-0.00169764</text:p>
          </table:table-cell>
          <table:table-cell office:value-type="float" office:value="0.00246445" calcext:value-type="float">
            <text:p>0.00246445</text:p>
          </table:table-cell>
          <table:table-cell table:formula="of:=[.B178]-[.I178]" office:value-type="float" office:value="-0.00185001" calcext:value-type="float">
            <text:p>-0.00185001</text:p>
          </table:table-cell>
          <table:table-cell table:style-name="ce4" office:value-type="float" office:value="0.00231668" calcext:value-type="float">
            <text:p>0.00231668</text:p>
          </table:table-cell>
          <table:table-cell table:formula="of:=[.B178]-[.K178]" office:value-type="float" office:value="-0.00170224" calcext:value-type="float">
            <text:p>-0.00170224</text:p>
          </table:table-cell>
          <table:table-cell table:style-name="ce4" office:value-type="float" office:value="0.02506697" calcext:value-type="float">
            <text:p>0.02506697</text:p>
          </table:table-cell>
          <table:table-cell table:formula="of:=[.B178]-[.M178]" office:value-type="float" office:value="-0.02445253" calcext:value-type="float">
            <text:p>-0.02445253</text:p>
          </table:table-cell>
          <table:table-cell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table:style-name="ce4" office:value-type="float" office:value="0.52726155" calcext:value-type="float">
            <text:p>0.52726155</text:p>
          </table:table-cell>
          <table:table-cell table:formula="of:=[.B179]-[.C179]" office:value-type="float" office:value="0.67273845" calcext:value-type="float">
            <text:p>0.67273845</text:p>
          </table:table-cell>
          <table:table-cell table:style-name="ce4" office:value-type="float" office:value="0.52727292" calcext:value-type="float">
            <text:p>0.52727292</text:p>
          </table:table-cell>
          <table:table-cell table:formula="of:=[.B179]-[.E179]" office:value-type="float" office:value="0.67272708" calcext:value-type="float">
            <text:p>0.67272708</text:p>
          </table:table-cell>
          <table:table-cell table:style-name="ce4" office:value-type="float" office:value="1.11942273" calcext:value-type="float">
            <text:p>1.11942273</text:p>
          </table:table-cell>
          <table:table-cell table:formula="of:=[.B179]-[.G179]" office:value-type="float" office:value="0.08057727" calcext:value-type="float">
            <text:p>0.08057727</text:p>
          </table:table-cell>
          <table:table-cell office:value-type="float" office:value="1.13177077" calcext:value-type="float">
            <text:p>1.13177077</text:p>
          </table:table-cell>
          <table:table-cell table:formula="of:=[.B179]-[.I179]" office:value-type="float" office:value="0.06822923" calcext:value-type="float">
            <text:p>0.06822923</text:p>
          </table:table-cell>
          <table:table-cell table:style-name="ce4" office:value-type="float" office:value="1.11941834" calcext:value-type="float">
            <text:p>1.11941834</text:p>
          </table:table-cell>
          <table:table-cell table:formula="of:=[.B179]-[.K179]" office:value-type="float" office:value="0.08058166" calcext:value-type="float">
            <text:p>0.08058166</text:p>
          </table:table-cell>
          <table:table-cell table:style-name="ce4" office:value-type="float" office:value="1.2" calcext:value-type="float">
            <text:p>1.2</text:p>
          </table:table-cell>
          <table:table-cell table:formula="of:=[.B179]-[.M179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933312" calcext:value-type="float">
            <text:p>0.00933312</text:p>
          </table:table-cell>
          <table:table-cell table:formula="of:=[.B180]-[.C180]" office:value-type="float" office:value="-0.00933312" calcext:value-type="float">
            <text:p>-0.00933312</text:p>
          </table:table-cell>
          <table:table-cell table:style-name="ce4" office:value-type="float" office:value="0.00928668" calcext:value-type="float">
            <text:p>0.00928668</text:p>
          </table:table-cell>
          <table:table-cell table:formula="of:=[.B180]-[.E180]" office:value-type="float" office:value="-0.00928668" calcext:value-type="float">
            <text:p>-0.00928668</text:p>
          </table:table-cell>
          <table:table-cell table:style-name="ce4" office:value-type="float" office:value="-0.00029034" calcext:value-type="float">
            <text:p>-0.00029034</text:p>
          </table:table-cell>
          <table:table-cell table:formula="of:=[.B180]-[.G180]" office:value-type="float" office:value="0.00029034" calcext:value-type="float">
            <text:p>0.00029034</text:p>
          </table:table-cell>
          <table:table-cell office:value-type="float" office:value="-0.00132028" calcext:value-type="float">
            <text:p>-0.00132028</text:p>
          </table:table-cell>
          <table:table-cell table:formula="of:=[.B180]-[.I180]" office:value-type="float" office:value="0.00132028" calcext:value-type="float">
            <text:p>0.00132028</text:p>
          </table:table-cell>
          <table:table-cell table:style-name="ce4" office:value-type="float" office:value="-0.00028097" calcext:value-type="float">
            <text:p>-0.00028097</text:p>
          </table:table-cell>
          <table:table-cell table:formula="of:=[.B180]-[.K180]" office:value-type="float" office:value="0.00028097" calcext:value-type="float">
            <text:p>0.00028097</text:p>
          </table:table-cell>
          <table:table-cell table:style-name="ce4" office:value-type="float" office:value="0" calcext:value-type="float">
            <text:p>0</text:p>
          </table:table-cell>
          <table:table-cell table:formula="of:=[.B180]-[.M180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30393" calcext:value-type="float">
            <text:p>0.00030393</text:p>
          </table:table-cell>
          <table:table-cell table:formula="of:=[.B181]-[.C181]" office:value-type="float" office:value="-0.00030393" calcext:value-type="float">
            <text:p>-0.00030393</text:p>
          </table:table-cell>
          <table:table-cell table:style-name="ce4" office:value-type="float" office:value="0.00030392" calcext:value-type="float">
            <text:p>0.00030392</text:p>
          </table:table-cell>
          <table:table-cell table:formula="of:=[.B181]-[.E181]" office:value-type="float" office:value="-0.00030392" calcext:value-type="float">
            <text:p>-0.00030392</text:p>
          </table:table-cell>
          <table:table-cell table:style-name="ce4" office:value-type="float" office:value="0.00014531" calcext:value-type="float">
            <text:p>0.00014531</text:p>
          </table:table-cell>
          <table:table-cell table:formula="of:=[.B181]-[.G181]" office:value-type="float" office:value="-0.00014531" calcext:value-type="float">
            <text:p>-0.00014531</text:p>
          </table:table-cell>
          <table:table-cell office:value-type="float" office:value="0.00045474" calcext:value-type="float">
            <text:p>0.00045474</text:p>
          </table:table-cell>
          <table:table-cell table:formula="of:=[.B181]-[.I181]" office:value-type="float" office:value="-0.00045474" calcext:value-type="float">
            <text:p>-0.00045474</text:p>
          </table:table-cell>
          <table:table-cell table:style-name="ce4" office:value-type="float" office:value="0.00014531" calcext:value-type="float">
            <text:p>0.00014531</text:p>
          </table:table-cell>
          <table:table-cell table:formula="of:=[.B181]-[.K181]" office:value-type="float" office:value="-0.00014531" calcext:value-type="float">
            <text:p>-0.00014531</text:p>
          </table:table-cell>
          <table:table-cell table:style-name="ce4" office:value-type="float" office:value="0" calcext:value-type="float">
            <text:p>0</text:p>
          </table:table-cell>
          <table:table-cell table:formula="of:=[.B181]-[.M181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table:style-name="ce4" office:value-type="float" office:value="-0.01608057" calcext:value-type="float">
            <text:p>-0.01608057</text:p>
          </table:table-cell>
          <table:table-cell table:formula="of:=[.B182]-[.C182]" office:value-type="float" office:value="-0.15391943" calcext:value-type="float">
            <text:p>-0.15391943</text:p>
          </table:table-cell>
          <table:table-cell table:style-name="ce4" office:value-type="float" office:value="-0.01608022" calcext:value-type="float">
            <text:p>-0.01608022</text:p>
          </table:table-cell>
          <table:table-cell table:formula="of:=[.B182]-[.E182]" office:value-type="float" office:value="-0.15391978" calcext:value-type="float">
            <text:p>-0.15391978</text:p>
          </table:table-cell>
          <table:table-cell table:style-name="ce4" office:value-type="float" office:value="-0.09110868" calcext:value-type="float">
            <text:p>-0.09110868</text:p>
          </table:table-cell>
          <table:table-cell table:formula="of:=[.B182]-[.G182]" office:value-type="float" office:value="-0.07889132" calcext:value-type="float">
            <text:p>-0.07889132</text:p>
          </table:table-cell>
          <table:table-cell office:value-type="float" office:value="-0.0895996" calcext:value-type="float">
            <text:p>-0.0895996</text:p>
          </table:table-cell>
          <table:table-cell table:formula="of:=[.B182]-[.I182]" office:value-type="float" office:value="-0.0804004" calcext:value-type="float">
            <text:p>-0.0804004</text:p>
          </table:table-cell>
          <table:table-cell table:style-name="ce4" office:value-type="float" office:value="-0.09110904" calcext:value-type="float">
            <text:p>-0.09110904</text:p>
          </table:table-cell>
          <table:table-cell table:formula="of:=[.B182]-[.K182]" office:value-type="float" office:value="-0.07889096" calcext:value-type="float">
            <text:p>-0.07889096</text:p>
          </table:table-cell>
          <table:table-cell table:style-name="ce4" office:value-type="float" office:value="-0.17" calcext:value-type="float">
            <text:p>-0.17</text:p>
          </table:table-cell>
          <table:table-cell table:formula="of:=[.B182]-[.M182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83]-[.C183]" office:value-type="float" office:value="0.00263153" calcext:value-type="float">
            <text:p>0.00263153</text:p>
          </table:table-cell>
          <table:table-cell table:style-name="ce4" office:value-type="float" office:value="-0.00031153" calcext:value-type="float">
            <text:p>-0.00031153</text:p>
          </table:table-cell>
          <table:table-cell table:formula="of:=[.B183]-[.E183]" office:value-type="float" office:value="0.00263153" calcext:value-type="float">
            <text:p>0.00263153</text:p>
          </table:table-cell>
          <table:table-cell table:style-name="ce4" office:value-type="float" office:value="0.00855274" calcext:value-type="float">
            <text:p>0.00855274</text:p>
          </table:table-cell>
          <table:table-cell table:formula="of:=[.B183]-[.G183]" office:value-type="float" office:value="-0.00623274" calcext:value-type="float">
            <text:p>-0.00623274</text:p>
          </table:table-cell>
          <table:table-cell office:value-type="float" office:value="0.01010467" calcext:value-type="float">
            <text:p>0.01010467</text:p>
          </table:table-cell>
          <table:table-cell table:formula="of:=[.B183]-[.I183]" office:value-type="float" office:value="-0.00778467" calcext:value-type="float">
            <text:p>-0.00778467</text:p>
          </table:table-cell>
          <table:table-cell table:style-name="ce4" office:value-type="float" office:value="0.0085527" calcext:value-type="float">
            <text:p>0.0085527</text:p>
          </table:table-cell>
          <table:table-cell table:formula="of:=[.B183]-[.K183]" office:value-type="float" office:value="-0.0062327" calcext:value-type="float">
            <text:p>-0.0062327</text:p>
          </table:table-cell>
          <table:table-cell table:style-name="ce4" office:value-type="float" office:value="0.00232" calcext:value-type="float">
            <text:p>0.00232</text:p>
          </table:table-cell>
          <table:table-cell table:formula="of:=[.B183]-[.M183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14926" calcext:value-type="float">
            <text:p>-0.00014926</text:p>
          </table:table-cell>
          <table:table-cell table:formula="of:=[.B184]-[.C184]" office:value-type="float" office:value="0.00014926" calcext:value-type="float">
            <text:p>0.00014926</text:p>
          </table:table-cell>
          <table:table-cell table:style-name="ce4" office:value-type="float" office:value="-0.00014927" calcext:value-type="float">
            <text:p>-0.00014927</text:p>
          </table:table-cell>
          <table:table-cell table:formula="of:=[.B184]-[.E184]" office:value-type="float" office:value="0.00014927" calcext:value-type="float">
            <text:p>0.00014927</text:p>
          </table:table-cell>
          <table:table-cell table:style-name="ce4" office:value-type="float" office:value="-0.00015098" calcext:value-type="float">
            <text:p>-0.00015098</text:p>
          </table:table-cell>
          <table:table-cell table:formula="of:=[.B184]-[.G184]" office:value-type="float" office:value="0.00015098" calcext:value-type="float">
            <text:p>0.00015098</text:p>
          </table:table-cell>
          <table:table-cell office:value-type="float" office:value="-0.00044759" calcext:value-type="float">
            <text:p>-0.00044759</text:p>
          </table:table-cell>
          <table:table-cell table:formula="of:=[.B184]-[.I184]" office:value-type="float" office:value="0.00044759" calcext:value-type="float">
            <text:p>0.00044759</text:p>
          </table:table-cell>
          <table:table-cell table:style-name="ce4" office:value-type="float" office:value="-0.00015098" calcext:value-type="float">
            <text:p>-0.00015098</text:p>
          </table:table-cell>
          <table:table-cell table:formula="of:=[.B184]-[.K184]" office:value-type="float" office:value="0.00015098" calcext:value-type="float">
            <text:p>0.00015098</text:p>
          </table:table-cell>
          <table:table-cell table:style-name="ce4" office:value-type="float" office:value="0" calcext:value-type="float">
            <text:p>0</text:p>
          </table:table-cell>
          <table:table-cell table:formula="of:=[.B184]-[.M184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44167" calcext:value-type="float">
            <text:p>0.00044167</text:p>
          </table:table-cell>
          <table:table-cell table:formula="of:=[.B185]-[.C185]" office:value-type="float" office:value="-0.00044167" calcext:value-type="float">
            <text:p>-0.00044167</text:p>
          </table:table-cell>
          <table:table-cell table:style-name="ce4" office:value-type="float" office:value="0.00044206" calcext:value-type="float">
            <text:p>0.00044206</text:p>
          </table:table-cell>
          <table:table-cell table:formula="of:=[.B185]-[.E185]" office:value-type="float" office:value="-0.00044206" calcext:value-type="float">
            <text:p>-0.00044206</text:p>
          </table:table-cell>
          <table:table-cell table:style-name="ce4" office:value-type="float" office:value="0.00051038" calcext:value-type="float">
            <text:p>0.00051038</text:p>
          </table:table-cell>
          <table:table-cell table:formula="of:=[.B185]-[.G185]" office:value-type="float" office:value="-0.00051038" calcext:value-type="float">
            <text:p>-0.00051038</text:p>
          </table:table-cell>
          <table:table-cell office:value-type="float" office:value="-0.00022717" calcext:value-type="float">
            <text:p>-0.00022717</text:p>
          </table:table-cell>
          <table:table-cell table:formula="of:=[.B185]-[.I185]" office:value-type="float" office:value="0.00022717" calcext:value-type="float">
            <text:p>0.00022717</text:p>
          </table:table-cell>
          <table:table-cell table:style-name="ce4" office:value-type="float" office:value="0.00050942" calcext:value-type="float">
            <text:p>0.00050942</text:p>
          </table:table-cell>
          <table:table-cell table:formula="of:=[.B185]-[.K185]" office:value-type="float" office:value="-0.00050942" calcext:value-type="float">
            <text:p>-0.00050942</text:p>
          </table:table-cell>
          <table:table-cell table:style-name="ce4" office:value-type="float" office:value="0" calcext:value-type="float">
            <text:p>0</text:p>
          </table:table-cell>
          <table:table-cell table:formula="of:=[.B185]-[.M185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table:style-name="ce4" office:value-type="float" office:value="0.00267676" calcext:value-type="float">
            <text:p>0.00267676</text:p>
          </table:table-cell>
          <table:table-cell table:formula="of:=[.B186]-[.C186]" office:value-type="float" office:value="0.00028324" calcext:value-type="float">
            <text:p>0.00028324</text:p>
          </table:table-cell>
          <table:table-cell table:style-name="ce4" office:value-type="float" office:value="0.00266739" calcext:value-type="float">
            <text:p>0.00266739</text:p>
          </table:table-cell>
          <table:table-cell table:formula="of:=[.B186]-[.E186]" office:value-type="float" office:value="0.00029261" calcext:value-type="float">
            <text:p>0.00029261</text:p>
          </table:table-cell>
          <table:table-cell table:style-name="ce4" office:value-type="float" office:value="0.0127677" calcext:value-type="float">
            <text:p>0.0127677</text:p>
          </table:table-cell>
          <table:table-cell table:formula="of:=[.B186]-[.G186]" office:value-type="float" office:value="-0.0098077" calcext:value-type="float">
            <text:p>-0.0098077</text:p>
          </table:table-cell>
          <table:table-cell office:value-type="float" office:value="0.01257292" calcext:value-type="float">
            <text:p>0.01257292</text:p>
          </table:table-cell>
          <table:table-cell table:formula="of:=[.B186]-[.I186]" office:value-type="float" office:value="-0.00961292" calcext:value-type="float">
            <text:p>-0.00961292</text:p>
          </table:table-cell>
          <table:table-cell table:style-name="ce4" office:value-type="float" office:value="0.01277243" calcext:value-type="float">
            <text:p>0.01277243</text:p>
          </table:table-cell>
          <table:table-cell table:formula="of:=[.B186]-[.K186]" office:value-type="float" office:value="-0.00981243" calcext:value-type="float">
            <text:p>-0.00981243</text:p>
          </table:table-cell>
          <table:table-cell table:style-name="ce4" office:value-type="float" office:value="0.00296" calcext:value-type="float">
            <text:p>0.00296</text:p>
          </table:table-cell>
          <table:table-cell table:formula="of:=[.B186]-[.M186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87]-[.C187]" office:value-type="float" office:value="-0.00024831" calcext:value-type="float">
            <text:p>-0.00024831</text:p>
          </table:table-cell>
          <table:table-cell table:style-name="ce4" office:value-type="float" office:value="0.00024831" calcext:value-type="float">
            <text:p>0.00024831</text:p>
          </table:table-cell>
          <table:table-cell table:formula="of:=[.B187]-[.E187]" office:value-type="float" office:value="-0.00024831" calcext:value-type="float">
            <text:p>-0.00024831</text:p>
          </table:table-cell>
          <table:table-cell table:style-name="ce4" office:value-type="float" office:value="0.00023637" calcext:value-type="float">
            <text:p>0.00023637</text:p>
          </table:table-cell>
          <table:table-cell table:formula="of:=[.B187]-[.G187]" office:value-type="float" office:value="-0.00023637" calcext:value-type="float">
            <text:p>-0.00023637</text:p>
          </table:table-cell>
          <table:table-cell office:value-type="float" office:value="-0.00036591" calcext:value-type="float">
            <text:p>-0.00036591</text:p>
          </table:table-cell>
          <table:table-cell table:formula="of:=[.B187]-[.I187]" office:value-type="float" office:value="0.00036591" calcext:value-type="float">
            <text:p>0.00036591</text:p>
          </table:table-cell>
          <table:table-cell table:style-name="ce4" office:value-type="float" office:value="0.00023637" calcext:value-type="float">
            <text:p>0.00023637</text:p>
          </table:table-cell>
          <table:table-cell table:formula="of:=[.B187]-[.K187]" office:value-type="float" office:value="-0.00023637" calcext:value-type="float">
            <text:p>-0.00023637</text:p>
          </table:table-cell>
          <table:table-cell table:style-name="ce4" office:value-type="float" office:value="0" calcext:value-type="float">
            <text:p>0</text:p>
          </table:table-cell>
          <table:table-cell table:formula="of:=[.B187]-[.M187]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table:style-name="ce4" office:value-type="float" office:value="0.00156498" calcext:value-type="float">
            <text:p>0.00156498</text:p>
          </table:table-cell>
          <table:table-cell table:formula="of:=[.B188]-[.C188]" office:value-type="float" office:value="-0.00020498" calcext:value-type="float">
            <text:p>-0.00020498</text:p>
          </table:table-cell>
          <table:table-cell table:style-name="ce4" office:value-type="float" office:value="0.0015556" calcext:value-type="float">
            <text:p>0.0015556</text:p>
          </table:table-cell>
          <table:table-cell table:formula="of:=[.B188]-[.E188]" office:value-type="float" office:value="-0.0001956" calcext:value-type="float">
            <text:p>-0.0001956</text:p>
          </table:table-cell>
          <table:table-cell table:style-name="ce4" office:value-type="float" office:value="0.00305717" calcext:value-type="float">
            <text:p>0.00305717</text:p>
          </table:table-cell>
          <table:table-cell table:formula="of:=[.B188]-[.G188]" office:value-type="float" office:value="-0.00169717" calcext:value-type="float">
            <text:p>-0.00169717</text:p>
          </table:table-cell>
          <table:table-cell office:value-type="float" office:value="0.00319372" calcext:value-type="float">
            <text:p>0.00319372</text:p>
          </table:table-cell>
          <table:table-cell table:formula="of:=[.B188]-[.I188]" office:value-type="float" office:value="-0.00183372" calcext:value-type="float">
            <text:p>-0.00183372</text:p>
          </table:table-cell>
          <table:table-cell table:style-name="ce4" office:value-type="float" office:value="0.00306195" calcext:value-type="float">
            <text:p>0.00306195</text:p>
          </table:table-cell>
          <table:table-cell table:formula="of:=[.B188]-[.K188]" office:value-type="float" office:value="-0.00170195" calcext:value-type="float">
            <text:p>-0.00170195</text:p>
          </table:table-cell>
          <table:table-cell table:style-name="ce4" office:value-type="float" office:value="0.00136" calcext:value-type="float">
            <text:p>0.00136</text:p>
          </table:table-cell>
          <table:table-cell table:formula="of:=[.B188]-[.M188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L4:Sheet1.L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6:10:26.995696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3-22T15:55:55.287260003</dc:date>
    <meta:editing-duration>PT23H38M51S</meta:editing-duration>
    <meta:editing-cycles>25</meta:editing-cycles>
    <meta:generator>LibreOffice/4.2.8.2$Linux_X86_64 LibreOffice_project/420m0$Build-2</meta:generator>
    <meta:document-statistic meta:table-count="1" meta:cell-count="2368" meta:object-count="0"/>
  </office:meta>
</office:document-meta>
</file>